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536.74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15.6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14.61pt"/>
    </style:style>
    <style:style style:name="co6" style:family="table-column">
      <style:table-column-properties fo:break-before="auto" style:column-width="26.45pt"/>
    </style:style>
    <style:style style:name="co7" style:family="table-column">
      <style:table-column-properties fo:break-before="auto" style:column-width="200.69pt"/>
    </style:style>
    <style:style style:name="co8" style:family="table-column">
      <style:table-column-properties fo:break-before="auto" style:column-width="20.3pt"/>
    </style:style>
    <style:style style:name="co9" style:family="table-column">
      <style:table-column-properties fo:break-before="auto" style:column-width="93.4pt"/>
    </style:style>
    <style:style style:name="co10" style:family="table-column">
      <style:table-column-properties fo:break-before="auto" style:column-width="304.16pt"/>
    </style:style>
    <style:style style:name="co11" style:family="table-column">
      <style:table-column-properties fo:break-before="auto" style:column-width="180.6pt"/>
    </style:style>
    <style:style style:name="co12" style:family="table-column">
      <style:table-column-properties fo:break-before="auto" style:column-width="77.95pt"/>
    </style:style>
    <style:style style:name="co13" style:family="table-column">
      <style:table-column-properties fo:break-before="auto" style:column-width="74.86pt"/>
    </style:style>
    <style:style style:name="co14" style:family="table-column">
      <style:table-column-properties fo:break-before="auto" style:column-width="8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lib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klībabālavṛddhāṅganāday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āḥ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kitsakāturakruddhaklībaraṅgopajīvinām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īnaaṅgaṃvyādhitaṃklībaṃvṛṣaṃvipronavāhaye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ṣayānlabhatelokānyadiklībaṃnabhāṣat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ṣṭemṛtepravrajiteklībecapatitepatau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oduḥkhīcakuṣṭhīcasaptajanmānivainar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ḥ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lbhaklībahoḍebhyaḥ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lība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klībat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klībāyat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klīb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klībā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pralāpaceṣṭitai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varṇarahitaiḥ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lībadīrghaiḥ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naklībapatitanāstikatadvṛttivīrahāgredidhiṣupatistrīgrāmayājakājāpālotsṛṣṭāgnimadyapakucarakūṭasākṣiprātihārikān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ḍaklībau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kāruṇyatāṃ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o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lībai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kāryeṣu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lībacarito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lībavidvacchuciraśmidhāraṃ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jīvikā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va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ā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āś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sya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klīb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iklībaṃ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tv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vad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vat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yituṃ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tarairiv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ib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ścarasthiradviḥsvabhāvakāḥ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ibau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śc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itaklībajaṭilamattavāntauṣadhādibhiḥ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āścaiv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hī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rasvatrayaklībasarvarahitasvarasaṃyutam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bhirhrasvatrayaklībarahitaiḥ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ṃ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klībaṃ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ib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ā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s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āndhabadhir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klībabālakānā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tvam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āya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raṅgāvatāriṇā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puṃso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māsthān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mutpāt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māpīn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ikaśeṣanirdeśo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īrṣyālu^pūti^cokṣa^klība^dīrghasūtra^kāpuruṣa^kubja^vāmana^virūpa^maṇikār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pad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ibebhy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ib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irbhāvyaṃ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onmatt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ānāṃ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onmattapramohitai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aparopakārakaraṇaklībāṃ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īrṣyālupūticokṣaklībadīrghasūtrakāpuruṣakubjavāman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āvyayatv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ṛṇakāṣṭhabhāralavaṇāsthimattonmattaklībāhidarśana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bhāvam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dharmaṃ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[kklībāś]^acalasauhṛdā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^strī^puruṣ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es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lībāṃ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m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lībarūpāṃ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o^api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ś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lībabhāv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āsu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enābuddhināp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klībe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tā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ūragrahaiḥsubalibhirvibalaiścasaumyaiḥklībecatuṣṭayagatetadavekṣaṇādv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ugmaojaṛkṣagatāvapiinduśaśijaubhūmyātmajenaīkṣitaupumbhāvesitalagnaśītakiraṇāḥṣaṭklībayogāḥsmṛtā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ārvaṅgaḥpriyavākprabhakṣaṇarucirgītapriyonṛtyavitklībairyātiratiṃsamunnatanasaścandretṛtīyaṛkṣag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nobhoktāpaṇḍitaāḍhyonarendraḥklībaḥśūroviṣṭikṛddāsavṛtti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ātkāpaṭīklībasamāsatīcabaudheguṇaāḍhyāpravikīrṇakām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[[aṃ]]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ikavacanāntatven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tvamārṣam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tāt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yaśalyaśalākāviṣonmādaklībajarākumāracikitsānipuṇā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kutsite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lībasaṃnyāsinoścānnaṃ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ktaklībavacanaṃ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mivāṅganā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ibhīrumatiklībaṃ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ṛṇaklībatām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abdhamaklībamadīrghasūtraṃ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mahārathau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rpāsauṣadhakṛṣṇadhānyalavaṇaklībāsthitailaṃ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ocitāṃ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napatitaklīb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ena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patitau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ādīnā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klībhavanty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gnaśuklaklībaandhaśyāvadantakuṣṭhikunakhivarja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m^patita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unmattapatitās^c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araṇam^klībaunmattānā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unmattān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mavyaya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salayaklībāṃ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enābhyarthitā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istrapākṛdbāhuśālinām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tāṃ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vadbhayāt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lībacittaḥ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laivamaklībaḥ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ṛsiṃhanādavitrastabhagnaklībāsurākulaḥ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āyase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rājyamivākrāntaṃ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mānaḥ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klībapad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ṛddhabālābalaklībabhīrūn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ṃstrīklībā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krūraśvapākānā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malpāyur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iklībādyapatyajanakatven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vyādhitayor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hajaḍaklībavyasanivyādhitaādīṃś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lībayā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sādhanaḥ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ām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citten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katthanam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īnaklībakuśīlavā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sattva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arasaparibhogaklībavaktrāravinda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āthakṛpaṇaklībāturebhy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janābhipannaṃ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cetasāṃ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avanapatanaduḥkhaklībalolekṣaṇa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tāmiyāt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sattvaḥ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tama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āni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śarīrabhājā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teṣyate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vagalbhaklībahoḍebhy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t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āyat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uklībhavati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libādi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syāputriṇo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āvyay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ikavacanaṃ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ntam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iranālīḍhaṃ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āv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tvād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eṣvapi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āvanāthakṛpaṇaklībāturebhy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ākṛtirivocyat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syev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vartin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syevāstrakauśalam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taiv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eṣu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rūpā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taraṃ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rūpaṃ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ībaveṣeṇa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lībatayā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uraklībasy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ātsvamora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ādauṅ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ādanayo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ebhy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tv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ā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lībavidvaccvidyuc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bdhakaśrotriyācārahīnaklībakuśīlavā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itaklībācikitsyarogavikalās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aṇaklībāsavanapuṃsakakārpāsarajjunigaḍamuktakeśāṃś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ībapralāpapraceṣṭitairupanyastaiḥ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:.B196])" office:value-type="float" office:value="416" calcext:value-type="float">
            <text:p>416</text:p>
          </table:table-cell>
          <table:table-cell table:formula="of:=SUM([.C1:.C196])" office:value-type="float" office:value="16" calcext:value-type="float">
            <text:p>16</text:p>
          </table:table-cell>
          <table:table-cell table:formula="of:=SUM([.D1:.D196])" office:value-type="float" office:value="0" calcext:value-type="float">
            <text:p>0</text:p>
          </table:table-cell>
          <table:table-cell table:formula="of:=SUM([.E1:.E196])" office:value-type="float" office:value="4" calcext:value-type="float">
            <text:p>4</text:p>
          </table:table-cell>
          <table:table-cell table:formula="of:=SUM([.F1:.F196])" office:value-type="float" office:value="0" calcext:value-type="float">
            <text:p>0</text:p>
          </table:table-cell>
          <table:table-cell table:formula="of:=SUM([.G1:.G196])" office:value-type="float" office:value="20" calcext:value-type="float">
            <text:p>20</text:p>
          </table:table-cell>
          <table:table-cell table:formula="of:=SUM([.H1:.H196])" office:value-type="float" office:value="91" calcext:value-type="float">
            <text:p>91</text:p>
          </table:table-cell>
          <table:table-cell table:formula="of:=SUM([.I1:.I196])" office:value-type="float" office:value="46" calcext:value-type="float">
            <text:p>46</text:p>
          </table:table-cell>
          <table:table-cell table:formula="of:=SUM([.J1:.J196])" office:value-type="float" office:value="7" calcext:value-type="float">
            <text:p>7</text:p>
          </table:table-cell>
          <table:table-cell table:formula="of:=SUM([.K1:.K196])" office:value-type="float" office:value="57" calcext:value-type="float">
            <text:p>57</text:p>
          </table:table-cell>
          <table:table-cell table:formula="of:=SUM([.L1:.L196])" office:value-type="float" office:value="173" calcext:value-type="float">
            <text:p>173</text:p>
          </table:table-cell>
        </table:table-row>
      </table:table>
      <table:table table:name="napumsaka" table:style-name="ta1"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irnapuṃsakaṃ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vivarjitāḥ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e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napuṃsakam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trīpuṃnapuṃsakāni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apuṃsakasya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apuṃsakena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sya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napuṃsakāt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napuṃsakopasarjanahrasvatvam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apuṃsakahrasvākṛtsārvadhātukanāmidīrgheṣu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apuṃsakahrasvatve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apuṃsakatvena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apuṃsakaliṅgam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unnapuṃsakataḥ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āttvanapuṃsakopasarjanahrasvatvāni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rīnapuṃsakaliṅgasy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liṅgasya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apuṃsakaliṅgaḥ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aśudvandvanapuṃsakam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śudvandvanapuṃsakasy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śudvandvanapuṃsakaprasaṅg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tvam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apuṃsakaikavacane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puṃsakaikavacanekartavya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īnapuṃsakayoḥ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apuṃsakaliṅge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trīnapuṃsakaliṅgā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tvā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liṅgatvā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nnapuṃsakaliṅgā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liṅgatā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bhyāsohāmbārthanadīnapuṃsakopasarjanahrasvatvāni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bārthanadīnapuṃsakopasarjanahrasvatvāni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hyāsohāmbārthanadīnapuṃsakopasarjanagrahaṇen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nirdeśaḥ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apuṃsakagrahaṇam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apuṃsakādeśebhyaḥ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puṃsakādeśānā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svar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ānām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napuṃsakena=ekavat=a=asya=nyatarasyā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apuṃsakam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apuṃsaks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āt=chandasi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āt=anytarasyā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tvaṃ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rahitakāmabījasahitaiḥ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rahitaṣaḍdīrghasvaraiḥ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āḥ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urasthanapuṃsakādīnāṃ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śabdasiddharūpaṃ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ādrūpābhāvānnapuṃsakā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kaśilāyāntu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īpunnapuṃsakaṃ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ṃ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trīpuṃnapuṃsakatvena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īpunnapuṃsakā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dyāstrīpunnapuṃsakā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nnapuṃsakaṃ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strīliṅgayośc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prayogaḥ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puṃsakasyābhidhānāt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puṃsakacatuṣṭayam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vyaktyā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śyāceṭanapuṃsakaviṭadhūrtā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strīliṅgayoḥ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īpuṃnapuṃsakātmānast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ṃstrīnapuṃsakātmakam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īpuṃnapuṃsakātmāno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&amp;g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yānnapuṃsakam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apuṃsakānīti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īpuṃnapuṃsakā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īpuṃnapuṃsakaṃ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rīpuṃnapuṃsakaiś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devāpradhānaliṅgavaśānnapuṃsakaikavacanāntatayohya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ṃstrīnapuṃsakalakṣaṇ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īpuṃnapuṃsakāścaiv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ḥ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apuṃsakā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padanirdiṣṭasy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liṅgena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apuṃsakaliṅgatopapatti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ā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nsakaṃ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apuṃsakennaikavac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apuṃsakenaikav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liṅgamiti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ṃnapuṃsakam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uṃnapuṃsakau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nnapuṃsakayor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īnapuṃsakayorviśv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nnapuṃsakam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'napuṃsakamanapuṃsakene'ti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apuṃsakenaekavaccaasyaanyatarasyām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puṃsakāc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apuṃsakād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abhrāṇnapānnavedānāsatyānamucinakulanakhanapuṃsakanakṣatranakranākeṣu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puṃsakasaṃjñ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trīpunnapuṃsakāst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}napuṃsakaliṅgatacchabdaparāmarśārh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īpunnapuṃsakaliṅgebhyas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liṅgaśabdaprayog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mudāhṛtam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{napuṃsaka}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īpuṃnapuṃsake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apuṃsakatvavat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liṅgamantrārth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ṃsastrīnapuṃsakā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brahmaśabden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&amp;ltnapuṃsak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ṃstrīnapuṃsakāścait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āstvalpavīryā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mṛtisteṣā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ṃstrīnapuṃsakāś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{napuṃsak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atsyānnapuṃsaka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manasikārā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īpuruṣanapuṃsakakathāyogānuyogamanuyuktā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opapattiḥ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puṃsakatvābhāvaśchāndas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o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mānyannapuṃsako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māṃstasmānnapuṃsako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napuṃsaka]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tve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ūta^napuṃsaka^hāsyajña^bhūtatantra^indrajāla^jñā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āsyajña^dūta^kavi^bāla^napuṃsakānā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^ākhy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ir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uṃ^strī^napuṃsaka^ākhy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ṃ^strī^napuṃsakāḥ[kstrīpunnapuṃsakāḥ]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nnapuṃsakayorupamānopameyayorliṅgabhedaḥ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īpuṃnapuṃsakam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dhasūryasutaunapuṃsakaākhauśaśiśukrauyuvatīnarāścaśeṣā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iḥ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vācī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ṃnapuṃsakaliṅgayoḥ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rasthanapuṃsakaḥ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ṃnapuṃsakayoraniyamaḥ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mid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ch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tvānupapatteḥ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puṃsakam'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mityanuśāsanā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tvamiti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puṃsakasyaiv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ikavacanadyotitasy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puṃsakaikavacanen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puṃsakapravādasy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īpuṃnapuṃsakatvaṃ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ūpaparatvānnapuṃsakaliṅg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śeṣasaṃgrah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nnapuṃsakayo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nnapuṃsakaśeṣasaṃgrah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īnapuṃsakayorbhāvakriyayo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īnapuṃsakaśeṣasaṃgrah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siṅgo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āvattamapaśyannapuṃsakam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āy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āyāhaṃ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ībhūto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nibho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īpuṃnapuṃsakādayo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nirdeśe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liṃ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liṃg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liṃgatā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īpunnapuṃsakākāro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tā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dharmitvā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nutasyāpatyamityekavacananapuṃsakābhyā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miti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grahaṇamsy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tyanapuṃsakatvārth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yamnapuṃsakamanapuṃsakenaityanayorbhāṣy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tvābhāvā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syaiti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grahaṇ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damsvamornapuṃsakātityatr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īnapuṃsakapuṃrūp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liṅgarūpavyaktiviśeṣāt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yaktanirdeśānnapuṃsakatā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ḥvdh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guṇāntasthaṃ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u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liṅgaṃ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apuṃsakaliṅg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ṃstvanapuṃsakatve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ādhivacanakuśal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hāvapradhānanirdeśānnapuṃsakatvamavagantavyam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karm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tvapracchādana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ṃstrīnapuṃsak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īpumnapuṃsakāni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anapuṃsakamātrakṛt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napuṃsaken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apuṃsaken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īliṅgapuṃliṅganapuṃsakāni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apuṃsakaliṅgānā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apuṃsak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liṅgo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apuṃsakaliṅgā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asantānnapuṃsakācchandasi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āliṅganirdeś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mavivakṣita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vācini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alākṛtirnapuṃsak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ānā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āśray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īnapuṃsakayor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liṅgatvaṃ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nāmnyastredhāvihitāny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nāmāni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nānnapuṃsakaṃ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liṅgaprayog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prayog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ṇḍhanapuṃsakā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īpuṃnapuṃsakānāṃ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smātkasmātstrīpuṃnapuṃsaka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īpuṃnapuṃsakapada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trīpuṃnapuṃsakapada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ḍnapuṃsakasy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ṃnapuṃsakaṃ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napuṃsakayostathā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padaṃ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eṣu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āś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ātrāditvānnapuṃsaka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prayog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ameveda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ryātpuruṣastrīnapuṃsakaiḥ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padenāpi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ruṣastrīnapuṃsake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st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ruṣastrīnapuṃsakaiḥ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ṃstrīnapuṃsakā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ṃnapuṃsakami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īpuṃnapuṃsakavyavasthānataḥ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ḍanapuṃsakasy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hājantanapuṃsakaliṅgā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puṃsakācc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vamornapuṃsakā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tyajantanapuṃsakaliṅgā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lantanapuṃsakaliṅgāḥ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puṃsakādanyatarasyā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varaviṣavyādhistrīpuruṣanapuṃsakasukṛtarūpavikṛtarūpadasyujihmacaurāḥ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svabhāv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ruṣanapuṃsakātmakaḥ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manapuṃsakeneti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vaṇaklībāsavanapuṃsakakārpāsarajjunigaḍamuktakeśāṃś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mānnapuṃsakaṃ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puṃsakaikaśeṣaikavadbhāvau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style-name="ce3" table:formula="of:=SUM([.B1:.B255])" office:value-type="float" office:value="692" calcext:value-type="float">
            <text:p>692</text:p>
          </table:table-cell>
          <table:table-cell table:style-name="ce3" table:formula="of:=SUM([.C1:.C255])" office:value-type="float" office:value="16" calcext:value-type="float">
            <text:p>16</text:p>
          </table:table-cell>
          <table:table-cell table:style-name="ce3" table:formula="of:=SUM([.D1:.D255])" office:value-type="float" office:value="0" calcext:value-type="float">
            <text:p>0</text:p>
          </table:table-cell>
          <table:table-cell table:style-name="ce3" table:formula="of:=SUM([.E1:.E255])" office:value-type="float" office:value="28" calcext:value-type="float">
            <text:p>28</text:p>
          </table:table-cell>
          <table:table-cell table:style-name="ce3" table:formula="of:=SUM([.F1:.F255])" office:value-type="float" office:value="1" calcext:value-type="float">
            <text:p>1</text:p>
          </table:table-cell>
          <table:table-cell table:style-name="ce3" table:formula="of:=SUM([.G1:.G255])" office:value-type="float" office:value="19" calcext:value-type="float">
            <text:p>19</text:p>
          </table:table-cell>
          <table:table-cell table:style-name="ce3" table:formula="of:=SUM([.H1:.H255])" office:value-type="float" office:value="17" calcext:value-type="float">
            <text:p>17</text:p>
          </table:table-cell>
          <table:table-cell table:style-name="ce3" table:formula="of:=SUM([.I1:.I255])" office:value-type="float" office:value="36" calcext:value-type="float">
            <text:p>36</text:p>
          </table:table-cell>
          <table:table-cell table:style-name="ce3" table:formula="of:=SUM([.J1:.J255])" office:value-type="float" office:value="21" calcext:value-type="float">
            <text:p>21</text:p>
          </table:table-cell>
          <table:table-cell table:style-name="ce3" table:formula="of:=SUM([.K1:.K255])" office:value-type="float" office:value="52" calcext:value-type="float">
            <text:p>52</text:p>
          </table:table-cell>
          <table:table-cell table:style-name="ce3" table:formula="of:=SUM([.L1:.L255])" office:value-type="float" office:value="502" calcext:value-type="float">
            <text:p>502</text:p>
          </table:table-cell>
          <table:table-cell table:style-name="ce3"/>
        </table:table-row>
      </table:table>
      <table:table table:name="pandaka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ṇḍakān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vaparispandakāṣṭhādhirūḍheḥ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dāśaṅkānibandhanatathāvidhaparispandakīrtisandarśitasamudbhutatasaṃbhāvanānumānamāhātmyāt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vaśaṇḍhapaṇḍakādīni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kaḥ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īpuruṣapaṇḍakaḥ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puruṣapaṇḍakam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vaparispandakṛ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ṣāṇḍhapaṇḍakaavyañjanaubhayavyañjanatvadoṣaparihārārthaṃ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da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kṣapaṇḍakaḥ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saktapaṇḍakaḥ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īrṣyāpaṇḍakaḥ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patpaṇḍak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patpaṇḍakasy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doṣaṃ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opākhyānenodghāṭayati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kāryaputr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k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kādiṣ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ṣaṇḍapaṇḍakānā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ātipaṇḍakaḥ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secanakapaṇḍakaḥ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patpaṇḍakaśc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sy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en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āmānyaspandakevala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ndakārikā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pandakārikā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ṣaṇḍhapaṇḍakaḥ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ṅgulisphoṭasvaṅgaspandakarmāṇ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agandhavahaspandakandalīkṛtakautuk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ś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paṇḍakāśc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rakaścitpaṇḍakaupākhyānaudghātayatimugdhābhāryāabhidhīyatepaṇḍakāryaputr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ka^samprayog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bjavāmanapaṇḍakā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aṇḍakā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ṣaṇḍkapaṇḍakaṃ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nuṣagatikatvayausnapaṇḍakatāsiva[a]sevyasāntaratvamṛtatās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obhayavyañjanayoḥ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ṣaṇṇadṛpaṇḍakamātṛghātakāditīrthyatīrthyākrāntaka[ste]yasaṃvāsikanānāsaṃvāsikāsaṃvāsikaiḥ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aḥpurapālapaṇḍak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eh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paṇḍakatvaṃ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dūṣakāś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ṣaṇḍhapaṇḍakobhayavyañjanāḥ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ṣaṇḍhapaṇḍakāḥ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ṣaṇḍhapaṇḍakānāṃ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kṛtipaṇḍakaḥ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sekapaṇḍakaḥ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ūnapaṇḍakaś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ūnapaṇḍak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kṣapaṇḍakāday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ṣaṇḍhapaṇḍakā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ḥ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ṣaṇḍhapaṇḍakobhayavyaṃjanasaṃvartanīyaṃ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ṣaṇḍhapaṇḍakobhayavyaṃjanāśrayāṇā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aśrutenapaṇḍake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ṣpandakaraṇagrāmaḥ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ḥspandakṣobhit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andakaraṇ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katvaṃ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arispandakaracaraṇavadanakama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ispandakriyāṇā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ndakal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ḥspandakaraṇo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īśvaraparispandakriy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kobhayavyañjanānāmasaṃvarānantāryakuāśalamulasamucchedā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aṇḍhapaṇḍakobhayavyañjanānutarakauravāṃśc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aṇḍapaṇḍakobhayavyañjanottarakauravāpāyikānāṃ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aṇḍhapaṇḍakobhayavyañjanāśrayāṇāmaṣṭamādibhavānāṃ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syendriyasy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paṇḍakāś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ndakriy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sspandakiñjalkadalā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sspandakamal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sspandakumbhako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vanaspandakośātmarūpiṇī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hivanniṣpandakrūraḥ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ranimīlananiḥsahanispandakalā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spandakaṇṭhānanāḥ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ndāspandakṛtagrāsā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ṛstrīpaṇḍakaviṇmūtravaktrarandhreṃ'gajāta[kaṃ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nakāmasukhārthājñasvatantrāhaṃyupaṇḍakān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āś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ndrāmandirasaṃmadaparispandakandalitamanoharaḥ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puruṣapaṇḍakaṃ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śce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ṛstrīpaṇḍakāsteṣāṃ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puruṣapaṇḍakeṣ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paṇḍakayorgrahaṇaṃ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ṛstrīpaṇḍakā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ṛstrīpaṇḍakāḥ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puruṣapaṇḍakāḥ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paṇḍakayoranya[syā]śc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ṃ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lāṃgularohaṇaḥ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kāyaś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mudvāhy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ṇḍapaṇḍakānāṃ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SUM([.B1:.B106])" office:value-type="float" office:value="192" calcext:value-type="float">
            <text:p>192</text:p>
          </table:table-cell>
          <table:table-cell table:formula="of:=SUM([.C1:.C106])" office:value-type="float" office:value="12" calcext:value-type="float">
            <text:p>12</text:p>
          </table:table-cell>
          <table:table-cell table:formula="of:=SUM([.D1:.D106])" office:value-type="float" office:value="60" calcext:value-type="float">
            <text:p>60</text:p>
          </table:table-cell>
          <table:table-cell table:formula="of:=SUM([.E1:.E106])" office:value-type="float" office:value="59" calcext:value-type="float">
            <text:p>59</text:p>
          </table:table-cell>
          <table:table-cell table:formula="of:=SUM([.F1:.F106])" office:value-type="float" office:value="3" calcext:value-type="float">
            <text:p>3</text:p>
          </table:table-cell>
          <table:table-cell table:formula="of:=SUM([.G1:.G106])" office:value-type="float" office:value="2" calcext:value-type="float">
            <text:p>2</text:p>
          </table:table-cell>
          <table:table-cell table:formula="of:=SUM([.H1:.H106])" office:value-type="float" office:value="4" calcext:value-type="float">
            <text:p>4</text:p>
          </table:table-cell>
          <table:table-cell table:formula="of:=SUM([.I1:.I106])" office:value-type="float" office:value="1" calcext:value-type="float">
            <text:p>1</text:p>
          </table:table-cell>
          <table:table-cell table:formula="of:=SUM([.J1:.J106])" office:value-type="float" office:value="0" calcext:value-type="float">
            <text:p>0</text:p>
          </table:table-cell>
          <table:table-cell table:formula="of:=SUM([.K1:.K106])" office:value-type="float" office:value="10" calcext:value-type="float">
            <text:p>10</text:p>
          </table:table-cell>
          <table:table-cell table:formula="of:=SUM([.L1:.L106])" office:value-type="float" office:value="41" calcext:value-type="float">
            <text:p>41</text:p>
          </table:table-cell>
        </table:table-row>
      </table:table>
      <table:table table:name="totals" table:style-name="ta1">
        <table:shapes>
          <draw:frame draw:z-index="0" draw:style-name="gr1" draw:text-style-name="P1" svg:width="454.17pt" svg:height="255.23pt" svg:x="80.36pt" svg:y="139.29pt">
            <draw:object draw:notify-on-update-of-ranges="totals.B1:totals.K1 totals.A2:totals.A2 totals.B2:totals.K2 totals.A3:totals.A3 totals.B3:totals.K3 totals.A4:totals.A4 totals.B4:totals.K4 totals.A5:totals.A5 totals.B5:totals.K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4" table:number-columns-repeated="10" table:default-cell-style-name="Default"/>
        <table:table-row table:style-name="ro1">
          <table:table-cell/>
          <table:table-cell office:value-type="string" calcext:value-type="string">
            <text:p>Sutra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Sastrapitaka</text:p>
          </table:table-cell>
          <table:table-cell office:value-type="string" calcext:value-type="string">
            <text:p>Buddhist misc.</text:p>
          </table:table-cell>
          <table:table-cell office:value-type="string" calcext:value-type="string">
            <text:p>Veda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Purana</text:p>
          </table:table-cell>
          <table:table-cell office:value-type="string" calcext:value-type="string">
            <text:p>Rellit</text:p>
          </table:table-cell>
          <table:table-cell office:value-type="string" calcext:value-type="string">
            <text:p>Poetry</text:p>
          </table:table-cell>
          <table:table-cell office:value-type="string" calcext:value-type="string">
            <text:p>Sastra</text:p>
          </table:table-cell>
        </table:table-row>
        <table:table-row table:style-name="ro1">
          <table:table-cell office:value-type="string" calcext:value-type="string">
            <text:p>ubhayavyañj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a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apuṃsak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klīb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73" calcext:value-type="float">
            <text:p>173</text:p>
          </table:table-cell>
        </table:table-row>
        <table:table-row table:style-name="ro1" table:number-rows-repeated="28">
          <table:table-cell table:number-columns-repeated="11"/>
        </table:table-row>
        <table:table-row table:style-name="ro1">
          <table:table-cell office:value-type="string" calcext:value-type="string">
            <text:p>The sanskrit texts follow the Pali in that no mention is made of ubhayavyañjana in the sutr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 only find the word in the later texts and Vinaya. <text:s/>Just like in the Pali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re interesting, the word is NOT found in the early texts (Veda &amp; Epic) and neither in the later sanskrit tex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 the origin completely Buddhist??</text:p>
          </table:table-cell>
          <table:table-cell table:number-columns-repeated="10"/>
        </table:table-row>
      </table:table>
      <table:table table:name="intersex" table:style-name="ta1">
        <table:table-column table:style-name="co10" table:default-cell-style-name="Default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ubhayavyañjanairdaś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bhayavyañjanastrayodaśabhiḥ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ṣāṇḍhapaṇḍakaavyañjanaubhayavyañjanatvadoṣaparihārārthaṃ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bhayavyañjanak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bhayavyaṃjan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bhayavyaṃjanasyākuśale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gatābubhayavyañjanasyākuśalenatatsthānapratilambhaḥ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akobhayavyañjanayoḥ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ṣaṇḍhapaṇḍakobhayavyaṃjanasaṃvartanīyaṃ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formula="of:=SUM([.B1:.B9])" office:value-type="float" office:value="9" calcext:value-type="float">
            <text:p>9</text:p>
          </table:table-cell>
          <table:table-cell table:formula="of:=SUM([.C1:.C9])" office:value-type="float" office:value="0" calcext:value-type="float">
            <text:p>0</text:p>
          </table:table-cell>
          <table:table-cell table:formula="of:=SUM([.D1:.D9])" office:value-type="float" office:value="3" calcext:value-type="float">
            <text:p>3</text:p>
          </table:table-cell>
          <table:table-cell table:formula="of:=SUM([.E1:.E9])" office:value-type="float" office:value="4" calcext:value-type="float">
            <text:p>4</text:p>
          </table:table-cell>
          <table:table-cell table:formula="of:=SUM([.F1:.F9])" office:value-type="float" office:value="2" calcext:value-type="float">
            <text:p>2</text:p>
          </table:table-cell>
          <table:table-cell table:formula="of:=SUM([.G1:.G9])" office:value-type="float" office:value="0" calcext:value-type="float">
            <text:p>0</text:p>
          </table:table-cell>
          <table:table-cell table:formula="of:=SUM([.H1:.H9])" office:value-type="float" office:value="0" calcext:value-type="float">
            <text:p>0</text:p>
          </table:table-cell>
          <table:table-cell table:formula="of:=SUM([.I1:.I9])" office:value-type="float" office:value="0" calcext:value-type="float">
            <text:p>0</text:p>
          </table:table-cell>
          <table:table-cell table:formula="of:=SUM([.J1:.J9])" office:value-type="float" office:value="0" calcext:value-type="float">
            <text:p>0</text:p>
          </table:table-cell>
          <table:table-cell table:formula="of:=SUM([.K1:.K9])" office:value-type="float" office:value="0" calcext:value-type="float">
            <text:p>0</text:p>
          </table:table-cell>
          <table:table-cell table:formula="of:=SUM([.L1:.L9])" office:value-type="float" office:value="0" calcext:value-type="float">
            <text:p>0</text:p>
          </table:table-cell>
        </table:table-row>
      </table:table>
      <table:table table:name="tibetan" table:style-name="ta1">
        <table:shapes>
          <draw:frame draw:z-index="0" draw:style-name="gr1" draw:text-style-name="P1" svg:width="453.69pt" svg:height="255.26pt" svg:x="604.89pt" svg:y="46.66pt">
            <draw:object draw:notify-on-update-of-ranges="tibetan.B3:tibetan.F3 tibetan.A4:tibetan.A4 tibetan.B4:tibetan.F4 tibetan.A5:tibetan.A5 tibetan.B5:tibetan.F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2.89pt" svg:height="255.23pt" svg:x="74.83pt" svg:y="85.83pt">
            <draw:object draw:notify-on-update-of-ranges="tibetan.B29:tibetan.N29 tibetan.A30:tibetan.A30 tibetan.B30:tibetan.N30 tibetan.A31:tibetan.A31 tibetan.B31:tibetan.N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4" table:number-columns-repeated="8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Kangyur 01-06</text:p>
          </table:table-cell>
          <table:table-cell office:value-type="string" calcext:value-type="string">
            <text:p>Kangyur 07-13</text:p>
          </table:table-cell>
          <table:table-cell office:value-type="string" calcext:value-type="string">
            <text:p>Tengyur 01-05</text:p>
          </table:table-cell>
          <table:table-cell office:value-type="string" calcext:value-type="string">
            <text:p>Tengyur 06-10</text:p>
          </table:table-cell>
          <table:table-cell office:value-type="string" calcext:value-type="string">
            <text:p>Tengyur 11-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tshan gnyis pa (ubhayavyañjana)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 ning or ’dod ’gro (paṇḍaka)</text:p>
          </table:table-cell>
          <table:table-cell office:value-type="float" office:value="455" calcext:value-type="float">
            <text:p>455</text:p>
          </table:table-cell>
          <table:table-cell office:value-type="float" office:value="177" calcext:value-type="float">
            <text:p>177</text:p>
          </table:table-cell>
          <table:table-cell office:value-type="float" office:value="643" calcext:value-type="float">
            <text:p>643</text:p>
          </table:table-cell>
          <table:table-cell office:value-type="float" office:value="562" calcext:value-type="float">
            <text:p>562</text:p>
          </table:table-cell>
          <table:table-cell office:value-type="float" office:value="984" calcext:value-type="float">
            <text:p>984</text:p>
          </table:table-cell>
          <table:table-cell table:number-columns-repeated="8"/>
        </table:table-row>
        <table:table-row table:style-name="ro1" table:number-rows-repeated="22">
          <table:table-cell table:number-columns-repeated="14"/>
        </table:table-row>
        <table:table-row table:style-name="ro1">
          <table:table-cell office:value-type="string" calcext:value-type="string">
            <text:p>Split out in Kangyu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01</text:p>
          </table:table-cell>
          <table:table-cell office:value-type="string" calcext:value-type="string">
            <text:p>K02</text:p>
          </table:table-cell>
          <table:table-cell office:value-type="string" calcext:value-type="string">
            <text:p>K03</text:p>
          </table:table-cell>
          <table:table-cell office:value-type="string" calcext:value-type="string">
            <text:p>K04</text:p>
          </table:table-cell>
          <table:table-cell office:value-type="string" calcext:value-type="string">
            <text:p>K05</text:p>
          </table:table-cell>
          <table:table-cell office:value-type="string" calcext:value-type="string">
            <text:p>K06</text:p>
          </table:table-cell>
          <table:table-cell office:value-type="string" calcext:value-type="string">
            <text:p>K07</text:p>
          </table:table-cell>
          <table:table-cell office:value-type="string" calcext:value-type="string">
            <text:p>K08</text:p>
          </table:table-cell>
          <table:table-cell office:value-type="string" calcext:value-type="string">
            <text:p>K09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K13</text:p>
          </table:table-cell>
        </table:table-row>
        <table:table-row table:style-name="ro1">
          <table:table-cell office:value-type="string" calcext:value-type="string">
            <text:p>mtshan gnyis pa (ubhayavyañjana)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 ning or ’dod ’gro (paṇḍaka)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ārya-mahāparinirvāṇa-nāma-mahāyāna-sūtr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ārya-saddharmānusmṛtyupasthā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ārya-dharmaskandha-nāma-mahāyāna-sūtra</text:p>
          </table:table-cell>
          <table:table-cell table:number-columns-repeated="13"/>
        </table:table-row>
      </table:table>
      <table:table table:name="linga" table:style-name="ta1"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pakṣaliṅgaparāmarśādyadṛṣṭe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tyasiddhavyāptikatvenāliṅg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ṃ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44" calcext:value-type="float">
            <text:p>344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celliṅgava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yutpitsorliṅgadhīrnāstyasaṃśay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araliṅgaviśeṣotthamantralop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ādeyānuguṇaliṅgavacanādinirdeśavadatrā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phuliṅgava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aliṅgaḥ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ṛpaticakrakirīṭakoṭisaṃpātajātavabuśākulavisphu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ḥśeṣitakaliṅgas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īmalohaliṅgalagrahabhagaṇḍalavisphoṭak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pakīṭhalūtalohaliṅgal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phuliṅgapiṅgal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k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ṃjapelliṅgamāmapātr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namath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am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n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āsādaliṅgamaṇḍapādilakṣaṇanirūpaṇaṃnām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īrasthastalliṅgaire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trairāliṅgairvāruṇa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vaṅgapuṇḍrāṅg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k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ṇḍrakāliṅgakosalā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idhāvabhāsastasmātsphuliṅganivah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jāti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rūpī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ai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aṅgavaṅgakaliṅgakā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vyaktamalpatvādvyādhīnā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ītajāḍyatimirabhramitandrāśleṣmavātajanitajvaraliṅg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vāliṅga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vairliṅga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ṛmihṛdrogaliṅgaiś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valiṅgatv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ttaliṅgatvamādy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ṃsṛṣṭaliṅga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hustadvac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āmāny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ṛddhiliṅgaś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viṣkaro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astāliṅgasaṃyukt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ryustriliṅgamudar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valiṅgasamanvitā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doṣaliṅgaiścīyan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ṛṣṇaliṅgairyuta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hitairādiśelliṅgakarmabh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valiṅgañ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bāhustanānā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ādy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epāc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ptaliṅgas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ptaliṅg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rotastanārtihṛ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iṅgairarcayenmantra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āyayenmantrairaliṅga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ṛṣaṇa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tkāryāliṅgak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tiṅupagrahaliṅganarāṇāṃ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th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iṅgai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pratibaddhaliṅganiścay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vidhaliṅgajatve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dvayāptaliṅgasaṃvedanāsaṃbhavā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āliṅganamaṅga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vākhyaliṅgaj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abdavikalpaliṅgapratibhāsitvami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jan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ryāliṅgajaiv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ṅgas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iś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vākyayo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aṃkhyā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ir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ṅgas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liṅgam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liṅgadarśan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iṅgatattvajñai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enānudarśit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ed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saṃkhyābhy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saṃkhyayo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liṅg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aṃkhy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ṅgaparityāg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ṃkhyābhyā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iṅg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tyavamarś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aṃkhyābhidhāyinā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ṃkhyānimitt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āmś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ṃkhyāviśeṣaṇ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valliṅg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liṅgasaṃkhyatā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ṃkhyāva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viṣṭaliṅg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iḥ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rvatrāviṣṭaliṅg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kaliṅgaparigrah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nāśray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ivātrāviṣṭaliṅg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aik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ānāliṅgakāraṇ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ānā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ānāliṅgakaraṇ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araṇ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araṇ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l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ñjñā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gam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ṅg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liṅg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saṅkhyābhyā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i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māna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ānāliṅgakaraṇ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ṅkhy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ṅgavacanān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iṅgavacanasiddh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ṅgaparihār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puṃsak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ātmanepad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tiṣedha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athamaliṅgagrahaṇ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vyatyay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rvaliṅg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ṃliṅg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ṃ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rīnapuṃsak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śiṣṭ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puṃsakaliṅgas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puṃsaka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ṅgasaṅkhyopacārānupapatt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grahaṇ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ātipadikārthaliṅgaparimāṇavacanamātr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ṅgavacanānupapatt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ṅgavacanayo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ūrvaliṅg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ūrvaliṅgatv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nāliṅga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kṛ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tiṅupagrahaliṅganarāṇā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hayaliṅg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valiṅganirdeś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viśiṣṭagrahaṇ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viśiṣṭāgrahaṇ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bādha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vacanabhā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nnigoy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luk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grahaṇ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grahaṇ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vaca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īpuṃ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puṃsakaliṅgatvā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valiṅg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rī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lṃliṅganirdeś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uṃvadbhāvapratiṣedhārth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aṅkhyābhy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viśiṣṭ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śiṣṭ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vacanābhā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iddhyarth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īliṅgavaca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liṅg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puṃsakaliṅg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iṅgaviśiṣtagrahaṇ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śiṣt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di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arvanām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śiṣṭapratiṣedhārth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śiṣṭagrahaṇ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viśiṣṭagrahaṇ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bhaktiprakaraṇ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bhaktī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śiṣṭa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īliṅganirdeśa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viliṅg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liṅgadvayamalavarjitai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vanasaṃbhūt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ṣpuliṅgak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jāy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icitryavakratv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icitryavakratvamyatrānekaliṅgasaṃbhav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liṅgamev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abdānāmanumānavanniyataviśeṣāliṅgan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krat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innayorliṅgayoryasy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icitryavakrat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innayorvibhaktasvarūpayorliṅgayordvayo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liṅgaṃ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ekaliṅgatv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liṅgaviṣay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liṅgatv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nyasmi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krat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rayāṇāmekatam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śiṣṭaliṅgasāmarthyācc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śeṣaṇaviśiṣṭiliṅgasāmarthyamātrasamadhigamy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oddāmavilāsavandhy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āḍhāliṅganahetav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aṃkhyāvibhaktisvarūpalakṣaṇasāmyavarjitami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hīṣṭāliṅganādīnā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īpsitāliṅganādīn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rśanāliṅganādīnā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dmaliṅgavat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khahṛdayaliṅgapādadvayeṣu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ṛdayajaṭharaliṅgajānupādamūrdhākṣiśravaṇaghrāṇamukhānīt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advayāliṅganasambaddhakuṅkumāruṇit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t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liṅgantī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ānyahast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irovadanahṛdayaliṅgapādeṣu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am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ntīṃ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yāliṅganajanitaparamasukhapūrṇahṛday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tī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iṅgamatyantāgrahaṇānnan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āṅgāradhūmakuliśopalavisphuliṅg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yantanirgataśikhāśatavisphuliṅgamālākulajvalitamaṇḍanamaṇḍitābhi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hasaṃsthānaliṅgaiś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narekānnaviṃśatibhirekaliṅgadvyamalavarjitai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eṣā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ucyatā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rthapratyāyanaliṅgamit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canahīnamasaṃbaddhaṃ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viṣṭaliṅgamukhyas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ṣāmevaiśvaryarddhiliṅgatvā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raliṅgamindriyamitikṛtvendriyāṇ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ākchabdeṣvarūpadravyaliṅgasaṃkhyāsādhanakriyākālapuruṣ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yaṃbhūliṅgasāhasr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iṅgamucy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ākāśākāraliṅganimittaiḥ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ākāśākāraliṅganimittāni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yānāpramāṇākāraliṅganimittāni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liṅganat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hasāliṅgan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āṅgasaṃsparśaśiraścumbanamīkṣaṇ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canipīḍamāliṅga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i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khilakulakṣayapūrvaliṅgatuly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ītāsphuliṅg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yanasphuliṅg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akṣaṇ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yaktāvyaktaliṅgalakṣaṇ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iṇḍikālakṣaṇ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ivaliṅgapratiṣṭhāsāmagrī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ivaliṅgapratiṣṭhāvidh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ṃliṅgaśabdasiddharūp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liṅgaśabdasiddharūp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kṛtirliṅgaśaktiś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arīrapātamākāṅkṣannāsītāvyaktaliṅgavā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īśak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aktiliṅg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akṣaṇ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ṣoḍaśāṅgulaliṅgas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ammit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eta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nādikathan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nādik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straliṅgant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ntātkālik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saliṅgañ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ṛhaliṅgaṃ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ndhām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ñ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vārocchrayādarvāg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ikaliṅgamadhyeṣ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rūpāṇ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ñcaliṅgavyavasthāyā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stakavistār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khaliṅgamat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atā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liṅga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aḥ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ṅgaviśodhan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tamadravyamantraliṅgaśuddha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udrā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stāramānā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stārasasmit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agaliṅgasamāyo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adhyālliṅgamudray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rop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āsādaliṅgas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ratiṣṭhā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īrghavikārāṃś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avelliṅgas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stakamastak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ṣaḍliṅgatanusañcayami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yottarat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tkṛtavinyāsā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ūl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i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iṅgavatkṛtavinyāsami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dvalliṅgamūl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ūlaṃ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dhyāgrak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hāpayel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yāsādibhir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ṛśelliṅgamudray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caitany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kṣipel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amanvit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ṇanyā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iṇḍikayāthave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timāliṅgavedīnā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ityevamādik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tyarth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ivaliṅgaṃ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ṣṭaliṅgamid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piliṅgamāśrit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ntyaktv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iṅgamanyattatastatr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ṃhatauliṅg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ūrti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liṅgarahi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ālāliṅganacumban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aiś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śakradhvajāliṅganañ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āj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bhāvayennacelliṅgaistatsam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liṅgant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ragniliṅgamadhyasth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iṅgamekādaśasahasrak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ārupāthākaliṅgak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rṇasamānaś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ndir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ūjayel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n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rcayel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liṅgaśabdasiddharūp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ityabhidhīy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ay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harmadharmiṇorliṅgaliṅgibhāv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ibhāv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ihvākharāruṇatvavyagragamāgamatvaviṣamākulatvalakṣaṇādharmayogādvyālayamānatvadanteśayanatvaprakāntalīlatvalakṣaṇādharmayogāccānukṣaṇāmākulībhāvamāpādyamānairnaitrahastasañcārairliṅgairyadetadvodhyat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yapadārtha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liṅgavacanavibhaktik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ādātmyavadutpattyoranyatarābhāvenāliṅgatvā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vyaliṅg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vyaliṅgatvābhāv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rmitvādāviśaṣṭaliṅgasaṅkhyākatv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rāviṣṭaliṅgatv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viṣṭaliṅgasaṅkhyākatv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turliṅgaṃ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īḍādṛḍhāliṅga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iḍādṛḍhāliṅga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vayorāliṅgan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liṅgapulliṅganirdeśagarbheṇ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tasyāliṅganavandhyatvacumbanamātraśeṣatvarūpakāryabhedādrāhuśiraśched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vyaliṅg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vyaliṅgatv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ākyārthanibandhanamanyatkāvyaliṅg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vyaliṅgamapyanapekṣyaiv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vyaliṅgamev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vyaliṅgadvay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ṃsakastrīliṅgayośc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tiraikātmyaliṅg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vyaliṅgamityat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āvyaliṅgatv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tumāhaliṅgaliṅgī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ibhāve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hayatr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ṅgaliṅgabhāvācc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āḍhāliṅgane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ātuliṅgaiś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ātuliṅgakanakasyā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liṅgaṃ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iṅgadeh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nṛpate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vajñatāliṅgabhūtakevaliśāstrākaraṇā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ācyaliṅg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arśanānniścinva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ambaddh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am=liṅgajñān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mālliṅgajñānānniścinva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liṅgadarśanā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āliṅgaje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āliṅgajenetyād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ntareṇ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valliṅgapratiṣedhā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grahaṇasambandhasymaraṇas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rūpaliṅgajatvābhāvāc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arigrah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puṃsakaliṅg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yate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holiṅgay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ev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ṅgavyāpārātmakatvādavaśyakartav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yastritrarūpaliṅgaprakār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akṣaṇārthe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rūpaliṅg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khyāy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rūpaliṅgasmṛtirutpaday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mālliṅgas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bhinn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jñān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pakṣāsapakṣayorliṅgas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ryaliṅgajamanumān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rūpaliṅg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upanyast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rairūpy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ryaliṅgas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bhāvaliṅgas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idayamānasarvajñatāptatāliṅgabhūtapramāṇātiśayaśāsa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yorliṅgabhūt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vajñatāptatāliṅgabhūt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yoliṅgabhūt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idyamānasarvajñatvavītarāgatvaliṅgabhūtapramāṇātiśayaśāsanā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idyamānasarvajñatvavītarāgatvaliṅgabhūtapramāṇātiśayaśāsanatvā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ītarāgatvaliṅgabhūtamṛṣabh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vajñatāptataliṅgabhūtamupadiṣṭāvā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śrit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r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visphuliṅg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hakāśakti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smādāliṅga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dāliṅga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ākyatvādiliṅgak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ñcilliṅgamas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joliṅgam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uṣṇyaghoṣaliṅgadarśanaśravaṇamaudaryāttejas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detattejo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hmaliṅg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anekaliṅgasaṃdoh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ityatr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thāpyananyathāsiddhabahubrahmaliṅgavirodhaparihārā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as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aṣṭabrahmaliṅgaśrutisamanvayākhy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davyabhicāriliṅgaśravaṇ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hmaliṅgairjīvā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hmaliṅgavat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īvaliṅgaist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smādbrahmaliṅgadarśanājjī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mapyadhikamastī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ūrvoktairvākyaśeṣagatairliṅgairbrahmāvagam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īv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akaraṇā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liṅgam\u000e#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lliṅgabalātprakaraṇabādhenāpakarṣastadagat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hmaliṅgadarśanādākāś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mātmaliṅgadarśanābhāvānnāmarūpanirmahaṇ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hm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ahmaliṅgamatr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ṃliṅgatvāc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atijñāsiddherliṅgamāśmaradhyaḥ\u000e#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ityāśaṅkāmapanetumā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atyutpannendriyasaṃprayogaliṅgaśabdasārūpyānyathānupapadyamānayogyapramāṇānutpattilakṣaṇasāmagrīprabha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gnivisphuliṅgadṛṣṭāntaśrutivirodhātpramāṇāntaravirodhāccāpekṣik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nivisphuliṅgaśrutiścaupādikarūpāpekṣ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smālliṅgaprastāvasāmañjasyā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prastāv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yādiliṅgaśravaṇādapekṣitārthakathanā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phaliṅgaḥ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indri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āgādivatprāṇasyāpīndraliṅgamindriyā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raliṅg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śraddhāpūrvamāhavanīyāgnisamiddhūmārciraṅgāravisphuliṅgabhāvi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syobhayaliṅg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atrobhayaliṅgaśravaṇādubhayarūp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smādubhayaliṅgakaśāstraprāmāṇyādubhayarūp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ye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ṅgamupalaṅaya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śrutiliṅgavākyaprakaraṇasthānasamākhyānān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ajñaprasav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śrutiliṅgayo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śrutiliṅgavirodh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śruter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bhidhīyate'liṅgajñ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jñānāpekṣatvāddurbal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vākyayori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smādvākyā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āvatkḷpt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kalpitaliṅgaśrute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virodh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paricchin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śrutiliṅgatvākyaprakaraṇairaviniyuk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akaraṇavākyaliṅgaśrutikalpanāprāmālik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ūyastvāttaddh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asmācchutiliṅgavākyān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e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darśanamukt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śruti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ṛti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atyabhijñānaliṅga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upodvalayatītyukt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pravila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amāliṅgaśarīrapātādviduṣastaddharmānuvṛtt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dehanivṛttermukt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āliṅgan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dāliṅganariṅgatsukhataraṅgat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āliṅganasambodhanapūrv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s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hāraṇ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āliṅganaṃ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visphuliṅgaṃ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grāhya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te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īkṣāliṅg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khyātopasargānudāttasvaritaliṅgavibhaktivacanān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liṅganicay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liṅgatvādik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phuliṅg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liṅg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gaṅgāśabdāvātmānamarpayat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ṃśabdasyānyas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sparāliṅganādharapānacumbanādibhedā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kaliṅgabhūmitilak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kṣasattvasapakṣasattvavikṣavyāvṛttatvaviśiṣṭālliṅgalliṅgi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dvācyārthālliṅgarūpālliṅgi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ityucya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āliṅgan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ṃlliṅg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innaliṅgavibhaktitv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yāmevopamānopameyayoliṅgavacanabhedas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canabhed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āḍhāliṅganavāmanīkṛtakucaprodbhinnaromodram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āliṅgannaṅg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ṃsakastrīliṅgayo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ryaliṅgaviśeṣaṇai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āmye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ṃstrīliṅgamātreṇ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ryaliṅgayostulyatv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vyaliṅgas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ṣmīstvāmāliṅga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ṣmyāliṅganas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taḥ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tāliṅganakaṃ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vaṅgakaliṅgaiśaiḥ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liṅgaṃ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liṅgajaḥ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y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āliṅga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visphuliṅgai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āmraliṅgakāḥ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ravakāliṅga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paḥ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ṃ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aliṅgakāś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iḥ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i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liṅgaḥ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liṅgasainyānāṃ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bāṇābhihata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vakāliṅgasainyānāṃ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vakāliṅgayodheṣ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prabhavāṃ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rājaś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nāliṅgaiḥ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vakāliṅgamukhyaiś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iś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viṣphuliṅgajvālābhiḥ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ca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hunāliṅganeṣ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sparāliṅganādyadbhutārthapariprāpti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ti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mbanāliṅganādibhi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rupī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rupadhar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rupī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jyotir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deśasaṃbhū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āpayelliṅgamutthā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ān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ānān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caryattetphal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aṭikaliṅgant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ivaliṅgaprapūjan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hāviṣṇurāliliṅ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grāhyamatīndriy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timetyaliṅg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pamākāśamaliṅgamevamāsthā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apadārthaprakṛtivikārāgamanopakṛttaddhitasamāsadhātunipātopasargasvar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sphuliṅgairjagatkṣay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vaṅgadeśeṣ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kaliṅgakirātākhy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ūji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yaṃbhūliṅgaveṣṭinī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ātu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aṅkhacakraśilāliṅgavighnasūryadvay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ūrddhāsyakaṇṭhahṛtkukṣinābhiliṅgagudeṣ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dhāraliṅgayornābha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ṣmyāliṅgat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ivaliṅgamathai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ūjai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traṃ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dorjānvorliṅgadeś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eś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rīkṛṣṇāliṅganara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yonyāliṅganapara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th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ānunorliṅgamastak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rayamayī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hmavaivarttaliṅgak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totr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aṃjñit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udit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ratiṣṭh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urāṇānukramaṇīnirūpaṇ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ñcaliṅganiveśan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atan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aṃkhy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ārāhatīrthak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ṣaāḍ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ivaliṅgagadātīrthakṛṣṇapūjādikīrtan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rūpiṇamīśvar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rūpā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bhyarcayeccaiv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rat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lip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yambhūliṅgasāhasrairyatphal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k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ṇarūpaliṅgasaṃsthānaśramaṇ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ṇarūpaliṅgasaṃsthānaśramaṇaḥ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aṇarupaliṅgasaṃsthānasamanvāgato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ākolīliṅgamuc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īrit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ṃlliṅgatādik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yādbhutamahāliṅg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śiṣṭadharmyekadeśadarśan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ākyatvādiliṅgakānumān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m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ramātmaliṅgadarśanābhāvānnāmarūpanirvahaṇ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tijñāsiddherliṅgamāśmaradhy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ntaliṅga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va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kt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cchidrodbhava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ry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ṣṭabrahmaliṅgayuktā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ṃliṅganirdeś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hmaliṅgasaṃband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hmaliṅgatvamaviruddh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liṅgamevās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hmaliṅgamas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ekaliṅgadarśanā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hmaliṅgamevopalabh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vatātm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āṇ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upalabh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khyaprāṇaliṅgam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hmaliṅgamanyapar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hmaliṅgavaśātprāṇaśabd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tatamopanyāsādibrahmaliṅgayogādbrahmopadeś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khyaprāṇ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īv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īvamukhyaprāṇ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rāspaṣṭabrahmaliṅgayuktavākyānāmupāsyabrahmaviṣayāṇ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mātm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darś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ahmaliṅgasyāśravaṇā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hmaliṅgamabhihit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īvaliṅgamavagam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vacanavigānāc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īvaliṅg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īliṅgamapyupakramopasaṃhārayorbrahmaviṣayatvādabhedābhiprāye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ūcayatyeta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pratijñāsiddherliṅgamāśmarathyaḥ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ūcatyeta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ñcilliṅgamāpāt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gamy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ajjñānāpekṣ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ālliṅgam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pye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liṅgamavedyānupapannak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śanāliṅganālāpaiḥ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liṅgamadbhaktaja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liṅgak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śitvālliṅgas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dapradarśitalaukikaliṅgaviśeṣaiśc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ābhivyaktiliṅgatvā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hamabhivyaktiliṅgatvādabhivyaktiliṅgamasye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yatyaye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ṛṣṭikriyādiliṅg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yāvatpravrajyāliṅgaṃ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pravrajyāliṅgaṃ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vrajyāliṅgaṃ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liṅgan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hāgataliṅgasamādān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ārabdhatalliṅgaḥ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nakhasamudralekhapakṣahataliṅgaśirogulmakeśaantarbahirdvikubjaṣaṭsahitā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śirā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liṅga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nagar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lādanāliṅgan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idhairliṅgairabhisambodhikāmin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ñānaliṅgai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ṅgagrahaṇ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ṅgaḥ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ṅgagrahaṇ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ṃdhiliṅgaṃ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syobhy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bhayaliṅga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śarīrī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ātmatvādiliṅgaiś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ityāhaapic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pakramopasaṃhārasthātmabrahmaśrutibhyāmekatvāvadhārāṇātpraveśādiliṅgaiś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kasraṣṭṛtvādiliṅgabādh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viśiṣṭ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āhaat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mityarth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mityāhadarśaya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ārhapatyopasthānaśeṣatvabodhikayendraprakāśanasāmārthyarūpaliṅgaprāptamindraśeṣ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śrutibhy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śrutiliṅgasūtrā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āhaupāyan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īliṅganirdeśādaudumbar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āhaapic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māhatatr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makartṛtvaśrutiliṅgairaṅgatvānumānabād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āhas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āhaek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bhūyas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tyāhaliṅg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āhaatideśācc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śrutiliṅgavāky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aduktamarthavādasthatvā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dhivākyasthatvā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ubandhātideśaśrutiliṅgavākyebh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dhānādi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ikavacanābhy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dhānādi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ikaprayog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samāhārā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dvayam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ityāhaācār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ityāhaniyamācc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vākyānyāhaathetyādin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ityāhayasyait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āhaanabhibha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dyāvattv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āhatathāc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māhatathācetyādin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tavyatāliṅg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ṇavattadgataliṅgasaṅkhyāṃś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avāy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evaladevatyamantraliṅgavaś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śraliṅgakamantravarṇānmiśrayor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avāy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śraliṅgakaviniyogavidh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śraliṅgakarmaviniyogāmnānabalāttayorapyetadaṅgatvādgauṇ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valaliṅgakamantrapāṭhādevopāṃśuyāj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śraliṅgamantravidhyor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ādevobhayadevatāliṅgakaśuddhamantrayo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īkṣopasadanuvādaliṅgadarśanānupapattipradarśanārth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vartakaliṅgavyāpārātmak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anāliṅgasādṛśyarūpatvāttadapekṣayā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devāpradhānaliṅgavaśānnapuṃsakaikavacanāntatayohy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asyāpyupapattir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ṃśadāhutisaṃpattiliṅgadarśanopapattiś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ṃśadāhutisaṃpattipradarśakaliṅgadarśanānupapatt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vīṃṣītyādiliṅgadarśanāvirodhārth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ānupapatti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ānaliṅgak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ṃśadāhutiliṅgadarśanasyāpyupapatt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ṃśattvaliṅgadarś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karaṇaprāptasṛṣṭyasṛṣṭimantramātr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siddhijātisārūpyapraśaṃsābhūmaliṅgasamavā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avā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ādisṛjidhātuyuktasṛṣṭiliṅgakamantrarūp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karaṇābhyāmevānyamantravadeṣ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karaṇakalpyaśrute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ṛṣṭiliṅg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udāyapad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avāyopapādanā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avāyaśabd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utraliṅgapad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d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āṇabhṛlliṅgasamavāyamātrabuddhestasyai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avāyodāharaṇ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śeṣanirdeśādityadhikaraṇ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avāy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gamanākul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ātr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ṅgamavijñā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ṅg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tvādhyārop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aivānuvādi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inābhūtaliṅgasamutpannamutth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p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liṅgadaśāyāmindriyasannikarṣamapekṣ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śāy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mautsuky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ūrdhvaliṅgavirūpākṣ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āḍhāliṅgan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āliṅgaparyavasāna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mātrasyāpy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ṅg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syānvayikāraṇ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śeṣāviśeṣaliṅgamātrāliṅgān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mātr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āliṅgapariṇām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ātr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īrthikaliṅg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haṅ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ddh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ṣayastūpalabhyamānasparśādhiṣṭhānabhūtaḥsparśaśabdadhṛtikampaliṅgastiryaggamanasvabhāvomeghādipreraṇadhāraṇādisam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iśeṣādpāriśeṣyātguṇobhūtvāākāśasyādhigame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laḥparāparavyatikarayaugapadyāyaugapadyacirakṣiprapratyay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rāpratyakṣaviṣayetāvatsādhāraṇaliṅgadarśanādubhayaviśeṣānusmaraṇādadharmāccasaṃśayobhava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ātsaṃjāyamānamlaiṅgik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pun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dabhāvecanāstyevatalliṅgamanumāpak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uddhāsiddhasandigdhamaliṅgamkāśyapo'bravī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danumeyenārthenadeśaviśeṣekālaviśeṣevāsahacaritamanumeyadharmānvitecānyatrasarvasminnekadeśevāprasiddhamanumeyaviparītecasarvasminpramāṇato'sadevatadaprasiddhārthasyānumāpakamliṅgambhavatī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msarvatradeśakālāvinābhūtamitarasy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dyathāadhvaryuroṃśrāvayanvyavahitasyahoturliṅgamcandrodayaḥsamudravṛddheḥkumudavikāśasyacaśaradijalaprasādo'gastyodayasy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raliṅgadarśanampramāṇampramitiragnijñā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thāprasiddhasamayasyāsandigdhaliṅgadarśanaprasiddhyanusmaraṇābhyāmatīndriye'rthebhavatyanumānamevamśabdādibhyo'pī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hāvo'pyanumānamevayathotpannamkāryamkāraṇasadbhāve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manutpannamkāryamkāraṇāsadbhāve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acanamapadeś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danumeyenasahacaritamtatsamānajātīyesarvatrasāmānyenaprasiddhamtadviparītecasarvasminnasadevatalliṅgamuktamtasyavacanamapadeś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rānumeyasāmānyenaliṅgasāmānyasyānuvidhānadarśanamsādharmyanidarśa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umeyaviparyayecaliṅgasyābhāvadarśanamvaidharmyanidarśa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darśane'numeyasāmānyenasahadṛṣṭasysaliṅgasāmānyasyānumeye'nvānayanamanusandhā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umeyadharmātratvenābhitamliṅgasāmānyamanupalabdhaśaktikamnidarśanesādhyadharmasāmānyenasahadṛṣṭamanumeyeyenavacanenānusandhīyatetadanusandhā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ivaliṅgamadhy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ipūrvak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ṅgasyāvinivṛtte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tvaśaṅkā'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tuścelliṅgavadbhave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nty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śarīr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rīrasy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baddhā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eh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ehānā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kṛtyātmakaliṅgasy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irekīkarotyaja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addhā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aṃyujā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astaliṅgadehānā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ārūpikāścaliṅgasthā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ehag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ambaddhā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uktā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addhā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rūpiṇī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ehayutā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addheṣu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addhasy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ehasy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eh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kṛtiliṅgayo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ehastrivṛnmata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ehasthaguṇatrayasuyogata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āhyaliṅgagat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g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paryay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ṇḍāntarliṅgadehasy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tābhyā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eh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āsudeverpayalliṅgabaddhā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addhantu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iṅgak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taliṅgadehasthatriguṇebhyastribindava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drajoguṇavaiṣamyaliṅgabaddhamaj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thakarmādṛṣṭān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ddhehaliṅgaj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addh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iṣamyamityap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eheṣu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agnaliṅgasy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hāpyetalliṅgasūkṣmendriyāvṛtai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aktaliṅgasy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rūpaliṅgasūkṣmeṣu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ehen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tragā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uktā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haṅg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uktā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dambhaḥsparśanālliṅgamuktā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haṅgād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haṅga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ūkṣmasthūladehayuktāḥsarv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iṅgasyānādyavidyāyutasy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iṅgakā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varthapratibaddhaliṅgajanyat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ānātv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daliṅgamekadravy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iśeṣālliṅgamākāś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ndhābhāv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phūrjatur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ddhi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dyāliṅg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liṅgavanaṃ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vane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cidāliṅganamātreṇ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dṛśaliṅgalīlā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liṅgastamastrairgajasādhan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nāth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ikṣuliṅg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lajasyārcitaliṅgadhāriṇ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phuliṅgasamākulā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āliṅgamaṅgān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rūpaliṅga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jatvā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rirūpaliṅg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rūpaliṅgajatvenānumānā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ayopag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i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āvikalpyaliṅgas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harmitatsambandhāgrāhaṇalakṣaṇ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grāhiṇ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danyaliṅgabalenotpatte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nirmukt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vaṃ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ānavagataṃliṅgaṃkiñc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kalpas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ārttaṃliṅgajñān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ratibhās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yavasthā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alenotpadye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raṇavyāpakasambaddhaliṅganiścayadvārāyāt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kalpapratibhās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grahaṇottarakālabhāvin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ṅgatv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āryaliṅgajaiv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vabhāv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yāpārā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yāp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ṅgasāmarthyā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canarahitā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yaṃsiddhaliṅgasāmarthyā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hapratibaddhaliṅgajanyatay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śe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śeṣopādhirahit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vā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it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ite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ādhanaṃliṅg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in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liṅgaliṅgibhāv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ibhāv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ibhāvalakṣaṇas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ūtā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yānyabhāvātma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yabhāvalakṣaṇaliṅgatvā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ayeṣṭ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ibhāv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ṅgaliṅgitaikasyāp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ino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ṅgabhūtas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liṅgam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ibhāv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e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liṅgatayocy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liṅgatay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e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ina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inoś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harmat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yātmarūp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harmat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ryādiliṅgavyapadeśanibandhan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tmarūp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akṣaṇate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akṣaṇat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akṣaṇatv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rūpapratipādanā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rūpaṃliṅgaṃvaḥsaṃvādakaṃprāpak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avalit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yambhūliṅg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cchidr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dhy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ūjā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śuddhi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ṃsthāpaye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ukedāraparyantadivyaliṅgaughadarśa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ṅgastrīnarakhaṭvā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tambh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yaliṅgasparśanī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yotirliṅgamanāmay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y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īnottuṅgakucadvandvagāḍhāliṅganatatpar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lutthayūṣakāliṅgaguñjāvṛkṣaphal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mbanāliṅganasparśai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ep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kosal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bhū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bīj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īvaliṅgaśravaṇāc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irūpadharmadvayaparat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yanusārālliṅgavipariṇām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āyamānatvarūpajīvaliṅgabalādamukhyā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nyaniṣṭhatvavyavacchedak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aṅgavā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āṇagranthitv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āṇeśvarādiśabdavācyatvamantakatvādi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drādiśrutiliṅgavirodhaḥ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īvaliṅgaśravaṇātprāṇitvaprasiddheś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īv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alājjīvasyai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liṅgatu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talliṅgabhāñjītyukteś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yāditalliṅgatprāṇaśabdaś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āṇasyotkramaṇādirūpaliṅgaśravaṇā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yatyay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kramaṇādiliṅgavirodh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āguktatkramaṇādiliṅgavirod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kramaṇādiliṅgavirodh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ṣṇāvutkramaṇādi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drādyādhāratvaliṅgasyā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ṣṇuliṅg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vyatyayenaikavac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ṛtpadmasthatv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ṣṇuliṅgatvaniścay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tvene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vakṣitaliṅgasyānyatrābhāvātt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ādṛśalokavattvarūp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ṛtpadmasthasyāraṇyāśrayalokavattvaliṅgaśravaṇ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ṣṇulokaikaliṅg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āraṇyāśrayalokavattv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smādetalliṅgabal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tastatrāraṇyāśrayatv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agavallokaliṅg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bd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ṣṭatvābhāvādgatiśabdaliṅgairityanuktv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vādhāratvaliṅgaśravaṇād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at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vādhāratvaliṅgaśravaṇ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yatyāsast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vivakṣitatvādv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stunyalpasthānasthitirūpaliṅgaśrutestasyāścāsminparamātman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anvetavyaliṅgabodhakottarārdh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ṛhyamāṇatvarūpasamanvetavyaliṅgasamuccay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ṛhyamāṇatvākhyaliṅgadharmiṇ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anvay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vayasyānukūly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vay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ṅgadvay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uṃsakaliṅgatopapatt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dvayabalātsamīpoktajñānisukhapāmarśaparityā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vayamanyatrāvakāśava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detalliṅgadvay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thamasūtroktaliṅgadva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hūladehākhyavistṛtapradeśagataliṅgaśarīrarūpagṛh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āyuliṅgasadbhā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ir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śrutir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śrutiliṅgavākyaprakaraṇasthānasamākhyā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khyaprāṇaliṅgatvamupet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āt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oktāv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amā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ūrvapakṣyuktaliṅgadarśan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ityat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n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ānekaliṅgarūpabādhak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iddhodyatatvaliṅgabalāccendrāyudhameved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ūrvapakṣyuktodyatatv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ātreṇ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gacceṣṭakatv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vajagatpravartakaprāṇaceṣṭakatv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kt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gatpravartakaprāṇaceṣṭakatvādi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nūdyatatv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yotirviṣṇuścettarhyubhayalokasaśraṇaliṅgavirod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apnādidraṣṭṛtv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anvetavy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āśarīratv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ś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koṭisamāyukt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rūpeṇ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hedī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rāliṅgan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tiṣṭhāpitaliṅg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ivaliṅgapūjā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heś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ūrdhan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stak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hāliṅgaṃ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yaktaliṅgasth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rājapramukh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rāj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hnijvālāsphuliṅgava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valiṅgavivarjitā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ṅgaprakṛtitvā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liṅgaś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ṅgasaṃjñak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irhari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āhyopādhirliṅgadeh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ehavidāriṇī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ehamat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jñaliṅgas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liṅgak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liṅgamāgadhā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liṅgavivaraṇenātmasātkṛtānāmanukampānurañjitaviśadaruciraśiśirasmitāvalok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ārtraghnaliṅgaistamabhiṣṭuvān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atāliṅgairnāmarūpavikalpita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vatrānyathānupapannatāvadhāritocchvāsaniḥśvāsādijīvaliṅgasadbhāvāsadbhāvābhy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sambaddhaliṅgaśabdadvāre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tyakṣānumānāsaṃvedyasādhyārthānyathānupapannatvalakṣaṇaliṅgasambandhagrahaṇapravaṇ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ādātmyatadutpattilakṣaṇasambandhopalakṣitakāryasvabhāvānupalabdhirūpaliṅgatrayasampāditajanmak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bdādidvāre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grahaṇasādhyāvinābhāvitvalakṣaṇaliṅgasambandhasmaraṇakāl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praṇītaliṅgalakṣaṇavyudās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ryasvabhāvānupalabdhirūpaliṅgatrayaniyam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akṣaṇ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ādātmyatadutpattirūpasambandhapratibaddhaliṅgasadbhāv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kṣaliṅga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hākṣaliṅgat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śiṣṭavyāhārādiliṅgagamyatv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rūpaliṅgajat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śeṣaṇavatī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ddhaviracitavālukāliṅgalaṅghanatrāsavidrutavidyādharā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āhulyācchrutiliṅgayo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huliṅgasamāyuktairbahubhī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nām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anugra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śabd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śabdānāmanuktiś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īliṅg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īliṅgairabhidhī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asiddh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rāhityamavyāptirnyūnādhiky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lom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śāstraliṅga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syokt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irhyeṣ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śabdayo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pākṛtirliṅgamanavasthāviśeṣi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bheda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virodhi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bhaṅg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ākyatvādiliṅgasadbhāvātsarvajñapraṇī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adityuc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ityanumānam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dhānavirodhakalpan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ṃsakaliṅgamiti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ṃliṅgat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ūtāliṅganā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utukādāliṅgantītyād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kiṃcittīrthikaliṅg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jñānamutpady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ścālliṅgamanusaratī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nusṛt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anorasambandh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anorvirodh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hūtay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tmarūpami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irliṅgairityarth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ūmādiliṅgakavahnyādyanumiti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y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tyāliṅgane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ātuḥṣaṣṭikamāliṅganād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amuddām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hasraliṅgaśobhit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uddhṛt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yātr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ūjāyā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āruvanāl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hāṇuliṅgas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ṭaliṅgas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dy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āvalliṅgas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r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ra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harṇaliṅgas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hāṇu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cetas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idhiy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iṅgaapekṣaṇā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vabhāv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tītiliṅg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haliṅgaaprasiddhit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ṅgatvaprasiddhyarth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āvapyanyaliṅg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liṅgast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bhṛṅgadhūmyāṭ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liṅgak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ṛttiravakīrṇī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liṅg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vidyamānasarvajñatāliṅgabhūtakevalaśāstrakarttṛtvādi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āsenābhidheyaliṅg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alādāpatat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alātprasaktā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alaprasaktā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nīśvarasaṃsārikartṛmātraparyavasāyi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va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driyamindraliṅgamindradṛṣṭamindrasṛṣṭamindrajuṣṭamindradatt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vidhavicitracumbanāliṅganai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rotprekṣayā'liṅganarūp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rāliṅganecchāy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āḍhāliṅganasaṃmardapratyakṣaragalatsudhā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ṇiddaāliṅgaṇavellaṇ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rdayāliṅganakṣepaṇ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liṅgasubhaḍāṇ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liṅgasubhaṭānāmutsāh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irbalividhimakarodvīrarudras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rāṅgavaṅgakaliṅgamālavaprabhṛtay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tipakṣamūlānanveṣṭukāmāstriliṅgasainikāstattaddeśaveṣabhāṣādikamāviṣkurvāṇā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ccidalaṃkṛtāstriliṅganagarīmṛgīdṛśaśc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āmiṃstriliṅgadeśaparameśvar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iāliṅgaṇaṇibhbhakaṃp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yitāliṅgananirbharakamp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sparāvalokanasaṃbhāṣaṇā'liṅganacumbanādyanekavyāpāramayatvenānantyādekavidhatve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udṛś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irbalividhimakaro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ṃliṅgaprayog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innaliṅgavaca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vbhinnaliṅgavacane]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innaliṅgak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innaliṅg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innaliṅg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vyaliṅgasyānumānādbhed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ṇṭhāliṅganamīśiturvitanut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liṅgadeśeśvaravairināry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mālavamahārāṣṭrāṅgavaṅgāday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śritānāmaṅgavaṅgakaliṅgaprabhṛtirājakānīkinīnāmalpatv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vyaliṅgamudāhṛt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āḍhāliṅgananirbhed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urāṇ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rīliṅg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abhyarcya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ivaliṅgatayodbhū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vivakṣitamuddeśryaviśeṣaṇ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ūjan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śanaśravaṇamananavijñān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vaprāṇiliṅgabhedaskandha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liṅgaḥ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syā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pādhikasyā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yādiliṅgatvasambhav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vaśyamanveṣṭavy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ārthasyaliṅgarūpas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tmaliṅgaviparyay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āyāguṇakarmaliṅg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hutatriliṅg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tman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āṭyasaṅgītavāditrairvibhramāliṅganārhaṇa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dārthavicārātmakaviśiṣṭaliṅgavijñān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ñci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liṅgatvā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}napuṃsakaliṅgatacchabdaparāmarśār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dvyāptaliṅgadarśanāsambhav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lliṅgatvā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ujjhitaliṅgasaṅkhyāviśeṣ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ṃkhyayoś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āptaliṅgadarśanābhā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tibaddhaliṅgadarśan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riyaliṅgaśabdasādṛśyā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bdasadṛśādisambaddheṣv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vakṣayai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nnikarṣ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dvyāptaliṅgadarśanābhā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dvyāptaliṅgadarśan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bd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isāmānyayo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niyoga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ale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tānupapatt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ātalliṅg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uddhānekaliṅgatv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edānā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ed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ray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praty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ed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bhed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bhedāvasāy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varūp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vād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uṃsakaliṅgaśabdaprayo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liṅgat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viśeṣāvagat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alīyas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rirūpaliṅgajanitatv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numāyā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ūtasāmānyagrahaṇārth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saṃveda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isāmānyasyāvabodh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jñānasyeṣ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gat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jñ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iṅgasāmānyajñ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āmānyajñā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āmānyagraha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liṅgisaṃvyavahār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āmāny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āsanāmātrālliṅgajñān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jñā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hāvasyānupalabdhiliṅg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śiṃṣal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pī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ūmādiliṅgasy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āliṅgak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ar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ṅgat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upalabdhiliṅgavādin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meyat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bdāday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vijñān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rmadharmiliṅgaādivikalpas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śeṣaupādhīnā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hū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āvirbhāvakā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ṅgadharmat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liṅgaprāvārapratyāstaraṇ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liṅgaprāvārapraty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rājño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āliṅganeṣv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vāṅgīṇamivāliṅga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sparāvalokanāliṅganādharapānaparicumbanādyanantatvādaparicched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māliṅgas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{gāḍhāliṅgaṇarahasujjaamm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gāḍhāliṅganarabhasodyat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tyāliṅganād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sparāvalokanāliṅganaparicumbanādikusumoccayajalakelisūryāstamayacandrodayaṣaḍṛtuvarṇanāday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rutiliṅgavākyaprakaraṇasthānasamākhyān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{gāḍhāliṅganavāmanīkṛtakucaprodbhūtaromodgam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ṇapadaliṅgabhāṣāprakṛtipratyayavibhaktivacanñan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liṅganatoṅgan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ūrvoktakāvyaliṅgamev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narāliṅganamupam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{vahnisphu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canabhed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rejectio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asa[liṅga]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&lt;ṃ&gt;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ahātm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yaktaliṅgavarjit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iliṅgavākyaprakaraṇasthān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uṣyaliṅga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ṛliṅg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āvaliṅgata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tadalaukikakarmaliṅgakā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vā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avicār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āliṅgana^vicār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na^cumbana^nakha^cchedya^daśana^cchedya^saṃveśana^sītkṛta^pur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īti^liṅga^dyotana^arth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na^catuṣṭay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na^āliṅga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hira^liṅgaś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hira^liṅgatā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na^ādibhi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^priyeṇa^āliṅganena^ācarit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ālasya^aṅka^gatasya^āliṅg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na^vidhi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ūrva^prastuta^artha^liṅga^saṃbaddh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ṅga^aṅga^kaliṅgakānā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pta^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^pramāṇa^antar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nai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liṅgagahanākul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liṅgagahanākul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liṅ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tyaliṅg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ṃliṅgapāṭh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ūjā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im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uttam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etac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l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nāliṅgadhar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yaktaliṅgairmunibh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ityāhu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uruṣayo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bandhālliṅgadharmānātmanyadhyavasya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valliṅgatv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ūryodayasānnidhyaliṅgatv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yaliṅg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yaliṅgatv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idhaliṅgabhidābhimānā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hidā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karṣaṇaliṅgagamyā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śanāliṅganābyā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ṃliṅgapakṣ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rīkṛṣṇaliṅgatven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iṅgaiḥ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iṅg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ūmasyāgniliṅgatv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jñānād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ādisāpekṣāṇ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ukt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padajñānādikāraṇānapekṣat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ñānaliṅgatvenābhimatāy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ñātatāliṅgakam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ñātatādiliṅgakānumān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rīrasyātīndriyatvāddhetvabhāvān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ñātatāliṅgakānumānātprākaṭ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driyaliṅgasaṃskārāderyadarthapratiniyat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ṃlliṅganirdeśavirodh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liṅganirdeśe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rśanaśravaṇamananavijñānādiliṅgai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rutiliṅgavākyarūpapramāṇatrayam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rutyādyakalpan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ād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ṃlliṅg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śrayaliṅgavacanatetyarth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ṅkhyānvayānupapatt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ṅkhyādī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ṃlliṅgam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lliṅgadravyaparicchedadvār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ṅkhyānvayayogyadravyasyai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gamyatvān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ram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kramāv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balaliṅgabādh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ātuliṅga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rcaye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ūjāyā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ūrdh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ivaliṅgasamīp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hāriṇya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ūpaliṅgasaṃsthā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ūpavarṇaliṅgasaṃsthān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kaliṅgadhipadharādhāmadhīsaciv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liṅgaprakaraviracitolkānikāyābhiśaṅkā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vyaliṅgalakṣaṇānītyarth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rāṅgakaliṅgakosalatosaśaṣ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ikrāntartuliṅg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nuvṛtti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hārī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liṅgavā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śarīropādhin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śarīraśrutīnāmavirod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hūtabhoktṛśruterliṅgaśruterapyaviruddh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ādṛśyapadapravṛttinimittānāmabhāvādanumānopamānaśabdānāmagocar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avṛttiliṅgamanyathāsiddh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ityāha#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vṛttisthitiliṅg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āryatv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śarīraśrutī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bhaktatvādiliṅgasahitāgamabādhamāha#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bhyās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tairliṅgairvāyuranādyanant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āraṇatvaliṅgabādhājjanmaśrut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āraṇatvaliṅgasyāprāmāṇikānavasth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ṛṣṭibhavatvaliṅgasahitānnaśrute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akaraṇaliṅgasthānairbād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śrutiliṅgayorannamātraniṣṭh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nervisphuliṅgavadetasmāparamātman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āśir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śarīravicārātmakādhikaraṇā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ñāpakatvā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hubhirbhedaliṅgairvirodhādvāgādī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iliṅg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ṣṇaliṅgava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asaṃvṛtaliṅgas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harmātipātā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liṅgaṃ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yathāliṅg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bhayaliṅgai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ṃliṅgai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liṅgai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yānantar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iṅgaliṅgipūrvak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syāstī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liṅgidṛṣṭ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talliṅgaliṅgipūrvakam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dācilliṅgapūrv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liṅgam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iṅgamavyakt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pya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ṇātmakaliṅgasaṃyogādakartā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thānyadindr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utpād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evetyatrā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āvair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yāvinivṛttestasm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cetanatvā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liṅgasyāvinivṛtteḥ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āvalliṅgasyāvinivṛttistāvadi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garbhādyavasthās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āvaliṅgabhūtatatsar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āvaliṅgabhūtasargākhyāstra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āvaliṅgabhūtāssarg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ṅgabhāv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ūtasargākhy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autikaśarīr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liṅgipūrvakamāptaśrutirāptavac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liṅgipūrvak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ūrv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numī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smānmahadādi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hadādiliṅgamas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liṅgamavyakt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smād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aktam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mānapya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adādiliṅgamavivekiviṣay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adādi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hadādi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ṅgasy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thān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āvair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vinivṛttestasmādduḥkh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athāveṣasaṃsthānagṛhītaliṅg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idhaliṅganabhāṣit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icitry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iretairhi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irevaistu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avelliṅgamutpātānā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irebhi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rth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nāliṅgaistu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eṣayo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liṅgai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vatoliṅgamartthānā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istu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nāliṅgavidhānen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abdaliṅgasamudbhed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ākyārthasammata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ṃsakaliṅgamantrārtho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iṅgamarthato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gatānt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cchavicchruta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lliṅgasaṃjño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liṅgasaṃjño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liṅgamudrāyā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liṅg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udramiti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iliṅgasamudāhṛt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aliṅgaṃ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ambhava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liṅgamudr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liṅgamudrāy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hnaliṅgastu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īkṣaye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hirliṅgaistad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udraśc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ṛhalliṅgatāmabhinirvarttayati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heśvaraliṅg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udaken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heśvaraliṅgasy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kṣu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liṅgasyopari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liṅgaṃ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āpyāliliṅg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nṛpati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āliṅganasaubhāgyabhavyo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ārśvasthamāliṅgantyabal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āy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ṣmīnavāliṅganabhogayogy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ārśvasthalatāliṅganaśaṅkit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viṣay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otyāliṅgan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hatathāhī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āhatathāceyamev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ikāgryaphalaliṅgak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adbhā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uṣṇyaliṅgakānumānamāhaasyai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tṛtvānuvādaliṅgasyānugrāhakanyāyapar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ukikanyāyānugrahāttatsiddhernetṛtvasiddherukt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yānyathāsiddher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maṣṭiliṅgaśarīrarūpavikārāvasā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ādiliṅgaśarīrasyaikasminn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śrutibalādekasyaivānādiliṅgasyānekadeheṣ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bhed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āgantukānekaliṅgasṛṣṭāvasatkāryavādāpātāc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dyāyogabalādvidv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ir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ūṭāgrāmāliṅgan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ārirliṅgamaiśvar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vayāliṅgan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hasr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ācāra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nācār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narūp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upāttaliṅgasaṅkhyāvyatiriktor'thast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upāttaliṅgasaṅkhyayo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ādh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ṇyaṅgatābodhakaliṅgamātrād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alpyamantraviniyojakaśrutyai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ādh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idyamānārthaṛṅmantrayorindraliṅg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ādhāyogādarthaikatvābhā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rottarayormantrayoryacchabdastrīliṅganirdeśābhy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nalakṣaṇ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ivaliṅgaśiromārjanocitasalilāharaṇārthakriyocit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dyātmakakarmāliṅgan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nyapramātṛg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yāptyādigrahaṇasaṃbhav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huliṅgakākār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huliṅgakākār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āliṅgan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ndhyādrimahāliṅg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apūgapūritamukhaśyāmāṅganāliṅga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āliṅga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ūnyāliṅganasaṃcaladbhujayugenātmān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āliṅgaty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hanāliṅgan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t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maṇḍalapate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kaliṅganyastakar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mbanāliṅganāny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aspaṣṭairliṅgaratideś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spaṣṭ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ā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antraliṅgasiddhārthamanuvaktītaradya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tr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ṛṣṭiliṅgak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karaṇaprāptermantrāṇ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avāyanyāy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ūma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avāy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karaṇaprāptamantrānuvādeneṣṭakopadhānavidh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āṇabhṛlliṅgamāmnā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siddhijātisārūpyapraśaṃsāliṅgabhūmabh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śanāliṅganakram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dāliṅganenev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rbharamāli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irlakṣit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dvarṇaliṅgasaṃsthān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styanyatkiṃcilliṅg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liṅgaprāvaraṇapratyāstaraṇasottarapadacchad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ūpaliṅgagrahaṇ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harm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e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gam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rūpālliṅgator'thadṛ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nusandhā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rirūpaliṅgajanitatvādanarthadṛ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rūpālliṅgator'thādṛganumān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āharaṇasādharmyāl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numāyāmaṅgatv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nirmuktamanumān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yanumānānāmānantyādekaliṅgin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ūtasāmānyagrahaṇārthamanumānāpekṣāyāmanavasth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gatirbhave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ṃveda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am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ūrvānusandhānālliṅgatvamupapad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pyaliṅgamananvay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jjñānasyāpyaliṅg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ityāha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gnayāderliṅg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āvyapadeśyatvādaliṅgatvamat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gner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pyanvayābāvād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ityā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rūpālliṅgato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isaṃvyavahāra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rūpāliṅgator'thadṛganumānamityanumānaprāmāṇyāśrayaṇamityāhaliṅgijñ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śiṣalliṅgamāpata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mekam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haliṅgasyāpī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bdayo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stī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mupanyasyatikāryasy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eṣ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ñcilliṅgamupalabh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āliṅgakanum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arliṅgamiṣ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astalliṅgamanumānaviṣayat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āvākyamaliṅgamityukt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upalabdhirliṅg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t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abhicārādaliṅg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ayitumaliṅgatvamityā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abhicārādaliṅgat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āvalliṅgagaviditasambandh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redānīmanupalabdhiliṅgavādin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numā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iṣy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trirūpālliṅgator'thadṛganumāna'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aprameyat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ityāhapramāṇānā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āḍhāliṅganavāmanīkṛtakucaprodbhinnaromodgam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āvatsarabhasadayitāliṅganānandalābha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iṣṇavatvānumāxakaliṅgatvā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bdhaliṅg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kramy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liṅgamokṣ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āḍhāliṅganatatpar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śeṣaṇān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śeṣaṇ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va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ādṛśoliṅg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enonupasthiter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āpattervajjalepāyamān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hniliṅgamitiśabd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ād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ṣṭasādhanatāliṅg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am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ṅgajñā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viśeṣaṇ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diṣṭasādhanatāliṅgak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rtastvāptabhiprāy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dhi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ātrasyecchāvācakatvakalpanāc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ḥ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amāṇaliṅg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ukikaliṅgava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sthāp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kt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rt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ktigrah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tātpar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i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parāmarś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liṅgakāravallyamlatailakūṣmāṇḍarājik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ṛḍha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kṣālaye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ṣaudrair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āsāl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alepaye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paye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daye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va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{rasaliṅga}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{rasaliṅg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oṭisahasr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mbanāliṅganasparśakomal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aliṅgava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ātuliṅgaras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ṣpuliṅgakā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sparāgūraṇakrameṇāliṅga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āliṅgan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uhṛdaliṅgamāry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ādaramāliliṅ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avicār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navicāraprakaraṇ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nacumbananakhacchedyadaśanacchedyasaṃveśanasī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ītiliṅgadyotanārth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nacatuṣṭay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nāliṅganam[]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hiraliṅgaś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hiraliṅgatā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nādibhir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ālasyāṅkagatasyāliṅg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navidhi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ūrvaprastutārthaliṅgasaṃbaddh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ṅgaaṅgakaliṅgakānā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māṇāntar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ātuliṅg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oṭyaś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inivartanīyākāraliṅganimittaparivart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kārairebhirliṅgairebhirnimittaiḥ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irākārairyairliṅgairyairnimittaiḥ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kāraliṅganimittāni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jñāpāramitāyāmavinivartanīyākāraliṅganimittaparivarto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irākārairyairliṅgairyairnimittairavivartanīyo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irākārairyairliṅgairyairnimittairavinivartanīyo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ṛhadātmaliṅg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istribhiretairadhokṣaj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geśvaraiśvaryagatirliṅgabhaṅgast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numite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aita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ñcil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as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avyāpakatvānnās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opayoginī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ūmādīnāmaliṅgatāpāt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ādṛcchikasaṃvādiliṅgavibhramādiṣvapye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ādṛcchikasaṃvādiliṅgavibhramavākyābhāsajany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bhram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āderyathārthatvādilakṣaṇ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āpakānupalabdhiliṅgakamanum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hāpyakṣaliṅgak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ryaliṅgakamanum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asamutth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ityasyāvyāptiprasakte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ityasyāvyaptiprasakte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ṅgadarśanād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darśanādvacanādinai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sāmarthyaliṅgapratītijan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yānusandh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āṅgatāpannaliṅgasvarūpamātrapratipād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hāpyākāṅkṣitatvālliṅgasvarūp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varūpatadīyapakṣadharjñatāvijñāpanā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ditaliṅgasvarūpapakṣadharm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ayānusandhāyakatvenetar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ātravacanasyā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rāhityamavyāpti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mit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rāhity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rāhityāvyāptyoryuktidoṣatv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rāhityāvyāptyorekatāmupādā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tijñārthaviruddhatāliṅgarāhityāvyāptīnāmatr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rāhityamityasiddh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rāhityagrahaṇ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ropakramādiliṅgavilomatādoṣ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grahaṇenai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āptipakṣadharmatopetaliṅgapratīte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ākṣālliṅgat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ānumānam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ay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āstraliṅgatastajjñānasambhavā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āstraliṅgat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āstr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avyabhicarit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tiṣṭhitaprāmāṇyapramāṇāntarāvadhṛtapakṣaliṅgavyāptimat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isiddhaliṅg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smālliṅgadarśanātprāg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āde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karaṇādibalātpiṇḍaviśeṣ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ayopayuj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st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tvamabhyupagacchām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yatyayadoṣ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yāpakānupalabdhiliṅgakamanumānaman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manīyatanayāliṅgan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ṅgaparyavasā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yāpiliṅgamātramsūkṣmaviṣay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ātrasyāpyaliṅgamsūkṣmaviṣay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thāliṅgātparamaliṅgasyasaukṣmyamna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ṃtuliṅgasyānvayikāraṇampuruṣanabhava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śeṣāviśeṣaliṅgamātrāliṅgāniguṇaparvanpṇ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ttatparamaviśeṣabhyoliṅgamātrammahattattvamtasminnetesattāmātramahatyātmanyavasthāyavivṛddhikāṣṭhāmanubhavan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asadavyaktamaliṅgampradhānamtatpratiyanti[pratii]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ṣateṣāmliṅgamātraḥpariṇāmanihsattāsattamcāliṅgapariṇāma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ātramaliṅgasyapratyāsan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hāṣaḍaviśeṣāliṅgamātrasaṃsṛṣṭāvivicyantepariṇāmakramaniyamāt[parinam]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armamātramśabdādīnāmguṇānāmvināśyavināśināmevamliṅgamādima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ktamtulyadeśaśravaṇānāmekakdeśaśrutitvamsarveṣāmbhavatītitaccaitadākāśasy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ṅkar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ḥliṅgatvadyotanā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pūraplutaliṅgaśiraḥśriy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ivaliṅgam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viṣṭ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mukhākṣiptaliṅgak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mbanāliṅga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ṛtrimaliṅgak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mbanāliṅganādiṣ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āḍhāliṅganacumbanaiś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navihī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cumba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ālāliṅganamokṣ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rthavīrya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ṣiptaliṅgaś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ṅgāradhānīsaṅgatasphuliṅgava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grahaṇaliṅgaliṅgisambandhasmaraṇayo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yavāgvyāpārādikāryaliṅgasyānyathāp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bhāvaliṅgaj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ryaliṅgaj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rūpaliṅgapratipādak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yāstitvamev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liṅgabhedanirūpaṇ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rūpaliṅgaprakāśakāvityadoṣ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ānyalliṅgamas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yacil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ruddhavyāptopalabdhaliṅgakamanum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ṛhiliṅ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liṅgavānev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liṅgavāṃś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l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innaliṅg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kaliṅg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viṣṭaliṅg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l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mbanāliṅgasparśakomal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hāṣaṇacumbanāliṅganārth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thit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valiṅgalep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liṅgakaphal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huliṅgasamanvayasyai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yatyay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hmaśabdādaśrutatvādiliṅgaiś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hoktāttṛtv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lliṅg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avakāśasarvāttṛtvaliṅgamātrātsāvakāśāditiśrutyadititvaliṅgayorbādh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ṃvatsarādanodyamādi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psaṃvatsarasṛṣṭyāderviṣṇuliṅgatvā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t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psaṃvatsarasṛṣṭyāderviṣṇuliṅgatvasiddhirityadhyāhṛtasādhyenānvay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iddhakarmaphalabhoktṛtv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vāttetyādikriyāliṅgabodhakaśabdavācyatvenokt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hāniviṣṭatv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ubhakarmaphalabhoktṛtvarūp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avakāśaguhānihitatv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kṣurantaḥsthatv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dityasthatvaliṅgasyā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apatterityetadanekaliṅgaparat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ntaḥsthaniṣṭhatvenoktasyāmṛtatvādyupapatter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avalliṅgabalāccakṣurantaḥsth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yamṛtatvābhayatvādiliṅgaśravaṇādbrahmādiśabdaśruteś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avakāśaśrutiliṅgabalādyad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etal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alliṅgadvayasadbhā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liṅgaṃ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syaitalliṅg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varūp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hmaprāptirūp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ūrvapakṣ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ṛśyatvādyābhāvākhy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pariṇām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nyatr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ācakatvādyanekaliṅgasamanvayasiddhyarth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kāreṇottarapakṣasādhakaliṅgasādhāraṇ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iliṅgayorniravakāś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ābalyanirāsā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ānoktirūpasamākhyālakṣaṇaliṅgajñāpak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yādyagniliṅgamādiśabdokt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yādyagniliṅg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mādivākyoktāgniliṅgami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valiṅgaḥ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dhānaliṅgatvenābhimatatvātpṛthaguktam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dhānaliṅgatvādid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ācakatvākhyaliṅgamukt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jradharatvādisarvaliṅg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manyaśrutiliṅgadī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nyādināmaliṅgakarmav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ehanibandhanaiv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śarīrakośaḥ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ehaḥ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ehopādhi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ehasyāśocyatva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ehasyātman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khaprasādaliṅgagamyaḥ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ānudvegaliṅgaṃ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ṛtrimānudvegaliṅgavāṃ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khaspṛhārāhityaliṅgaṃ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talliṅga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ehā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ṛṣaṇāvaspṛśa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vaṅgajaṭharā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tyaparā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hi^divasa^karaṇa^nakṣatra^muhūrta^vilagna^yoga^deha^spandana^svapna^vijaya^snāna^grahayajña^gaṇa^yāga^agniliṅga^hasty^aśva^iṅgita^senā^pravāda^ceṣṭā^ādi^graha^ṣāḍguṇya^upāya^maṅgala^amaṅgala^śakuna^sainya^niveśa^bhūmay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huliṅga^dhūma^ādibhi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āñcāla^kaliṅga^śūrasen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deśa^nṛpati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^vaṅgā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ṅga^aṅga^mahiṣa^bāhlika[kvāhlika]^kaliṅga^deśeṣ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śala^kaliṅga^h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śala^kaliṅga^vaṅga^upavaṅga^jaṭharāṅg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liṅgaś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^bāhlīk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^śālvāś[ksālvāś]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śala^kaliṅga^vaṅg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ṅgaṇa^kaliṅga^vaṅga^draviḍāḥ[udraviṇāḥ]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phuliṅga^mālinī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^ārcā^āyatanā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^liṅg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ūma^agni^visphuliṅg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īvṛkṣa^vardhamāna^ātapatra^śivaliṅga^kuṇḍala^abjānā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āsāda^harmya^valabhī^liṅga^pratimās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^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phuliṅga^kṛ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^pṛṣṭh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ntā^samāliṅga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āla^āliṅgana^cumbanāny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dhārī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aṃbhorliṅgamanuttam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hāriṇī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al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ṅkilbiṣānmokṣya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iṅgamityāhurvedavādavid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ityāhurānand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bhū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ūrtay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alliṅgas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oṅkār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oṅkār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iśvar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ṅgamālokavihīnarūp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ṣṇustalliṅgamaiśvar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ṃnāmn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triśikh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sudhāliṅganadhūsarastanī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mavaśyatāprāpti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phu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athāgnivisphuliṅgayo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phuliṅgasy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śrutiṣūbhay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hmapratipattavyamutānyatar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adāpyanyatar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trobhayaliṅgaśrutyanugrahādubhayaliṅgam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bhayaliṅgatvamupapad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aścānyataraliṅgaparigrah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vikalpamekaliṅgam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bhayaliṅgatvamastī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bhayaliṅg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pādhiyogādapyubhayaliṅg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smānnirvikalpakaikaliṅgam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bhay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parīt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āvadanekaliṅg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thamasyaliṅgatv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bhūyastvādhikaraṇ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bhayastvā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apyasatyāṃmanyasy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akaraṇācchrutiliṅgavākyānī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śrutiliṅgasūtr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darśanam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dvayamakāraṇamupāsanasahabhāv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yetalliṅgadarś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śruti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ṛtiliṅgam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darsanamanabhibha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id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hikṣurvānaprasthavatsomavalliṅgavarj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kaliṅgatvāvadhāraṇ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yāgasannyāsayorubhayor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yāmapyādityādiliṅgapravṛtt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smādviṣamaliṅgaliṅgipūrvak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ādasannikṛṣṭ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ipūrvak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śakālaliṅg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nirdeśamātr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amaśak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aidharmy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vāder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ācaṣṭ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yāy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bhiyuk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āparādiliṅgasadbhāvātpratipattir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dhānasyaivāstitvaliṅgamid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padiś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etadastit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gāgamābhyā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ne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sargapralayānnityatvamā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otpattirabhyupagam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utpad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ākṛtiviśeṣopādānatyāgasāmya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iśvarūpyāl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ṇaliṅgasannicayamevādhikuru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avinivṛttestasmādduḥkh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aivātyantocched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ivaliṅgasy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liṅg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īnatvādhikatvaliṅgavacanabhedāsādṛśyāsaṃbhavāstaddoṣā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hnisphu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amānopameyayorliṅgavyatyās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yorvyatyās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nnapuṃsakayorupamānopameyayorliṅgabhed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hede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ñcilliṅgamātreṇoktau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asyamāliṅga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canasyāp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iṅgavacanasyāp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uddhaliṅgavacanasyāp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canānyativartant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ustātiviṣendradārukaliṅgapāṭhākaṭurohiṇīnā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kṛṣṇāphalakalkamiśr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śanāliṅganādīnāṃ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āliṅga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daliṅgaprabhavatvābhyupagam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bhavatvamupapad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smādvedaliṅgaprabhavatvam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nādibhi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rāliṅg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ahasreṇ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ś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rāgniliṅgamadhyasth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math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kaliṅganikoṭaka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aṇāliṅgan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ddhavadāliṅganavac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āptiliṅgapakṣeṣ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aivāniścay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ūṣāśaktiliṅgadoṣasāmānyalakṣaṇaprakaraṇ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uṣāśaktiliṅgadoṣasāmānyalakṣaṇaprakaraṇ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liṅgaaṅgaraj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iśiṣṭ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acanakālakārakāṇā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ṭṭamūṣaaṅgārabhasm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liṅgaka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lakūṭavatsanābhahālāhalameṣaśṛṅgamustākuṣṭhamahāviṣavellitakagauraardrabālakamārkaṭahaimavatakāliṅgakadāradakaaṅkolasārakauṣṭrakaādīn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hracitrakavilaṅgapāṭhāmustākaliṅgayavadāruharidraindīvaraśatapuṣpaapāmārgasaptaparṇanimbaāsphotakalkaardhayukt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ṃkīrṇ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avahāraupaliṅga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ṃgamasya^upaliṅgan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ahaupaliṅg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ṣībhasmadhūmadigdhahastavastr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ūpaliṅgasāmān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aliṅg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śakālalābhaupaliṅgan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aliṅgan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liṅgacched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ṣṭ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mihāpīndriyavyatiriktaliṅgakalpanāvyudāsārth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arūṣamāliṅganakṣam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vavākyanāmaliṅgaiś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harmeṇ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iṅgamitv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phuliṅgaiḥ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ratinidhiḥ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ūliṅgaśakunāś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rotraliṅgaṃ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ṅgatvā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hīnaṃ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aṃyogahīnaṃ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ṅga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ṅgatvā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ṅgavā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ṅgasādhyaṃ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liṅgasattvasadṛśā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liṅga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liṅgaśakuna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ṅgasaṃjñitaḥ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yāsy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rjit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śarīrasañjñ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śarīramād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yaṣṭiliṅgaśarīrāṇ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turliṅgaśarīr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ttraliṅgaśarīrava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mastaliṅgaśarīropalakṣak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valiṅgaśarīrāvayavā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śarīranirūpaṇ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thārthaliṅgajñānājjāyam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ājjāyamān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liṅgamūrtte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ṛdbhirliṅgagudāsavy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rūpāvagatiliṅgabhūtācār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oṣaś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liṅgaśeṣ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bhūyamānapriyādarśanāliṅganasukh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ṛpaliṅgacchad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liṅgava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dhānamantrairabliṅgairupasnāt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śātkṛṣy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ramiliṅgaistai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tīśaliṅgaistu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āstuliṅgaistu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vyaistalliṅgai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oddharaṇaliṅgaiśc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visphuliṅgajvālān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hiliṅgatī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ṃliṅgaṃ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viṣayaś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ājaliṅgai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vaṅgādhipapāṇḍyapauṇḍr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svet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rāṣṭradvāreṣ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iliṅgadhar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arśanā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iṅgamaviśiṣṭ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yārth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kramasamākhyān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samākhyānābhy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viśeṣanirdeś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ṅgabhāb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ūrvaliṅganā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liṅgasaṃyog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ṅgahetutv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ādhāraṇy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ā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traliṅgañ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āvyatiretakā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kśanā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śeṣe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anāliṅgasaṃyog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kṛtiliṅgasayog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kṛtiliṅgasaṃyog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āmarthy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karm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liṅgaprāvāramṛdusaṃsparśā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ṅgajā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akṣaṇānumānasvarūp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ra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ino[ra]sambandh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enopagat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ūmādiliṅgapratyakṣābhiprāyeṇokt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āmānyaniścaya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āmānyasyāgrahaṇ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ṅgaj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nirmuktaṃ[]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rahit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āmānyagrāhiṇ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ṅgatv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ṃliṅg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hābhūtaliṅganiścayadvāre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raṇavyāpakasaṃbaddhaliṅganiścayadvārāyāt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pariṇām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grahaṇ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ūṃsakaliṅgatv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huvrīhāvajahalliṅgatvā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acan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irūpyaval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ety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vaj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huvrīhāvajahalliṅg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āhyaliṅgarūp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rūpatvā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ṃścidāliṅga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āgādiliṅgakāyādidauṣṭhulyaviviktasvabhāvatve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eśaliṅgavivekasvabhāv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eśaliṅganimittānāṃ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aivartikaliṅg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rmaliṅg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rīsaṭīkaliṅgamahāpurāṇottarabhāgaprāraṃbh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rīliṅgamahāpurāṇ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lliṅgaśabdavācy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liṅgaśabdavācy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rūpaś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y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mādabhyarcayel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huryasminkrodh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īṭh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ūjayelliṅgaśuddh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ūr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stak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yādh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ujāphal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mindānamuttam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āpayel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y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thāpanasanmārganihitasvāyatāsin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hāpayelliṅgamavyay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ivaliṅgamayā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ūrterv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ekatam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edī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māl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ūrcavastrādibhirliṅgamācchād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īśān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yaselliṅgamīśāne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cchād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hāpayedbrahm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thāpan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nmunisattamā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tiṣṭhāliṅgavidhin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canayorap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ṇadvayapratyayadvayaliṅgadvaye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ṃnapuṃsakaliṅgayo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śleṣamāhavikasadityād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vay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śleṣ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śleṣastu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śleṣamātramityarth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rāyaṇatvocitalakṣmīsamāliṅgan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rībhānustrikaliṅgamaṅgalapad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yāmāli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yādāvāliṅganādīnāmiv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ryaliṅgaviśeṣaṇairityarth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rāliṅgan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āmyasyāp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ryyaliṅgaviśeṣaṇān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ṃstrīliṅgatvamātreṇe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liṅgaśabdārthatve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āmy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āmyamātreṇ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āmy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anakāryaliṅgaviśeṣaṇān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sanākṣepāliṅganarūpavyavahārasyaivārop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vyaliṅgasye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vyaliṅgatiriktamaparamap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liṅgamanvay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hadajahalliṅgadvayamapītyatotrājahalliṅgat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halliṅgat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vyaliṅgatvābhāvatvakathan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vyaliṅgatvāvakāś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raivāliṅganānvayā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sphuliṅgai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hal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hāliṅg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th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arjita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ita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en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jñānā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ūjādik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ṛttivyāñjakavarṇaviśeṣarūpānuprāsaliṅgagamy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hikapratīyamānāṃśolliṅganā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iṅganādullekhanā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lliṅganādanumānādi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canayorvipariṇāmemanālaṅkār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āliṅganāday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hāvidhasarasvatīliṅgakānumitiviṣay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māliṅganā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gadidamagnivisphuliṅgav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gnivisphuliṅgavatsphuṭit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ṛḍhībhavativisphuliṅga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phuliṅgas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varṇamaṇilohāgnivisphuliṅgadṛṣṭāntā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edaliṅg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edaliṅgamātman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dvatliṅgaviyo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eve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yo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uruśasya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gnervisphuliṅgadhūmāṅgārārciṣā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haliṅgasaṃghāt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śarīr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kanakhasamudrakalekhapakṣahataliṅgaśirogulmakeśāntarbahirdvikubjaṣaṭsahitānaṅguliyakṣmanakulakiṃpilaviparītamilitasikyakaśmīlitākṣākṣākṣiśālaśaktadadrūvicarcikapītāvadātaraktanāḍī[b]karṇakaṇḍūpiṇḍasthūlakacchvaṇḍalāṃgulapratichannamūḍhājihvaikahastapādanīlakeśahastyaśvaśvagomeṣamṛgamatsyāhidīrghabahuśīrṣatālakaṇṭhaśūleryāpathachinnebhyaś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ravrajitabhaktā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daṃliṅgapravrajitasyācelakasy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iṅgana[b]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phoṭanāmā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raddhāliṅg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ācikaliṅgapṛcchā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talliṅg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ānasaliṅgaviśeṣaṇenaiv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ācikaliṅg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āptatadāliṅgana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utsṛj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vyaliṅgami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cchāstraliṅg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āstraliṅgavadityupapann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aseyatvālliṅgasāmarthyālliṅgyanubhavasyaiv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kāvyaliṅg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ādeattācarācaragrahaṇā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yatyay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amityā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ibhāv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hnyādinirūpitavyāptipakṣadharmatayorliṅganiṣṭhatārūpamahāvākyārthabhūtānva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avahāraliṅgakānvitaśaktigrahavirod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vitaviṣayakavyavahārarūpaliṅgajany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avahārarūpaliṅgajanyaprādhamikaśaktijñā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bandharūpavyāptiva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bdayorjñ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numitiviṣayatvavadākṣepakasyāpyastvākṣepyaśarīrapraviṣṭatvamiticen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āmagrībalālliṅgasyā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ayopayujyat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ādṛśyamupadhānīkṛtyānekagotvāliṅgatāsvanekagovyaktiṣ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d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rghathaḥvidhinimantraṇāmantraṇādhīṣṭasaṃpraśnaprārthaneṣ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nuktakaraṇatvārthak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rthat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rthatvā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yarth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hyamottamapuruṣa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raśrutiliṅgavākyaprakaraṇasthānasamākhyā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yart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erviśiṣṭārthaśakt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alopasthāpi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adādi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paraliṅgasaṃyog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ital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āvayo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lyaliṅgatv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ar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yāvinivṛtte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rg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ka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amukadhavakaliṅgacchāgakarṇāśvakarṇ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uliṅgaś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ṣām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ṣamā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mbanāliṅganaṃ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staaṅghriliṅganay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agaliṅgasamāyo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niyuktamantrāvarodh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m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trayorhemīyadevatāliṅgakayordevatā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ṅkhyāprakārakabodhajanak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ṅkhyānanvayitvene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ṅkhyāprakārakasvārt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ṅkhyānanvayi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ṅkhyānvayihomaviśeṣatvaprakārakat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amaṇaliṅgasaṃdarśanârth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vyaktaliṅgaityādismṛtibhyaśc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vyabhicārā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uṣṇyamagneri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detajjyotirdṛṣṭaśrutaliṅgatvāddṛṣṭ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havanīyāgnisamiddhūmārciraṅgāravisphuliṅgabhāv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agnivisphuliṅgavajjīvatvabhedakāraṇamityatastadviyo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dapyauṣṇyaliṅg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amasmiṃlliṅgasaṃghātarūp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śmīnāmubhayaliṅgatvātt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āḍanā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āḍan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ṣoḍaśaliṅg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ivaliṅgak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asmanirmāṇaliṅgak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rṇaliṅg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ramāṇ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ūrṇaliṅg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rūp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ārthivaliṅgak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asmaliṅgak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valiṅgasy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valiṅgak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ūtabhoktṛśruterliṅgaśruterapyaviruddhatā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istad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ityāhaat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bhaktatvādiliṅgasahitāgamabādhamāhayadapītyādin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āgnivisphuliṅgayo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āhosvidagnivisphuliṅgavadityasy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athāgnervisphu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īveśvarayoryathāgnivisphuliṅgayorauṣṇy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iṅgamekamavyakt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talliṅgami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iṅgamarcayan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āvayitveśamarcayelliṅgamaiśvar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ntuyoginā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traistalliṅgairvāruṇa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chantyathāliṅganamācaran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avāṃlliṅgamutpāṭayat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nt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nuttam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deśapaścārdh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vitāramivāliṅgayanty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unmiṣatpratāpāgniphu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āḍhamāli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icyobhayaliṅg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liṅgas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ktaliṅg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rthāśayaliṅganāmabhi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traliṅgai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ñātatāliṅgakānumiter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iyāyikasaṃmatapravṛttyādiliṅgakānumityātmak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rśaliṅgakānumānavedy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rśaṃśabdadhṛtikampaliṅgaḥ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rśaliṅgakānumitirūp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dhay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viśeṣanirṇayapuraskāre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ṃṅkhyānanvayādīn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ñātatāliṅgakānumit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avṛttisāmarthyaliṅgakānumityanudhāvanamiticetid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amevānumitijanak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dhayai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abhinnaliṅgakasvaviśeṣyakasvasajātīyetarabhedānumityaviṣayatv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bhāvādīśvar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yapuṃlliṅg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liṅgaparāmarś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ḥ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abhicāriliṅgakānumit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ṣ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parāmarś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ṅgaparāmarśādi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mātmakarāsabhaliṅgakaparāmarś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hramātmakarāsabhaliṅgakavahnyanumityāpatt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āpyaliṅgakānumiter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vavyāpyaliṅgakānumiterityāśayenaivamukt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āpyaliṅgak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amavetānumitikaraṇaliṅgaparāmarśor'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ṅgaparāmarśarūpaparārthānumānaprayojak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o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umitijanakaliṅgaparāmarśajanakamahāvākyārthabodhajanakat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āryabhūtaliṅgaparāmarśavācak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tipād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yāptiviśiṣṭaliṅgapratipād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tijñādyavayavapañcakasamudāyaprayojyaliṅgaparāmarśādi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tipādak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yāptiviśiṃṣṭaliṅgapratipādak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ṣayakabodhajanakat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odhak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odhakat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kṛtasādhyānumitihetuliṅgabodhak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ā'numā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ñānamānaliṅgatvenā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ṣayakajñ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tītānāgataliṅgayorasatt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valānvayiliṅgatvamityukt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ñātatāliṅgakānumitir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iyāyikasaṃmatapravṛttyādiliṅgakānumityātmakadvitīyajñānagrah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ñātatāliṅgakānumiterv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arthapravṛttijanakatvaliṅgakānumānaāptavākyagrāhy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uvyavasāyajanakavyavasāyajanakajñātatāliṅgakānumitijanakasamarthapravṛttiliṅgakānumitijanakasāmagrīṇ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lliṅgat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liṅgatvam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lliṅgatayai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lliṅg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lliṅganirvāh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lliṅgat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ṣṭasādhanatāliṅgakakṛtisādhyatājñān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ṣṭasādhanatāliṅgak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ṣṭasādhanatāliṅgaketyād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ṣṭasādhanatvaliṅgakakṛtisādhyatvavidheyakānumityātm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mittarūpaliṅgajñānajanyakṛtisādhtvavidheyakānumityātm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vacidvihitakālikaśucijīvitvādiliṅgakakṛtisāṃdhyatājñān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ṣṭasādhanatāliṅgakakṛtisādhyatājño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mittaliṅgakānumityātmak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syai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āmṛśyamān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liṅgatvamupapan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liṅgatvāpatt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tijñādyavayavapañcakasamudāyaprayojyajñānaviṣayībhūtaliṅgajanyānumityāśray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ñānamānaliṅgasyānumitihetutā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ītādiliṅgajñānadaśāy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damatr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par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astādṛśasamudāṇprayojyaliṅgaparāmarśajanyānumitimā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tipādakatvaniveśaphalamā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ṃstvādirūpaliṅg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d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kṣatāvacchedakāvacchinnaviśeṣaṇatāpannasādhyānvitaliṅgapratipādakatv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tipādakatvaśarīr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śeṣaṇat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kṛtaliṅgatāvacchedakātiriktānavacchinnaliṅgaviṣayatākabodhajanakatvarūp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uddhaliṅgapratipādakatvasyātivyāptyabhā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āptiviśiṣṭaliṅgapratipādak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śeṣitaparāmarśatvenai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liṅganirdeś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śeṣāvivakṣāy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avasāyajñātatāliṅgakānumitibhy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huliṅga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maliṅgavidhānavi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svaliṅg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liṅgakai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ṃholiṅgagaṇa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hṛtaliṅg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hṛtaliṅga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kā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purapṛthivīmaṇḍalamadhy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vaṅgakaliṅgamāgadhamahendragavas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phuliṅgakā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yāyatanān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utiliṅgamūl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yāyataneṣ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rutiliṅgavākyāda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ṣṭabrahm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nmādiliṅgakānumān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akramādiliṅgairvedāntānāmadvitīyākhaṇḍabrahmaṇ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ātpary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nūktaṣaḍvidhaliṅgaistātparyaviṣayasyabrahmaṇ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akramādiliṅgairbrahmātmaikatvavastun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śūny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ktaliṅg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ṣṭabrahmaliṅgavākyā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amīkṣatyādiliṅgairaceta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uktv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āpāsparśitvādyavyabhicāribrahmaliṅgairanyathānaya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ṣṭabrahmaliṅgavākyasamanvayokterāpād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vavākyagataṃ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rvabhūtaprakṛtitvaliṅga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hmaliṅgam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yusaṃbandhabhūtapādatvādiliṅgaiśce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āhaath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āha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hmaliṅgamāhaan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liṅganayasyocitatvāc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adhānavākyārthabrahmaliṅgamanyath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hmaliṅg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hm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ṣṭabrahmaliṅgairbrahmaṇ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aṣṭabrahmaliṅgavākyasamanvay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hmaliṅgairabrahmaliṅgabād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āhaviśeṣaṇācc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liṅgadarśanādityāhatayoran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ṛśy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ākyabhedakālliṅgadbalava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rābhidhānālliṅga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dyatvaliṅgavat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maṣṭiliṅgaśarīr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āṇāgnihotrahomādhāratvaliṅga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ādhāraṇaliṅgatvadyotanārth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īvatvaliṅgaviśiṣṭ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śrutiliṅgabalādetatsat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āṇaliṅg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śrutiliṅg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astalliṅgabalādrūḍhi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hmalokaprāptiliṅgatparaśabd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hmalokaprāpti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hasyānveṣṭavyatvādiliṅganvay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i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haraliṅg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kārātsetupadoktaniyāmakatv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ityāhatath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yāśaṅkyoktāvasthotthānaliṅgabalātkalp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īvaliṅg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āhatejodhātūnā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rukulavāsādiliṅgamāhaapic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āhatasmā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astī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vādīnāmadhikāraliṅgamityāhasmārt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āhakṣatriyatv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hmaliṅgamastī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jraliṅgac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ūrvokt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asiddhiliṅgasyākāśaśruteś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īvaliṅgatvamityāhayat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yāśray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ārtaliṅgasyānukt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yaktāvyaktakāryaliṅgakānum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yaṣṭiliṅgarūpānpuruṣānuktv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āṇaśabdajīvaliṅgayorgatimāhaprāṇaśabd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kṣasādhanajñānagamyatvādiliṅgairvākyasyānvayādbrahmaṇy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ityāhatathaivaikāyan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ātmaśabdenopakrānt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aṇoraṇīyān'ityādi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nayugaliṅgayug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tyaṅgamāliṅga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āsabhaliṅgastu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vālaliṅg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liṅgabhaṅgī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hayiṣyannāli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agaliṅgaprasaṅge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śatoranyonyamāliṅgato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sparāliṅganatatparāṇ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yorāliṅgan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yurāliṅgane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ītyāliṅga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vāmāliṅga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akucāliṅganat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abhasamāliṅgan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māliṅga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ntāsamāliṅgan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ivaliṅgamuccai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pe'nalpaprakopapravidalitadṛḍhāliṅganagranthibandh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tyayamādareṇ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hyā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ānugatasphuliṅg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ṭhāliṅga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ṛtānumaraṇodyogapriyāliṅgan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ūnyaliṅgas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tyanyamany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dāp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ādharasudhārasapānavakṣ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t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t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natisaurabhānavayavā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yatyanunayatyavacumbayaty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s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āṅgāliṅganamarmarīkṛtanavāmbhojāliśay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nāliṅgan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yāmāliṅgat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āliṅgat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arāmarśapar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yudāliṅga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ṇṭhāliṅganamaṅgal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ānyadhikṛtā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mācchvaśuramiyamāliṅga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yaliṅgasadṛś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danālliṅgavṛddhi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rvadbhirāliṅgan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maṇḍalapaterantaḥpurāṇāmah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ūtanāsaṅgagāḍhāliṅganakātar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āḍhamāliṅga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ātodarīpīnavakṣojāliṅgan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bhā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traliṅg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tuphalaliṅgabhed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añcak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ṣaṇātpudlācchikṣāskandhaniṣpattiliṅgat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bhāgamārabh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āramitālābhaliṅgavibhā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agaliṅgavibhūṣit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annibha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liṅgaughai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kulasaṃhār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liṅgak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amp;#kāliṅ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deśā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vaṅgakaliṅgasuhyapauṇḍrākhy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māhiṣakamāhendr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hāraṇam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rājān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ptāyovisphuliṅgava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ṭhāliṅganasaspṛhev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īsamāliṅganasaspṛhas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yaktaliṅgas^avyaktaācāras^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liṅgam^bārhaspatyam^t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kīryamāṇavisphuliṅgaprakaraṃ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jṛmbhamāṇadhūmarāśirvikīryamāṇajvālāvalīlolavisphuliṅg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ratsphuliṅgaprakaro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ptoddhatārcirvikasatsphuliṅg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śarīravarjit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lliṅgatv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lliṅgatvenopasaṃhārā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mbanāliṅganādyanubhavenetyarth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adramkarṇebhiritiyathāliṅg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khīnāmakalitacāpaladoṣamāli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liṅgavānsphuṭamiv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yāliṅgatāmālok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asaṃghaṭṭavikīrṇavisphuliṅg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nāślathāliṅganavyāpāraikavinodadurlalitayo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śatai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iṣṇavaliṅg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liṅgai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ṭidvādaśaliṅg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ṭiliṅgasahasr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īkṣyābhigamyāliṅg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vanyāyaś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iliṅgabhāv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varūp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ādarthadarśanamāliṅg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aṃkhyāday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vinābhāvalakṣaṇ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nvayavyatirekiṇī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liṅgadurdṛṣṭiretadīdṛś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idhiyorev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aliṅgamābālamasaṃśliṣṭottaroday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ītamapadṛṣṭābtamaliṅgañcārthavedan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ālliṅga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iṅgamityatilaukik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tītirliṅg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tistastatkāryaliṅgaj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ñānamaliṅgaj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ṅgatvaprasiddhayarthamarthādarthas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thitikar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āṇanādiliṅgamupanyasyauṣastapraśn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isaṃbandhaviśeṣāṇāmatyantasaukṣmyādduravabodhyatā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yāvyabhicāritvadarśanārth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ukt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yā'bhāsatvopapatte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ūpaparatvānnapuṃsakaliṅg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iṅgamana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dhānatvālliṅgas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ya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uśrūṣāliṅgajñāpanāye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taravākyolliṅgan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unnaye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ācyaliṅgak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ācyaliṅg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ācy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nya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edyaliṅgak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edya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ācyaliṅgamavikram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iṅgaśāstr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eṣavidhi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ṃliṅgaśeṣasaṃgra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liṅgaśeṣasaṃgra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ṛhaliṅg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śraliṅgamantrayo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ś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śaliṅgavyavasthitam}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avāy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anā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ṃyukteṣ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liṅgasaṃbandh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liṅg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atā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karaṇaliṅgasyāviśeṣ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ram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ram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kramā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ṃliṅgavatībhi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ant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ant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anit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attānenopasthānenānugrahītav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karaṇayo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ā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anita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attātrā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tyayaviruddh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iliṅgavākyān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vākyayo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ṅgavāky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utiliṅgayo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parijñāteṣv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āmāṇy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iliṅgayo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āmarth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oc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āmarthy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śn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anāliṅgasaṃyog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raśanā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śeṣadarśanā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kṛtiliṅgatv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avāyā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iliṅgavākyaprakaraṇasthānasamākhyān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vakṣāyā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liṅganirdeśā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ā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ram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ṃ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viśeṣanirdeśāt{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ṃliṅgavacanasāmarthy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ṃliṅgavibhakt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ṃliṅgasaṃbandhārth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ṃbandhārth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ṃliṅg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ihārāv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hetuk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hetuk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atām{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atā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ṅgavatāṃ}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āgimithunāliṅganeṣ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venābhyupagamayitumāh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ñānāpekṣatvālliṅgasye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ryaliṅg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smālliṅg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adhakirātakaliṅgavaṅgakāśai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tī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vālāliṅg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yuktvāliṅgan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dattākhy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dattas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dattā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datt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datt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dattaś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e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yā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py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y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ey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datta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tr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khy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sau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t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rt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svīkār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yaṃvararasopanamatkaliṅgasenāsamānanavasaṃgamasotkacetā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tseśatatsacivamukhyakaliṅgasen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ājankaliṅgadattas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y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p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vṛttānt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vivāhavilambanavicakṣaṇā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vṛttānt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datt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aiṣ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mātkaliṅgaseṇaiṣ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mātkaliṅgasenāyā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vṛttāntajñaptya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sada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lāvaṇyalubdhas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pracchannakāmin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rth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vṛttānt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ṣaṇātkaliṅgasenāp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ṃcitkaliṅgasenābhū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atkaliṅgasenāt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tanay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putrīy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jāmāt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okti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thithye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tanay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ay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ya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aitatsvavṛttāntabhiyābravī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chetkaliṅgasenaitadanaucity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veśyaivāli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autsukyasaṃrambhāliṅganādibhi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atkāliṅganādik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tī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yonyāliṅganātṛptau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āliṅg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alliṅg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liṅgasaṃghāt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yācat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yāge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katāśivaliṅgabhṛt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vamā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ṛtvāli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iṅgamūrdhn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ūnyaikaliṅg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āmāli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dāliṅgas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deś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viṣay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otkatā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āḍhāliṅganarāgit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dhāvyaivāli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mbanāliṅganādhibhi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tadāliṅganādhik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ndatkaliṅgasen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nugat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śitajvālāliṅgarūp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atkaliṅgasenāts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okt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enāmi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vṛṣabha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sahit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vaṅgāṅganiṣādavīr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rakaliṅgakekayā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vaṅgāṅganiṣādamāgadhā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nāliṅgai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ivaliṅgak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sthāy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pattiliṅgavyāvṛtti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nā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ṣaliṅgapratiṣedha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kartrī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yaktatv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ṣaḍāśramaliṅgānupalabdhāvanavadhṛtoktaliṅgava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rāliṅgaśiraścalitajṛmbhikādīn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irgopyā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yāliṅg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ānadvayamavyaktaliṅgavacanā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yaktaliṅgapūrvakatvā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rāliṅganacumbanādividhay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ād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nādin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āliṅganāṅgan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amukhavitatamahāsukh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ādisaciv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n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āliṅgas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ata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āṅgāliṅganalaṅgime'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āliṅgaṃ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svabhajanākṛtāliṅganamayapraṇayaceṣṭit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ṃholiṅgagaṇ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āṃholiṅgagaṇ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ṃholiṅgagaṇenodapātr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ṃholiṅgagaṇenodakamabhimantr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ṃholiṅgagaṇ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ṃholiṅgagaṇenākhumṛttikāmabhimantr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ṛtvāṃholiṅgagaṇe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dhanapāyanasnānādiṣvaṃholiṅga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ṃholiṅga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liṅgamanumantraya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bhayaliṅgairubha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ṃliṅgairdātār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athotpatteryathāliṅg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āṣāṇaprabhṛtirajatahiraṇyasphaṭikaprabhṛtiliṅgavāsudevaśaṅkarasarasvatītyādiprabhṛtaya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śarīrādhiṣṭhānasūkṣmadehāśray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rīrādhiṣṭhānasūkṣmaśarīrasattvāvaśyak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śarīraparimāṇ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śarīrasaṃsṛte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rīranimittak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s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ātrāliṅgat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uṣaliṅgaṃ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ṃliṅgatve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yāgābhāvā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deśabhūtrayātilak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vyaliṅgetikāvyaliṅg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grahaṇasaṃbandhasmaraṇayo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jatvā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yavasthā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canavipariṇāme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idyamānasarvajñatāliṅgabhūtapramāṇātiśayaśāsanatvā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āmānyasambandhabodhakapramāṇasāpekṣatvālliṅgaviniyo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dvinduvisphuliṅganibhojvalān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gyānupalabdheścaliṅgatv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tītirityādyabhadheyava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ñātatāliṅgak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ñātatāliṅgakānumiterjñānaviṣayavyāptijñānajanyatvādbād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vasukhasākṣātkāravadityādiliṅgajanyaprāmāṇyānumiterevetyabhyāsadaśāpannasthal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stadupanāyak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ścālliṅgaparāmarś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iśiṣṭyaviṣayakavyavahārādiliṅgakānumit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avahārādiliṅgat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ṃvādādiliṅgajanyānumitirūpeṇāny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yāptyādijñānaprāmāṇyāniścay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ṃsargrāgra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āmāṇyaliṅgajñānādinārthajñān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ādigra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enaivāprāmāṇyaśaṅkānivṛttisambhavātprāmāṇyajñān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śabdakāraṇakatvādīnaivopapat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ādipratiniyataguṇoktirvyarth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vayavendriyasannikarṣayathārthaliṅgasādṛśyavākyārthajñānā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śabdakāraṇakatvādinetyukt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thārthaliṅgaparāmarś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thārthaliṅgaparāmarśos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thākramamīśvaraniṣṭhairviśeṣadarśanaliṅgaparāmarśavākyārthajñā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liṅgaviṣayak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āsalliṅgaparāmarśarūpe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liṅgaparāmarś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tossalliṅgaviṣayakatvamātre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lliṅgaprayo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thārthaliṅgaparāmarś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liṅgaparāmarś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ūtay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aye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ūyovayavendriyasannakarṣayathārthaliṅgasādṛśyavākyārthajñānā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ttādiliṅgabhramādī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yaliṅgaparāmarśavākyārthajñā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thārthaliṅgaparāmarśāde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thārthaliṅgaparāmarśarup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yaliṅgaparāmarśatvāvacchinnakāraṇatāpratiyogikakāryatāvacched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atyaliṅgaparāmarśajanyavṛtti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yaliṅgaparāmarśajanyavṛttitvādity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ādṛcchikasaṃvādiliṅgaśabdābhāsādijñā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liṅgaparāmarśarūp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riyaliṅgaśabdā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driyaliṅgapauruṣeyaśabdāpramāṇakat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āguktahetorindriyaliṅgaviṣay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mindriyaliṅgapramāṇakatvarūpaviśeṣaṇasamarthanaparagranthenaivādyasādhy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traliṅgaprakaraṇādin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traliṅg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aktametalliṅgaprakaraṇādisvarūpamagr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vici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yajñānābhāvālliṅgajanyajñ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yapratyakṣavadanumiterliṅgajanyatve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ryakāraṇabhāvastaddharmāliṅgat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thāhaliṅgaparāmarś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araṇatāvād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yabhicāritayānupalabdhimātrasyāliṅg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tvasyābhimānik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ābhimān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enok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enetyāvirodh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gyānupalabdhirūpaliṅgagam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aṇaviśeṣaliṅgajñān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upalabdhiliṅgajan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anya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an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ādanyathātiprasaṅgā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āttac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ānupalabdhiliṅgakaghaṭābhāvajñānānupapattirūp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ṛhiliṅgaṃ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ṇarūpaliṅgasaṃsthānasamanvāgato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ṣmyāliṅgan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yācaṣṭeka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ūrvatretikaliṅg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śadayatika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saṃkhyamudāharaṇadvayamāhaka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rūp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gaṅgāśabdau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gaṅgāśabādapad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tve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ṛktamoliṅganāśeṣ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aśaghnībhāsakuraragṛdhrolūkakuliṅgak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ūṣmāṇḍatumbakāliṅgakarkārvervārutiṇḍiś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liṅgairvārucirbhaṭ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jīrṇ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ṛṣṭajīrṇ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yaṅnirūḍh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nāś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ṃsṛṣṭ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kv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aliṅgai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ṃkar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ṃsarg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leṣmavātajanitajvar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ūrvaliṅgai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ṛmihṛdrogaliṅgaiś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valiṅga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rv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tt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ttavṛddhiliṅgaś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dgarbh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nāhaliṅga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adoṣaliṅgaiś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ṣṭhaliṅgai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armabh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andvasarv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ṅghitaliṅgai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k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mustakaṭuk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ṣeṇāliṅga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magadhājyotiḥsūraṇā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lāṅgalīkṛṣṇāvahnyapāmārgataṇḍul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aṇottamavahnikaliṅgayavāṃś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phalanāgar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hiṅgvativiṣāvacāsauvarcalābhay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kuṣṭhakramukapriyaṅgvativiṣāgnikā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śālākaṭukāmustākuṣṭhadārukaliṅgak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ārukaliṅgak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āyantīmustabhūnimbakaliṅgakaṇacandan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kaliṅgavacā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yav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ṣṭīmiśiśyāmākaliṅgakarasāñjan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maliṅg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garapṛthvīkāsuradārukaliṅgakā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adārukaliṅgak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nāś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nāśa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nāś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nāśā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ṣaliṅgai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rvaliṅgasamanvi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ārvītvaṅnimbatārkṣyakaliṅgaj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āgadhikāgnikaliṅgaviḍaṅgai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āgadhikāgnikaliṅgaviḍaṅgai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ūṣyodaraliṅgajuṣṭ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liṅg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ṅguṣṭhagulphajānūrumūlādhāraliṅganābhiṣ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yaṃbhū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āṇ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edakrameṇai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kalpyaśrutisiddhatvaśaṅkāsamādhā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ādhyāyasyārthajñānajanakatvarūpaliṅgakalpyaśrutyār'thajñā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alpyaśruteraprasar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alpyaśrut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ūrvoktaliṅgakalpyaśrut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āvalliṅgakalp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ātparyāvagamastūpakramādiliṅgairbhaviṣyatī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tṛkarmādikārakaniṣṭhaliṅgasaṃkhyādiviśeṣaṇānāmavivakṣoddeśyaviśeṣa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niyojy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avādagatairliṅg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yādiliṅgadarśan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trāṇamarthaprakāśakatvarūpaliṅgakalpyaśrutyai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alpyaśrutyai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prāptamantraparicchedadvār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alpyaśrute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ādhaś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ādhyatvopapatt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ālliṅgadarśanā'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tr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raliṅgarahitatvātprāptyasaṃbhav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ndraliṅgarahit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enā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darśanenānumit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mṛtirabhisaṃbadh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ñānaliṅgatvādātman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ñānamātm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dayaugapadyaliṅgatvāc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ṃbaddhayorliṅgaliṅgano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tyayānuvṛttiliṅgasyāpratyākhyā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ṃbaddhayorliṅgaliṅgino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madhyāpanam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āti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kṣurviṣayagrahaṇ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tmaliṅgamudāharaṇamātramindriyāntaravikār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ñānāyaugapady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avṛtti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riyā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riyāniyamaliṅgaś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nyābhilāṣ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riyāniyama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āvaraṇa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ṣayagrahaṇaliṅgatvādindriyāṇā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rśagrahaṇ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ūpagrahaṇ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ndharasarūpasparśaśabdagrahaṇaliṅgatvā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numāp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ṣīravināś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dhyutapatti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stītyanuvṛttirev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kāraṇamanumeyamkāry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tvādicchādveṣayo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davayavavyūha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yūha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liṅgatvādicchādveṣay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ṇidhānanibandhābhyāsaliṅgalakṣaṇasādṛśyaparigrahāśrayāśritasambandhānantaryaviyogaikakāryavirodhātiśayaprāptivyavadhānasukhaduḥkhecchādveṣabhayorthitvakriyārāgadharmādharmanimittebhy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mūrṣitaliṅgacint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ṛtiścā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didam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ū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ddhyādibhiścātmaliṅgairnirupākhyamīśvar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ārhasthy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māpacc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kāśatalāliṅganārth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ṭikaliṅg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tuliṅgauṣadhajñ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tuliṅgauṣadhajñān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bdavācy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tuliṅgauṣadhajñānarūp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tuliṅgauṣadhajñā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ākaprabhāvayor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ṛdhrolūkakuliṅgak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īliṅgabhede'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ndubhipākkāralohapṛṣṭhakuliṅgak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ātādi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doṣaliṅgasannipā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utthānapūrvarūpaliṅgavedanopaśayaviśeṣasamanvit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ṣaliṅgamelakenaivoktavā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ithil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ā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tyakṣarūpapramāṇadvayavirodh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ubhavaścendriyaliṅgaśabdasadṛśānyathānupapadyamānārthapūrvak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okṣaliṅgaśabdākhyāsādhāraṇanidāna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avṛttiliṅgacinhitaparibhāṣāṇāmākṣep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āstratvamasyā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ātivyaktiliṅgasaṃkhyākārakāṇ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odhak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liṅgaśramaṇādiśabdapāṭ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śiṣṭāgrahaṇ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śiṣṭaparibhāṣ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vacanamatantr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atanānuvṛtternyāyaprāpt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atanānyativartan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sthyādīnām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śuliṅgavivakṣādhikaraṇ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ṃliṅgamavivakṣit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smātekatvavatpuṃliṅgam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darśa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thāliṅgamtuviharellāṅgalamkṛṣīvala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īmūtasūktasyavidhimyathāliṅgamavekṣyava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ṛtasphuliṅg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hānādimahāliṅg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strālaṅkārāliṅganādibhi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ūrvvamāliṅganādibhi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bholiṅg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īnaprakṛtinairguṇyādaliṅgatvādasambhav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ṛpaliṅgadhar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ācakaliṅgasambandhasāmānyasāmānādhikaraṇyādivyavahārā[][]jñātavyā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ritasphuliṅgay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tyā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liṅgakapilekṣaṇ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rājo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sphuritākulasphuliṅg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īkṣṇatarātapāliṅganasaṃtaptapāṃsunikareṣu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rliṅga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vantyakāliṅgajayadratheṣ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ṛṣṭh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bhāvakarmāśayaliṅgabhed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asthagit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liṅgapramukh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yobhayaliṅg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kāraṇākāraṇaliṅg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saṃgamāliṅganayor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āḍhagāḍhabhavadaṅghrisarojāliṅganavyasanatatparacetā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śabdādeś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i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grahaṇasahakār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indriyaliṅgaśabdakaraṇ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prakīrṇatāsāmānyādvisphu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karaṇavākyaliṅgaśrutikalpanāprāṇālik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smācchrutiliṅgavākyān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ūjok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vālādi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ttadavyakt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r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ātmaliṅgameta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idamānandasundar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alliṅgasamāpattivisargānandadhār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śākhyānātkalībhūtādaliṅgak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āliṅganādaṇo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ūrtyagnisthaṇḍilādiṣ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urvisphuliṅgakaṇik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dītīramek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śvātmadehaviśrāntitṛptastalliṅganiṣṭhi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ratakṣetracaryād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ātra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ṣṭhedavyaktaliṅgaś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aliṅgatyāgaśaṅkotth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ānād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rc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timāliṅgapīṭha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edak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iliṅgasaṃpark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inī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ṛṣaṇadvay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dhaḥpratiṣṭhitamaheśvarasiddhaliṅgasvāyaṃbhuvārcanavilepanagandhapuṣp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apūgapūritamukhaśyāmāṅganāliṅga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ūnyāliṅganasaṃvaladbhujayugenātmān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al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yavahārapravṛtt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vyabhicāri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liṅgatvamupapan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itice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tvyāptaliṅgaj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ndh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ṃvedyatvagrāhyalakṣaṇayogasahopalambhaniyamādiliṅganimittak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tyutpannaliṅgakāraṇajany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nubhavakāraṇ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inoraviśeṣ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ahetu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uddhirutpad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uddiś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canānāmadheyacodanāliṅgaiścātideśoṣa'nyatr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vagam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anāliṅgabalopasthāpit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i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ṛtuliṅganyāy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ṛtuliṅganyāyamāśrit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āṇanādi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ītiśravaṇapriyāliṅganacandradarśanamadhurāsvādasurabhighrāṇādijanyamāhlādamānandasukhaśabdāvabhidadhā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āc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bhā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īvasphuliṅgavahn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āgaliṅgaviviktasvabhāvāś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ṣamohaliṅgaviviktasvabhāvāś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iṅgavivekasvabhāv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arṇaliṅgasaṃsthān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āgādikleśatalliṅgakāyadauṣṭhulyatannimittāyoniśomanasikārādirāgārāgādivipakṣapratipakṣāṇā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vṛttyādyairliṅgairviṃśatidheritai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iramībhirviṃśaty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hirviṃśatiliṅgairvijñey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pratibaddhaliṅgajanmat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aliṅgaḥ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ścai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ital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sīnmahātman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jaliṅgijñānarūpeṇānumāne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ṣṭādiliṅgak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ocanaviniḥsaradbahalavisphuliṅgavraj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anasārikāśukakaliṅgapārāvatai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māliṅga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vyaliṅgameta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rmitvādāviṣṭaliṅgasaṃkhyātv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yāmāli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haḥkrīḍādṛḍhāliṅgane'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śeṣanirdeśagarbheṇ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rotrasparśanacakṣūrasanaghrāṇavāggudaliṅgakaracaraṇāntaḥkaraṇānyekādaśendriyāṇ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numā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āv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ktaliṅgas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tm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ijabandhuliṅ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yant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ryānupalabdhiliṅgabhaṅg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ṛṣṭamindriyaliṅgaśabdavyāpār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bhivyañjayantī'tyasmā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ūt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ṅgabhūt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rūpasādhāraṇyanibandhan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ṃvyavahār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ptalohamayanārīsamāliṅganādirūpanarakotpatte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thākathañci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rīr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traliṅgaśarīrava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katve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uṃsakaliṅgarūpavyaktiviśeṣā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yānvayas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puliṅgabhed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cane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ānaliṅgatvādinānvayasiddherasamānaliṅgakenopamānenānvayāsiddhor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āṭhāliṅganetisakhyau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āṭhāliṅgane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dacetanamāliṅga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ṣṭhādyāliṅganaprasaṅg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rūpaliṅgajādanumānānniścit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haliṅg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ryaliṅg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uvākyāliṅgaviśeṣānnāmadheyaanyatvamtatovicāra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āyakṣadindramharivānindrodhānāattvitipraiṣoliṅgairanusavan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triyeṇaanurūpasyachandaḥpramāṇaliṅgadaivatān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liṅgamāvatīpravatīityevamād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iḥpadaanupūrvamvyākhyāsyāmomatsadahimvṛtramapāmjinvadudāryamudyāmdivisamudramparvatānih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rāḍ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ātrāliṅga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huliṅgakṛ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īvṛkṣavardhamānātapatraśivaliṅgakuṇḍalābjānā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dhisatvaliṅgan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kṣāskandhaniṣpattiliṅgat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bhāg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liṅgaiś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kasatsphuliṅga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āḍhāliṅganapūrv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irvarāṅg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īṣadvitatanavamitairaṅgulīkairvahan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deśayuvat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liṅgavaddhṛṣya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thūlīkaraṇasamuddeś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hāliṅganasamuddeś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avidāmāliṅg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malasatkucābhyāmāliṅg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nandabhāvādyadudīrṇabhāvamāliṅg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ṛtapūrṇaceṣṭamāliṅg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nānantaram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marāgāraniveśayogādihopadiṣṭ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turliṅgamarth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āraṇobhayārth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ṣṇor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ṃ'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śvakarmaśrutivatpadmanābhatvaliṅgamapyany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avakāśaliṅgamātr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ūlānveṣaṇādīn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ūlānveṣaṇakath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udabhū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dimadrākṣ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akramāditātparyaliṅg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apattyāditātparyaliṅgami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iliṅgavākyaprakaraṇasthānasamākhyānām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ātparyaliṅgatvameteṣ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iliṅgavākyaprakaraṇasthānasamākhyāś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śrutirliṅg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ity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rūp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iliṅgavākyaprakaraṇasthānasamākhyopakramādibh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aktitātparyaliṅg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ir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śaktitātprayaliṅgasamudāyātmasamanvay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śeṣyaliṅgat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lliṅganirdeśaḥ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akramādiliṅgajñāp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aḥsthatvaliṅgasamanvayapratipādan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cārattad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ūdr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ityabhidhīyate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ārṣ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hāntasthatvarūpaliṅgasamanvay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ṣṇuliṅg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ṣṇorliṅgamasādhāraṇadharm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amapyaviruddh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mitya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mityukt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dviṣṇu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ānayorliṅgaliṅgibhāv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hānihitatvaliṅgamātr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ṇādividūratvaliṅgaśravaṇādi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ṣṇvekaliṅgat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ṇādividūratvaliṅgaśravaṇ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mukhyat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ānatrāṇakartṛtvaliṅgamātreṇā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yatyay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liṅgapadānām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nyaniṣṭh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ṣṇuliṅgat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ṇitatvākhyatatsādhak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āhulyokt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ūrvavādyuktaliṅgam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iddhāntikaliṅgasyādhiky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ūrvapakṣi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rbalaliṅgasyobhayathāprabalaliṅgat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āṇasaṃvādādimukhyaprāṇ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īvaliṅgamukt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ṃvādarūpamukhyaprāṇaliṅgamukt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vajīvendriyadehadhārakatvarūp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atāyuṣṭvaliṅgapratipādakavākyamevodāharaṇī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ktajīvamukhyaprāṇaliṅgavirod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ityat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śatāyuṣṭvarūpajīvaliṅgasyaprāṇasaṃvādādirūpamukhyaprāṇ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ānyaśrutiliṅgavirod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ādakartṛtvaliṅgasyāntaryāmiviṣayat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roktaliṅgasambhavā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ryaliṅgaka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āliṅgant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ṃvdh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akṣādhyāśayavihār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traliṅg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hisattvaliṅgapaṭal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amadbodhisattvaliṅg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ipūrṇairyathānirdiṣṭairbodhisattvaliṅgai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rdiṣṭānāmākāraliṅganimittānāmadhimātrat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hisattvasyaiṣāmākāraliṅganimittānā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tamānasyaiṣāmākāraliṅganimittānāmaśeṣaprahāṇāmanantarañ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īḍī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bhiliṅgagud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aṃkhyaliṅgatīrthā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nidarśak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taliṅganidarśan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phuliṅgakā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sūkṣmaliṅgaśarīramāmokṣādakṣar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ūrṇ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yantyā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j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rūpadharaś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yaktaliṅg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randhr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ūrvaliṅgasam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ndayelliṅg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ṇḍikopariliṅgasy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ṇṭhoṣṭhāliṅganānvitā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dhyag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aṃsthāpane'p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aṃjñā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phuliṅgajvalantaughai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ālliṅgabhedakṛ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yāliṅganacumban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aṅkamal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āḍhāliṅgaṇarahasujjuamm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sparāvalokanāliṅganaparicumbanādikusumoccayajalakelisūryāṃstamayacandrodayaṣaḍṛtuvarṇanāday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āḍhāliṅganavāmanīkṛtakucaprodbhūtaromodgam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ṇapadaliṅgabhāṣāprakṛtipratyayavibhaktivacanān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preyasīprayuktasyāliṅganasyāsaṃbhavā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liṅgatv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aṃkhyāvibhaktay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puṃsak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saṅkhyāvibhaktay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ṃsakaliṅg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liṅgaścāy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h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yonyaliṅgat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eśaliṅgavivek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eśaliṅg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inirvatanīyākāraliṅganimittaparivarto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vṛtyādyaliṅgarviśatidheritai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iramībhirviśatyā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hirliṅgairiti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rvedhāṅgeṣvavaivartikaliṅg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irlakṣit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āliṅga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ānyākāraliṅganimittāni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sminniti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iṅg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ṅgavivṛddhi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dhikṛty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irākārairliṅgairnimittairdharmā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śeṣāvacchinnatattatsādhāraṇaviśeṣaṇābhivyaktakāmukavṛttāntābhinnatay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ūpakaniṣpāditaliṅgakamanumān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ākprayogasvātantryaprayogābhāvātṣaṣṭhyādyaśravaṇālliṅgasaṃkhyāvarahācc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vanyāyaścās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vamāśrayeṣvaniyatāvabhās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ṛṣṭāntakathanamliṅgatve'tyād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ṅgatvanyāyaḥ'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vasāmy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ṅgatvaṃ'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dhayārthabodhak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dhayārthabodhak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varūpatvādityarth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iliṅgabhāvadanatiriktatvamityarth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vamataśc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vamastu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vādbhinn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inirūpitaliṅgatvamev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vādanatiriktami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vamastvityukty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vamev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vameve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iliṅgabhāvaśūny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iliṅgabhāv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iliṅgabhāve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inirūpitaliṅgatve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yetikartavyat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venābhimatas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yāptismṛtyādisahakṛtaśabdarūpaliṅgajñāpy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ṅgatay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ibhāvarūp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ṅgataye'tyād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abdarūpaliṅgajñāpyatvamityarth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varūpamev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dācilliṅgatve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kāraliṅganimittair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okti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āliṅga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ujāliṅga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āḍhāliṅganapīḍitastanataṭ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dāliṅgan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rśenopetyāliṅgat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ṇāliṅganadāyī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dbhūtakopadahanograviṣasphuliṅg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āmāliṅga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ṣāraliṅgapūjābhi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ṣaliṅg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maliṅgai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ṇyaliṅgai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lajāliṅga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liṅgadagdh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ṛtīyabhāgen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n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timāliṅgavedīṣu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kṣurliṅgasamāyut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ehaparyantasarvapāpapraśamanā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rāj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datīvrabuddhayādiliṅgavānap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innīliṅgavaca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innaliṅgatv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yupamānopameyayorliṅgavacanabhed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ṇḍayugalīmāliṅga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edapulakavepathulakṣaṇaissātvikairākulībhāvamukhasācīkaraṇakapolapidhānasakhīsamāliṅganānumitai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āliṅgat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akṣamanyāliṅganalakṣaṇaśarīrāraṃbhānubhāvānumīyamān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kṛṣṭapremapriyatamāliṅganadīpanātiśayenoddīpyamān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kubhuj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narapālagocar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rājakanyakāgocareṇ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tirabhīṣṭāliṅganādyaprāptāvap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kṣurvikṣepalakṣasphuritaparipatatkrodharvāṃhnasphuliṅg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ṣmīgāḍhāliṅganas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ūmasphuliṅgaśikhān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yaparājayaharṣāliṅganataraṅgollāsarūpataddharm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ātraprakampaprasvedasaṃdaṣṭauṣṭhapuṭaraktanetrādi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māñcanāśrupātādi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vākyādivadevārthaviprakarṣādapyācār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ārak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ārakasaṅkhyādī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ṃkhyākārakādyanvayāyogyatvanirūpaṇ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ṃkhyayor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aṅkhyādyanvayaś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tīyamānayorliṅgasaṃkhyayoranurodh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avanaliṅgasy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tijñārthaikadeśaliṅgat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iṅgatvamṛcchati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rūpaliṅgapratyak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stupratipadyamān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]prativandho[]liṅgas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okṣārthapratipādanavyāpāro[]liṅgas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hedāpratiṣṭhiteḥ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tistatkāryaliṅgat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katāliṅgamaṇḍitā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vaṅgakaliṅgaiś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rāṭ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rāja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ūrtiliṅgasthaḥ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iṅgamṛṣipuṃga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dbhutadarśan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īśān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rcayanvismayānvit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ūrtirvyavasthit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ubhrairliṅgairvālukamṛnmaya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avedviṣṇurliṅgarūp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deśā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phuliṅgakaṇa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ṃṭhamāliṅg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ūja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ūraṇa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ṭiliṅgamanuttam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ātuliṅgakarāścāny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l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rśaliṅgamid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māl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yāmā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nāmāth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rayavilokanā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ray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anātsiddhaliṅgas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liṅg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ūraṇ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ārāhatīrthamāhātmyavarṇan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āt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ryālliṅgapūraṇ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ūrayel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ūraṇak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dy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cchelliṅgamādy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hayalliṅgastṛtīy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udīrṇame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iṅgamādy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utthit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lairāpūrayel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pe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ep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senayākhyāt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dāliṅganalālasā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acyāliṅganakāl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varayāliṅga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rśanāliṅganādibhi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vadāliṅganacumban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rdayāliṅganakṣobhā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bījān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āmāliṅganakām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k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k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mātr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syobhayaliṅgam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bhayaliṅgaśrutidarśan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bhayaliṅg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ṃlliṅganirdeś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ṅkhyayo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ānāliṅgasaṅkhy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viṣṭaliṅgatv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viṣṭa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liṅgapuṃliṅganapuṃsakān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grahaṇ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liṅgatāpavād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hidheyavalliṅg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villiṅg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tarapad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villiṅgatāy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ūrvava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ūrvavalliṅg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valliṅgataapavād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yatya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valliṅgat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iliṅg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ṃliṅg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hayaliṅg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hidheyaval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trī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āliṅganakriyāvacan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tiṅupagraliṅganaraṇ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liṅganipāta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ñ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ūrvanipātavyabhicār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ṃliṅgaekavac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ṃliṅgayo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viśiṣtagrahaṇ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śiṣṭaparibhāṣ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acanādikamanya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liṅganirdeś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liṅgamany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liṅgak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yañmagadhakaliṅgasūramas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ṅkhyāpratyakṣaparokṣādi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aliṅgasaṅkhyaanuvidh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kāśrayatvāl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hitālliṅgabādh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ādh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ṃsakāliṅganirdeś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ṃliṅgaviśiṣṭ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liṅgat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śiṣṭ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ityaktasva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ga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śiṣ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bhasthaṇḍilaliṅgapūjādyupāyat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thaṇḍilapratimād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havisphu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ṃsakaliṅgatv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lliṅgas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innaliṅgayo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innaliṅgasaṅkhyayo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śeṣaśliṣṭapadopanibandhanarūpā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śeṣ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canān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ameyaliṅg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śeṣyaliṅg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mūlabhūtavedānumāneliṅgabhūt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assvāpādīnāmatrānṛddhiliṅgatv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liṅgamṛddhi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aṇaliṅgatvādi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traliṅganurūp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thāliṅgatvamarthavād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rodhā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ādh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rutissāpekṣaliṅgabādhikai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liṅganirdeśāde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liṅg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liṅgavacan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liṅgami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rodh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ñcāvivakṣit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liṅgadarśan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liṅgamityatr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liṅgavacanāmi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ātraśabdaścobhayaliṅga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kramābhyā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ve'tyetābhyāṃyathāliṅg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asā'ityetābhyāṃyathāliṅg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liṅgamityanupapann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ikṣavaparikāsaliṅgabhāvā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ikāsanaliṅg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traliṅgapratīteṣvanuhavādiṣ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ṣavadhuliṅg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liṅgamityanenaita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cityathāliṅgami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amuttarairyathāliṅg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liṅgamabhimantraya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liṅganirdeśācc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yussamāliṅgan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igṛhṇīyādupadhānaliṅgay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adhānaliṅgayāṛc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adhānaliṅgaye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hām'ityupadhānaliṅgay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lliṅganirdeśā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ṣkarasaṃvartamūlairuttarairyathāliṅgamaṅgān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liṅgaṃtasy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liṅgavacanā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'ityādyṛgrūpaiṣṣaḍbhirmantraiḥyathāliṅgaṃmantraliṅgapratipannān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hyamapuruṣaliṅgak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traliṅgavirodha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trāliṅgavirodha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timantraṃdevatābhyomanliṅgapratītābhyaḥparidadātirakṣaṇārth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haliṅgavirodhādācāry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ālāśābhidhānaliṅgatvā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rodha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traliṅgavirodhā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trasthayuṣmadarthaliṅgabādh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trairyathāliṅg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amuttarairmantrairyathāliṅgaṃmantraliṅgānusāreṇ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ivacanaliṅgavirodhā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evamuttarairyathāliṅgam'i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ivacanaliṅg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evamuttarairyathāliṅgam'ityas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liṅgamācāryāsandīt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liṅgamupaviśata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evaṃ''yathāliṅga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hapatiścottarābhyāṃyathāliṅg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ṃliṅgasyāvivakṣitatvā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liṅganirdeśādṛgevaiṣāgāyatrī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rodā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pābhimantraṇayoravaghrāṇaliṅgabādha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rodhābhāvā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haṇānmantrasthapulliṅgavirodhācc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ṃliṅgamupapadya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lliṅganirdeśāccaiv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mitamuttarairyathāliṅg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liṅgamitiyasyāgārāṅgasy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ñcabhirmantraiḥyathāliṅgaṃmantraliṅgāvagatadiṅmukh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ātriliṅgay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daharliṅgay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atāyāssvabhūtastasmāttasmādyathāliṅg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yaktaliṅgakā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huvacanaliṅgakāśc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traliṅgadarśan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liṅganirdeśādṛgbissaptabhi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ṛliṅgai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ātṛliṅgairmātṛbhyastīrṇeṣu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aliṅgatvā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yāvirodha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vivakṣit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ndurabhinipatettaduttarairyathāliṅg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arīrāṅgamuttarairmantrairyathāliṅg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ḥspandāliṅga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adāliṅganāyev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tānkaliṅgarājas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ṅganāliṅganālīnastanapattralatāṅkit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ūrakrodhānalodbhūtairvisphuliṅgairivāvṛt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āliṅgav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deśādeśyet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īrghatamasāṃgavaṅgakaliṅgasuhyapaiṇḍrākhy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māhiṣamahendrabhaumā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hārāṇamevāśramahetu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aṭikaliṅgas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ṛjyānyonyāliṅganasukhamanvabhūtā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halāliṅganasaukhy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damāliṅgayitum'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maṅgamāliṅgayāmās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kṣaṇopasaṃhṛtāliṅganavyatikaraścāpahāravarm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dāliṅganasukhamanububhūṣustāmādā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hayantyāliṅgayantyaśrubhirabhiṣiñcatī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liṅgaśeṣamanaṅgamiv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pnenānubhūyamānapriyādarśanāliṅganasukhamāyase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nagaras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rājas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rāj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rājatanay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rargalīkṛtātisatkṛtakaliṅganāthanyāyadattay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ṃgatyāndhrakaliṅgarājarājyaśāsī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lliṅgavāyukt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āḍhamāliṅgantivadant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evāśramakhyātāvanyāy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nivisphuliṅgava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iliṅgaprakaraṇagamy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ravaktravikāra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rīraviyogā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ṣiddh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tānyaliṅgak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ācyaliṅgatvamāguṇ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ptavākyatrayādiliṅgatrayāvasit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sūtrakārāṅgīkāraliṅgasūca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āṇādiliṅgairavagat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ṣyādiliṅgairahamity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avahārakāryaliṅgakamanum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āccātmasannikṛṣṭājjāyam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asyātman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dvayāptaliṅgaviṣaye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ād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ātparyaliṅgatv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amityāśaṅkānirāsā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vayādupakramādiliṅgasamudāy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apratipāda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a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bandhābhāvāc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anvayadityupakramāditātparyaliṅgabalātsakalasyā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ṣṭabrahmaliṅg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uṃsakaliṅgaprayo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rūpatvātstrī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drādiśrutiliṅgavirod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avakāśaliṅgabal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tyādyuktaliṅgabalātparamātm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avakāśaliṅgabalā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mapīśvaraliṅgamas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āṇanādihetutv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ityasyāpyetadupapādak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uktayānukūlyaparihārāyāpiliṅgam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tracāmarādyasādhāraṇaliṅgasadbhā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iliṅgayorbāhuly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iliṅgabāhuly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iliṅgabāhulyāśrayaṇ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kīyaśrutiliṅgabāhuly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iliṅgayorbāhuly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śrutiliṅgabāhulyādevāny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avakāśaśrutiliṅgabāhuly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iliṅgavyatiriktanyāyārth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iddhairliṅg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yatroktamadṛśyatvādiliṅgamabhāvākhy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nirṇay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huliṅgasamanvayalābhārth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yāliṅgasamanva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hānihitāliṅg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yābhāvarūpaliṅgasamanvayaścintyat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anvayasyāpyatr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lliṅganāmān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nāmnāmityabhihit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tijñāsiddherliṅgamāśmarathy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adeśaliṅgaprakaraṇādibal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liṅgatvamupapad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āparavyatikarayaugapadyāyaugapadyacirakṣipratyayaliṅg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tītāv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āparapratyayādiliṅg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riyaliṅgaśabdagamy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riyaliṅgaśabdajanyeṣ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driyaliṅgaśabdajāy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aiṣamyadoṣ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āmadheyavikāraśabdayorniyataliṅg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yatyāsaśaṅkai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ekavarṇaliṅgasaṃsthānatvā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rābhinnavarṇaliṅgasaṃsthānatvādekatvakāyā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rābhinnavarṇasaṃsthānaliṅgatvādekatvakāyā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andvāliṅganapāṇyāptihasitekṣitamaithunā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āmānāmāliṅganamātreṇ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ikṣuliṅ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arīravidyāliṅgavac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rūpaliṅgaākhyān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idyamānasarvajñatāāptatāliṅgabhūtapramāṇaatiśayaśāsanatvā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tiliṅgavaddhetubhāvāvirodhāt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arṇaliṅgasaṃsthān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gatyāliṅga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āli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āruhyāliṅgan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āliṅga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ḥśaṅkatayāliṅganacumbanādibhi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hṛṣṭatamāliṅganacumbanasambhāvanādyanekacāṭupar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āhubirāliṅgantībhirjṛ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ñānāpekṣatvālliṅgas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lt;sam&gt;tṛcam&lt;śaśvat&gt;ṣaṇūnātārkṣyassuparṇaāśvinamvaitatsaptamyāgneyiparāaindrīekādaśīvānavamīliṅgauktādevatāaṣṭamyādivirāḍrūpāscatasrojagatyaurobṛhatī&lt;pra&gt;saptabrāhmyoniṣadupaniṣadaudvitīyājagatīṣaṣṭhīvirāṭsthānā&lt;jyotiṣmantam&gt;daśabhāradvājojyotiṣmāmṣaṣṭhyādyāliṅgauktadevatāmānuṣṭumnavamyantyeca&lt;kṛśa&gt;ekādaśaāśvinaḥkṛśaādyāṣṣaḍliṅgauktadevatāānuṣṭubham&lt;imāni&gt;saptaapunardoṣaaind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lt;abhi&gt;daśapraskaṇvaḥpragāthamtu&lt;pra&gt;puṣṭigur&lt;yathā&gt;śruṣṭigur&lt;yathāāyurupamam&gt;aṣṭaumedhya&lt;etatte&gt;mātariśvādvitīyaḥprāgāthovaiśvadevo&lt;bhūri&gt;pañcakṛśaḥpṛṣadhrasyadānastutistugāyatramtutṛtīyapañcamyāvanuṣṭubhau&lt;prati&gt;pṛṣadhraḥpāṅktyantamsaliṅgauktādevatā&lt;tvamekāpāvamānīṣ&gt;ṣaḍvaiśvadevamantyāādyecapāvamānīstutiḥpañcamītriṣṭub&lt;iḍaiva&gt;dvebṛhaddivo&lt;yatra&gt;tisras&lt;sasruṣīrekaihimama&gt;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pauṣṇadaivānivairājānidvitīyāpañcamyāvuṣṇihaucaturthīnyaṅkusāriṇīsaptamīpurastādbṛhatīnavamyantyepaṅktī&lt;agnir&gt;ekādaśaliṅgauktadevatamyajūṃṣ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lt;vāyus&gt;saptapraugeṇauktadaivatamgāyatramṣaṣṭhīśakvarīyājuṣāṇipañca&lt;hotā&gt;dvādaśavasiṣṭhovāpraiṣasūktānyādyamāpriyamparamliṅgauktadevatamaniruktamsvayajñauktadevatamanyatproktam&lt;ajaid&gt;ekādaśasaptamīnavamyautriṣṭubhau&lt;devamhotā&gt;aṣṭādaśa&lt;hotā&gt;dvādaśa&lt;idam&gt;tṛcamvasiṣṭhavāmadevaukuntāpaudvibṛhatyāvanuṣṭub&lt;vacyasvar&gt;ānuṣṭubantamrājñaścatuṣkam&lt;indraḥ&gt;paṅktyantam&lt;yaḥ&gt;pañca&lt;yaṣṣaḍ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āktanaliṅgaśarīrabhaṅgo'p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ṅgatvā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arśanaśravaṇādibhi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vārāliṅganen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śaṅkyānumānaliṅg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ūmaliṅgamanviṣya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ścātkālabhāviliṅgajñānamap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nmahāliṅg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asmādbrahmaviṣṇvādyairjvālāliṅg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laścirakṣiprapratyayaliṅg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ote{kālaścirakṣiprapratyayaliṅga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aparipākaliṅgatven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aliṅgayoranayoranayā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paryāsādī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niścay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niścaliṅganir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abd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ṣedhālliṅgagrāhakapramāṇabādhāpatte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grāhakapramāṇabādhitatvānnāvyavahitasambandhagrāhy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pyevamevāst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pratītirapekṣi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hurāliṅganācāra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īrāliṅganalolā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puṇḍrajaṭhar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ṅkalpeṣṭāliṅganād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pūraplutaliṅgaśiraśśriy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uvarṇakalaśāmbhojakorakottuṅgaliṅgava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cumbābhyāliliṅg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dh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kāmātapatrayo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āhakacitrakuṣṭhavicarcikākiṭibhabhagandaralohaliṅgagalagrahavisphoṭakāpasmārakākhordākhyair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nāśa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mādaliṅg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kṛtigarbhāśayabhāvasaṅgatiśarīravibhāgālliṅgabahu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yavasth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udarān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bdagrah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ṅga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āvaliṅgalakṣaṇagrahaṇasaṃsthānakriyāyogavatā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liṅgavatā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vavāsairvicitrāṅgastīrthyaliṅgavivarjitaḥ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tī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yatamāliṅganasaudhajyotsnādiguṇai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yāliṅganataraṅgitas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ābhilaṣitāliṅganādīnā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psitāliṅganādīn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hāraṇamātreṇ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ktiliṅgagrahaṇ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uktirevokteti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ṣaṇaṭīkāyāmupapattirliṅgamityukt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ropapattirliṅgamityuktv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ityevokterityat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ibhāvadarśan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ddhatāvupapattiryuktirliṅgavyāpt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thāsthitaliṅgaliṅganorvaiyadhikaraṇy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thāsthitaliṅgaliṅginorvyadhikaraṇayorvyāpyavyāpakabhā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adhikaraṇayorliṅgaliṅgibhā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āptiprakāramapekṣy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akramādiliṅga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odhikoṭyavyāvṛttarūpānāliṅgataghaṭatvaprakārakaniścayatv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avyāp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rūpasadhakhamān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satvātpakṣ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ānantar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ābhā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amapyupādhijñānasahakṛt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pratabandh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lliṅgadarś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sy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asyā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pratibandhakatvāpā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anyānumativiṣatvayogy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anyapratītiviṣadharm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daśāyām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kāl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daśāyām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āditatsāmagryabhāvādityāhu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ādī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anyadhīviṣay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saṃjñ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āptiviśiṣṭaliṅgajñ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ād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kṣādikamasannikṛṣṭamatīndri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ityukt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jñānamev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lliṅgajñ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aptiviśiṣṭaliṅgajñānameve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tvasthalābhiprāye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liṅgajñā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aṅkhatvaliṅgajanyānumitervyāpyajñān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ugrāhyānumānāṅgabhūtānvayavyāptiliṅgabhūtāy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dvāpādagakarūpaliṅga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ṛttikodayarūp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ā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parāmarśātprācīn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āptiviśiṣṭaliṅgajñānarūpakaraṇe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rūpapramāṇāntare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akṣaṇ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āptiviśiṣṭapakṣadharmatājñānarūpaliṅgaparāmarś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āptitvaviśiṣṭapakṣadharmatājñānarūpaliṅgaparāmarś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ādirūpoktakāraṇadvayajanyānumitiṣvavāntaraviśeṣasyānanubha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āptiviśiṣṭaliṅgajñānarūpamanumānami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āptiviśiṣṭaliṅgajñān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sāmarthyaliṅgapatipādakavākyātmak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sāmarthyaliṅgapratipattisāmānyakāraṇāddṛṣṭamanaḥsaṃyogādiṣvativyāptivāraṇā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sāmarthyaliṅgapratipādakavāk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sāmarthyaliṅgapratipād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āptipakṣadharmatādiviśiṣṭaliṅgadhīstāvadākāṅkṣākrameṇābhidhe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ādṛśaliṅgapratipād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āṅtāpannaliṅgasvarūpamātrapratipād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rūp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yāptyādiviśiṣṭaliṅgapramāpak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śiṣṭaliṅgasmṛtiryāv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sāmarthyaliṅgasmṛtirbhava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uktirvyāptyādimal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āpyarūpaliṅgavacanārthak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āptyādiviśiṣṭaliṅgadhīstāvatprayoktavy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āptyādiviśiṣṭaliṅgapramāp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devānumitihetuliṅgajñānajanakamityavayavāntar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ajñā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ajñānamevotpādy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enābhimatamuc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āptyādimal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ityanuktv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e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rāhityamavyāp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rāhityamavyāpt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bhūtavyatirekavyāptervyāptigrahāsaṃbhavādityāśaṅkāmanūd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ibhūtayorvyatirekavyāptyanvayavyāptyoranvayavyāptistayorvyatirekavyāptyānumi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ānādhikaraṇeṣvapyanyathopapanneṣvaliṅgatv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ṅgatv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ibhāvāpannayordeśa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niṣṭhat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tiruddhakāryaliṅg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parāmarśaviṣayatvāttadabhā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tibandhakatvamityetadasādhakatāliṅg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ādhakatāliṅg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tvajñā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ikamevāsādhakatā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rūp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tūdoṣepyasādhakatāliṅg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āguktahetudoṣayorantarbhāvaṃliṅgarāhityamavyāp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ādhapratirodhayorvyāptirahitaliṅg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ādhāraṇatvādināsādhakatāliṅgatv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ādhakatā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ānādhikaraṇayorliṅgaliṅgin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dyanyaniṣṭh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niṣpattyanantar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catuṣṭayānyālliṅgatvajñān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ādhakatāliṅg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uṣṭayānyāliṅgatvajñānajanakatvā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ajñānami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varūpasyaivābhā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t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iddhepyetaccatuṣṭayānyāliṅg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akṣavipakṣayorliṅgajñānasyaivānadhyavasā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liṅgajñān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akṣavipakṣayorliṅgajñān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pakṣavipakṣayorliṅg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ā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baddh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ṅgavikalp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prahaṇasyaivāyog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rūpaliṅgaj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tiśedh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igrah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ety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niṣed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grahaṇasambandhasmaraṇ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rūpaliṅgajatvābhāvā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rūpaliṅgajavābhā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jahalliṅg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hāvidhaliṅgabalenānagnivyāvṛttavastumātrapratibhāsan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ṃlliṅganirdeśasamarthanārth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dval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niścayāyog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rūp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yāpārātmakatv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yāpār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kār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yaiv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varūpāṇ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akṣaṇ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ryaliṅgajaviruddhopalambhaj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ryaliṅgaj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rūpaliṅgavākyanānā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enānyat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]ta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rūpaliṅgasmṛti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`trirūpaliṅgavacan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astūkt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ūpatrayayogi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ānvayavyatiriktapakṣadharmatātmakarūpatrayayogaliṅgalakṣaṇ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am[]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niścāy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a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]kāryaliṅgaj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ryaliṅgaj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abdarūpakāryaliṅgaj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rūpaliṅgaṃ[]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bandhin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airūp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ryatāniyamaḥ[]kāry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abhāvaliṅgasya[]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idyamānasarvajñatāptatāliṅgabhūtapramāṇātiśayaśāsanatv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vajñātāptatāliṅgabhū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ūt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ivrājakaśidhā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ñānopādhiliṅgadharmāpekṣ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harm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iṅgasy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ūliṅgaśakuni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pataya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kāraliṅgai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āṅgasaṃsparśaśiraś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ṛḍhamāliṅga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naṅgacchāy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galitakucayugalāvṛtirāliṅga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danavikūṇanamāliṅga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bhasādāliṅga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aparicumbananīvivimokṣeṣu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atakalāliṅganāntarakal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tavatya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ṃsāsurasevakaduṣṭakāliṅgamallagṛhiṇīhāridrarāgacarcitasarvāṅg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liṅgat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stula=nistaladāḍimīphalakaravinyāsakāñcanyūthikāsamāliṅganapūrvak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aṇaliṅgamanenopasaṃkrameṇ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ṇākṛtiliṅgasthairyamasy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ṇākṛtiliṅgasaṃsthānamasy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magadhānām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magadhānāmupapīḍā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gnirvasphuliṅgaś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deśapaścārddh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liṅgaughamuc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yaktaliṅgaś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ṅgastasmātkaliṅgast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ṣoḍaśakalātamkaliṅgadehaśūnyasy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śarīreṇ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rahitaḥ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yāvyabhicār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hatake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raṇṇ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rājasyopar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hatak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hatak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hatakāvaskand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o'num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thānīya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yonyātmikā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yotirliṅgamay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nāliṅgai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arasphuliṅgaś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pramukhā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nisphuliṅgasaṃsparśai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liṅgai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dhvaliṅga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hitaliṅgaś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visphuliṅgajvalanaprakāśa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iryathārhata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ṣṭaliṅgasthaśaṃkaraḥ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c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liṅgadoṣasāmānyaprakaraṇam]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ñānaliṅg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dayaugapadyaliṅg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ṇidhānanibandhābhyāsaliṅgalakṣaṇasādṛśyaparigrahāśrayāśrit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ṅgagrahaṇaṃ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sphuliṅgaṃ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ūrdhvaliṅg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hāliṅgaś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āruliṅga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ivaliṅgapraṇāmasy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ūḍhaliṅga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iṅga^magadhānā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hāvan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liṅgamithun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liṅgastā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hṛlliṅgadhar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irvarṇāśramādibh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hnisphuliṅgaśikhay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vitathairmantraistalliṅga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aliṅgapraticchann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ṇaliṅgasaṃsthānārohapariṇāhādhimuktyadhyāśayaśc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hūtenāh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avahitārthānupalabdhiliṅga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hāvaraṇaliṅga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yāpārasamānakālīnāsti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yāpārasamānakālīnāstitv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yāpakatvenāvadhārit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yāpakatvenānavagat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any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liṅgaj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ryaliṅg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ākāryakāraṇaliṅgakamanumānatra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uṣāśaktiliṅgaprakaraṇamitye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uṣāśaktiliṅgaviśeṣalakṣaṇ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eyohetutāliṅgaparāmarśaprasavocitamantareṇe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utthatvād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ādṛśyajñānasamutthatvādīn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mābhāvarūpaliṅgasiddh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īkṣānāspadatvālliṅgapratipādanamantare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āmṛśyamānaliṅgapratipāda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amātr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ṛśyamānaliṅgamātr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acanamanumānapratipādak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parāmarśastāvadanumā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itīyāliṅgadarśanasyā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astadviṣayaliṅgasyā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ava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turliṅgamasiddhatvādi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upalabdhiliṅgakānumān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dhivyavahārārthamapyupalabdhiliṅgakamanumānamāsthey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pyavyavahniyamāṇamevānumiti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turvyatirekaliṅgalakṣaṇ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eneṣṭ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paryayasaṃśayābhy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vadhār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enai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itīyaliṅgadarśanādevānumitisiddheral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ṛtīyaliṅgadarśanakalpanay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amātr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āptiviśiṣṭaliṅgadarśan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ekaikasyobhay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itīyaliṅgadarś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viṣayamityetāvatai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hakāriliṅgatvarūpollekhit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itīyaliṅgadarśa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ollekh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amāstheyamittyāhatasmā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itīyaliṅgadarśan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darśanayoratītatvamityāśayavatoktamyadyapītyād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itīyaliṅg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itīyaliṅgadarśan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itīyaliṅgadarśanaviṣay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ikā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bdābhāsayorapyanyathākhyātijanak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kṣ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ūtayai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vapakṣ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canamātraliṅgapakṣ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nusaṃhitaliṅgasyā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adābhās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ṅgatirarthasaṅgatiś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rūpat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tvādabhiprāyasyābhiprāyikasiddhāntadvayopakram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tipādanadvāre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nyāpohaviṣayatvānabhyupagam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bhed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cobhedā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rayopapann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dramūrdhordhvaliṅg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hyān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raṇavatsamyagliṅgarūpāṇā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hāhyaliṅgamāvālamasaṃśliṣṭottaroday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āparavyatikarayaugapadyāyaugapadyacirakṣiprapatyayaliṅg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abdaliṅgavikalpāh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abdaliṅgadvār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kṣuliṅgañ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abdaliṅg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yusūktenividdhāneliṅgaklṛp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īpsuruttarayoḥkratvoragniśabdamkurvīt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māliṅganasambaddh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kramābhyāmājyabhāgāṅg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amapyupapad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ūrvoktaliṅgadarśanākṣepe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karaṇakramairaindravāyavādiyāgeṣv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iṅgasaṅkhyatvādrevatīmātranirdeśānupapatt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iṅgaitacchabd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canāntaraliṅgadaśarnavirod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bdayor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ṣphu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ṣphuliṅgavadatiraskār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pratipattivipratipattiliṅgatvādanupapann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ādhyavyabhicāriliṅgamapramāṇamityukt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ṛṣṭavyabhicāriliṅgamapramāṇamityukt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lliṅgamutsarga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prasiddh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ādhyadharm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ut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evetyabhāv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upalabdhiliṅgakamanumāname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avyāptismaraṇādivilamb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pyanupalabdhiliṅgakānumānavedyatābhyupagam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hāśrutir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ālliṅgadaśarnavadapramārūp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āpād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amirliṅgavyāptidṛṣṭān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ātparyaliṅgabhāvābhāvābhy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armābhāvaliṅgakamanum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acanavacan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n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datāubhayaliṅgam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erliṅgami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apattyādi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akramādiliṅgairjagajjanmādikāraṇ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vairliṅgair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ṣṇuliṅgatvāvagam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ūyastvādityukt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rīrabhaṅg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lliṅganirdeś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riyaliṅgaśabdakaraṇak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pyanyairliṅgair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ūh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bdoditopapattir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deś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rājaputry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bandhānmuk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ārdūl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dro'viśalliṅgamevā'ś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ivoruliṅgamityal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vataliṅgabheda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liṅganenā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liṅgakānṛ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rīrabhaṅgalakṣaṇ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aṅgen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innaliṅgaśarīr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ktametalliṅgapād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vapāpakṣayaliṅgavirodhāc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ṃliṅgaṃ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ṃjñ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ścimaliṅg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pālaliṅg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maniyamādhyātmadhyānadhāraṇopāsanasarvabhūtadayāliṅgagrahaṇādibhiranubhāvairabhinay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āyeṇāyāsaliṅgasaṃyukt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mabhinayennayanavadanaprasādapriyabhāṣaṇāliṅganakaṇṭakitapulakitāsrasvedādibhiranubhāvai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yanavadanapriyabhāṣāliṅganaiśc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mābhyutthānāliṅganavastrābharaṇapradānāśrupulakitādibhi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thānā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hāvalliṅgamāśrit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ātipadikārthaliṅgairyukt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ātorliṅgas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maliṅgairaprāptasuratotsav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thāpyāliṅgayeccaiv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onmattapraveśaliṅgakṛta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liṅgajaśc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kṣayedannamabliṅga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puṃliṅgair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hūdanyonyasaṃghaṭṭādvisphuliṅgaśilīmukha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akradhvajāliṅg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āgniliṅg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ātrā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āhajvālāsphuliṅgakaṇadhūm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arīraliṅgai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dmaliṅgapraviṣṭānāṃ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liṅgantā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ṅgava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khanirīkṣaṇapūrvakatadāliṅganaparvaṇ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āḍhāliṅganatay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ūrdhva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tāṅghriliṅganay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phuliṅgavadvikṣepā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phuliṅgatvenā'hutidravyamap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sphuliṅgavadvikṣepasāmānyā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abdādagnisamiddhūmārciraṅgāravisphuliṅgaśraddhādiviśiṣṭā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niyog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rutikalpan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ādānantaramevāvasaralābh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alpakapramāṇagamyaviniyogopayogicintan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rutikalpak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rutī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niṣṭhāśrutapadāntarakalpanā'nukūlayogyatārūpaliṅgakalpan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a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ramasamākhyānādityatr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paṣṭaliṅgakāgnyādimantrairavarodh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ispaṣṭaliṅgasyā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karaṇāgrāhyatvādaspaṣṭaliṅg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āspaṣṭaliṅg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ādhvaryumātraniṣṭhayogyatārūpaliṅgakalpan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ākyavirod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iliṅgavirod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iliṅgavirodhodāharaṇatv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yorvirodh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ākyayost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chrutiliṅgaviniyukt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iliṅgapramāṇayor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yoścā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iliṅgavirodhodāharaṇ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tr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ākyaliṅgayori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iliṅgavirodhaprasaktirityāśaṅk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kṣyamāṇaśrutiliṅgavirodhodāharaṇatādarthyādihai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traliṅgakṛtāṅgatvabodh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iliṅgavirodhodāharaṇavyapadeś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ādhyaliṅgaviṣa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ākyaliṅgavirodhamaṅgīkṛtyā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ādh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bdhimantrasyāspaṣṭaliṅgatvenā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pūrṇamāsādhikārābhy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ātradarśan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ṛtivaidikaliṅgavirodh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liṅgat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ṃl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niviṣphuliṅgava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kṣaṇamaliṅg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ūkṣmamaliṅgamacetanamanādinidh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ahu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śarīrāṇī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āliṅganenādṛt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liṅga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tipārthivaliṅgadhāriṇau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yāliṅgananirvṛti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hadaliṅgadarśī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phaliṅgaḥ'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āgādivatprāṇasyāpīndraliṅgatās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smādbhautikamindraliṅgamindriy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pūjanaṃ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ratyaya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mbhasvedādyanekabāhyavikāraliṅga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ṣīṇaliṅgaśarīrāṇā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ātuliṅg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svabharturāliṅganaras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ādaścetyād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āde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ātiliṅgakriyāvādai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dvisphuliṅgaprā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inostādātmyatadutpattibhyāmev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naruktavadābhāsaśabdasyālaṅkāraśabdasāmānādhikaraṇyādupamādivadajahalliṅgatvayogācc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ṃlliṅgatv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hedādin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hedāderduṣyatv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iṅgabhedāderap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āvyaliṅgatvenābhyupagatami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parṣihastasthitakarakapayodhautamākāśaliṅg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viṣṭaliṅgatv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āṇaliṅgaparamparāḥ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rāliṅganādyanekakriyākartṛtvenaik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śeṣet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liṅgaśaṅkā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īlāliṅganadohad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ostanāliṅganadohadasy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ivaliṅgapratiṣṭh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rāccharatnaśivaliṅga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italiṅgasamanvāgat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italiṅgasamanvāga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ṇḍitaliṅg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ojanapānācchādanāliṅganopacārādyarth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ṭaviṭapalatāgrāliṅganavyākulen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saṃbhramāliṅganacumbanākul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anusāreṇ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y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atiśayabhāvinī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aṃkarā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abhāvā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umeyaanvayavyatirekaliṅgatvā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iśeṣas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hārīty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artetyādijñāpakādupacār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taliṅgapradarś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arādānaliṅg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ścāccalanādiliṅgairvyapadiśatyevamevaitadbrahm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āṇanādiliṅgairvyapadiṣṭ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īpalitādiliṅga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dhāṃlliṅgavarjita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mādyajñopavītādiliṅgaparityāg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tmajñānasamānakartṛkatvāpratyayopādānaliṅgaśrutyā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tamānādūrdhvakālabhāviliṅgagamy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detalliṅgaṃ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ūmabhrāntābhragarbhodbhavagagaṇagṛhotsaṅgariṅgatsphuliṅ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uṭavisphuliṅga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'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ṅgadarśanānumit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mṛti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tm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ñānaliṅgatv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dayaugapadyaliṅgatvā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ātrapratyakṣagrahaṇ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ino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kṣuḥviṣayagrahaṇ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ñānāyaugaoady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yāniyamaliṅgaś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āvaraṇaliṅ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ṣayagrahaṇaliṅg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ndharasarūpasparśaśabdagrahaṇaliṅgatv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dhyutpatti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tv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``talliṅgatvā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m''ity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ṇidhānanibandhābhyāsaliṅgalakṣaṇasādṛśyaparigrahāśrayāśritasambandhānantaryaviyogaikakāryavirodhātiśayaprāptivyavadhānasukhaduḥkhecchādveṣabhayārthitvakriyārāgadharmādharmanimittebhy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ā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ātmaliṅgai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akramāditātparyaliṅgaistātparyanirṇay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edodbhav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ivaliṅgamivātmavi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ṅghaṭṭa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ṅghaṭṭ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dh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phuliṅgaśikhānvita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tyastrīliṅg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thamaliṅgagrahaṇ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īliṅgayoret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ṣaḍliṅgaprakaraṇ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ātrādyādhiky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śeṣyaliṅg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tstrī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kṛtivalliṅgavaca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vṛttisāmarthyaliṅgajanman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āmāṇyamanumeyāvyabhicāriliṅgasamutth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ṛhītāvyabhicāliṅgasamutth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rthāvyabhicārāyānusaraṇīy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ñānagatatajjātīyatvaliṅgagrāhiṇaś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ṛhītapratibandhaliṅgahetuk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ātītānāgatavarṣ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ijñānavā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amātramanumeyapratipattihetu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amātr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śa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ddhivikālpitaliṅgaviṣayat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astarūpasampannaliṅgapratipādanamek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ṇatvenātmaliṅg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rūpeṣvanyatam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valliṅgatāpratiṣedhādabhidhayaliṅgopādān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ñānamityabhidheyaliṅgat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vijñ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jñānahetur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odbodhitasaṃskāraj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ṣ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āmānyaviṣayauliṅgaśabda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can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ādestat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jñān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lliṅgsiṃbandhasmṛtir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isaṃbandhadarśanamād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kalp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kalp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thāhaliṅgaliṅgisaṃbandhadarśanamādy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asādhyāvinābhūtaliṅgavijñ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hābhūtaliṅgagocar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ṣay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ṣay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nirūpaṇamantare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isaṃbandhadarś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ntaraliṅgadarś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ene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syokt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advayasmṛtipūrvaka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vāṇiliṅgarūpāṇ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vyabhicāra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ṃga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vyabhicārast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astrirūpaliṅgadarśan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ānupalabdhaliṅgasyānum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tmaliṅgatvakathanapar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tisandhānadvāreṇecchādīnāmātmaliṅgatvamuktv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āptismaraṇānantarotpannaliṅgaparāmarśapūrvakaśc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arāmarśajñānānvayavyatirekānuvidhān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ān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isaṃbandhasmṛtyapekṣatvādaprāṇādimattvaprasaṅgāditivadanumānameve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isaṃbandhasmṛtirbhavedi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ṛtīyaliṅgadarśa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isaṃbandhasmṛtyapekṣatv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isaṃbandhāpekṣ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ñānasyātmaliṅgatvamuc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ñānaliṅg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isambandhasmṛtyanugrah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liṅgisambandhasmṛtyapekṣe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l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sminpravarttitumarha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ttvānupapatte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pakṣadharmatvānmanova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jjātīyatvaliṅgajñānajamanumānam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damūlakatvānumān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śeṣavyaktyarthatvādvibhaktiprayo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āpyanumānasyārthapratyayaliṅgajanman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ṣyatvajāti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ryatvālliṅgamātma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ñānāyaugapadyaliṅg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oliṅgajñ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asahit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asāhityā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asahit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jñānasāhity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nyābhilāṣaliṅgamanya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adātman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ucyet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hāvābhā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ūtacaitanikastalliṅgatvā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davayavavyūhaliṅg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darśanamupodbalayatītyāh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kāśādhīnaprakāś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prakāś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kṣepasyānyatamaliṅgadharmānuvidhān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tītisvabhāvāliṅganamiv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ūmādiliṅgajanitaniścayenotpannāgnyādijñānava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ūmādiliṅgadarśana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ādhyadharmasamyagliṅgayo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idhaprakārādiliṅgai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ścetavyaprasaṅgālliṅgasyaiv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odhas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stubhūtaliṅgasyaiv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aṃkhyāyoginī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ṃkhyārahitarūpe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ṃkhyāyogit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ārakasaṃkhyāyogy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ramābhyāmājyabhāgaviṣayatvamavagamy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kramakḷptayorājyabhāgāghgayormantrayugalayo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atu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ev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liṅgaṃ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granth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āliṅgaprāvaraṇ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ātuliṅgaguṇ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ṅgaguṇ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mātu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ātuliṅgakapitthāmlatittiḍīkāmladāḍima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uliṅgaguṇā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ṇaliṅgasaṃsthānaṃ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trake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sarvaparokṣapratīterliṅgajatvādevānumānatvasūcan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rūpa[liṅgamevārth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okṣārthapratipattistrirūpaliṅgajatvenānumānā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vasthāpy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dharmitatsambandhāgrahaṇalakṣaṇ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ayāvasthāpyamānas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āvasthāpayitu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jñānamutpadyate\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\"liṅgajñānam\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grahaṇottarakālabhāvinast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\"liṅgasvabhāv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nusariṣyatī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ntareṇāpyev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\"liṅgaṃ\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āmarthyadev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\"liṅgamap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ayaṃsiddhaliṅgasāmarthyādev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ccānumānasyāpyarthapratibaddhaliṅgajanyatay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inornyāy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yorlliṅgaliṅgibhāv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hūtādabhāvas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\"liṅgasyā\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inorasambandh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inorasambandh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rmitayāvasthāpyamānasyānyabhāvatvādanyabhāvalakṣaṇaliṅgatvā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upey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itānupapannetyupadarśayannāh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iṅginorvirodh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syānyabhāvatadabhāvayorliṅgaliṅgibhāvamicchat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alabdhirlliṅgatayocy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narlliṅgatay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rānupalabdherliṅgate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\"liṅgasya\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ayāvasthāpy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āvasthāpy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lakṣaṇatetya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tipattijanmanyupayogamātrālliṅgalakṣaṇat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rūpapratipādanyārthatvā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lliṅgaścāpramāṇaś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vṛttyādyairliṅgairviśatidheritai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ūṣm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narliṅgasyānumey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idyamānasarvajñatāptatāliṅgabhutapramāṇātiśayaśāsanatvādi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gyatā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niyogopayoginirūpaṇ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niyogopayogītyarth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kṣyamāṇasvarūp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lliṅgaviniyogopayogivicār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tragataliṅgasthal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ādhāyogān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tragataliṅ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ātrādaṅgatvānupapatter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ramasāmākhyānādityadhikaraṇavakṣyamāṇamupajīvyasāmān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valāgnidevatyayāgasaṃbandhabodhakapramāṇāntarasyābhāvālliṅgamātre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ādhyatvenotkarṣaniṣedhaprāptāv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ābalyālliṅgabādhopapatt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niyogādhikaraṇ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ādh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valaliṅgamātre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hvayatiparaliṅgaviśiṣṭāvaghātavidhi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bādhādgauṇārth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āgaliṅgam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ājyātvavyapadeśādyāgaliṅgatv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mubhayavidhaliṅgasaṃbha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utyāliṅgāvagatadevatāṅgatvāpekṣaṇācchrutiliṅgayostulyārthatv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ātr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ātrādviniyo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iṅgakamantre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ramasamākhyānādhikaraṇ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viniyogavicār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āpekṣat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pyanyapramāṇasāpekṣatvapratipādan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kāṅkṣāsahakṛtaliṅgamātre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ātr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ātreṇ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niyuktamantrāntare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hakṛtasamākhyayānyatr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āmānyasaṃbandhabodhakapramāṇāpekṣatvādhikaraṇ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ākhyānābhyā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amākhyānādhikaraṇ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samākhyābhy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ātrasatt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tīkṣaṇaliṅgakatvāpratīterayukt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haṇāvekṣaṇasamyagjaraṇaprakāśanaliṅgataiṣ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niyogāsaṃbhavātsatyap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śeṣanirdeśādhikaraṇ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ṅgapramāṇakamantraviniyog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vadevatāliṅgakamantragṛhītam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śvadevārthasādana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haṇasamānadevatākamantr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traliṅgavirodhas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traliṅgavirodhādyatr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ddhatvādyathā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ṛdayenāli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tāliṅganasaṃjñev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ṣāraśilabhañjikāmāliṅgantī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āḍhamāliṅganīyā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labhataratāmupāgatāmutthāyātiśayadarśitādaramāliliṅg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āliṅga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yodāharaṇ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rahiteṣu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yabhicaritaliṅgasambandhābhāvā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śeṣaṇ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daliṅgaparyantaṃ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pratyakṣasy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ālliṅgajāyā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ramaṇaliṅgasaṃdarśanārth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yatamabhujāliṅganocchvāsitānā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rakaraṇābhy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liṅgamarthayormantr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vaindrāgn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ādhāraṇy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siddherliṅgamaprayojakam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vacilliṅgasyai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saṃbhav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āgneyāgnīṣomīyayorapyaniṣṭanivārakatvāl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iniyog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śrutiliṅgayorvirodh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kalpanavyavadhāne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iyojakatvapratīterliṅgavākyavirodhāy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śrūyamāṇatvālliṅgaśrutibhyāmev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ākyaliṅgaśrutīkalpanay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ākyaliṅgaśrutī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ānyathopapatte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vākyābhy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ddhavadanuvādoliṅga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ādhvaryuritiliṅgataḥ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syopar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hātmyamāśritā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hātmyasaṃyutā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rūpiṇ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ekādaś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ambhav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narliṅgas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yārādhan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ūrterviśeṣat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dāhurliṅgamuttam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ānyaliṅgas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īliṅgamakhil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nmātraliṅgagrahaṇ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radhvaṃsaka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bhūlliṅg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agavaṃl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khyāt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arjit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yanālliṅgamityukt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annidha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ūrtirmaheśvar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ir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ūjayelliṅgamūrdhan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ṃl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ṛtvaik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ūkt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jñāpayāṃl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āruliṅgastathai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dyast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yā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ūrtimaheśvar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ūrt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valiṅgamay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ūjayel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&amp;g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ṣp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ndh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ityāhu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hedāś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thāpanasanmārg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ivaliṅgabhedasaṃsthāpanādivarṇan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yādhastvadhomukh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ratiṣṭhāpuṇy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thāpanamev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varūpiṇ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kṛlliṅgas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ivaliṅgavrat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yasel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ivaliṅgamahāvrat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jr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śupāśavimocanaliṅgapūjādikathan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saṃgālliṅgadānas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ūrtimumāpati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etatt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āśā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hāpramāṇ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yom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ārthayelliṅg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ūrtestrivedik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t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vedisamāyogā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āvakādvisphuliṅgava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ātparyaliṅgamastītyāhanāśakadi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ātparyaliṅgamapyastītyāhanirdeṣet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haliṅgas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āṅganāliṅganasaṅgasaukhy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kūṭ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yaktaliṅga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alliṅgajñānapraviyuktahṛdā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āhyasthaliṅgapūjāṃ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vatprollāsavighūrṇanāghanaghuradghorasphuliṅgaśatai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ṅgamarcit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rmadāliṅgasaṅgat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ntasiddhi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āñjāleśvar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āñjālasiddh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ṇyakīrtan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īrth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śokeśvar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āṇḍilyeśvar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psaras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aiśak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tritayapūjanā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py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akr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ūrtidharāṇ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ṇḍakeśvar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ālakeśvar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ūreśvar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ek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ñcaliṅgasamanvit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u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ñcaliṅgasamāyog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ñcaliṅgasamāgam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ñcaliṅgamāhātmy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m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syābharaṇ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ūrtidhar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ddhaliṅg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ndharveśvar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ārukeśvar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ṛgu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āpuṇyāliṅgamāsād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ūtaliṅgas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ubereśvar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aṇḍīśvar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arateśvar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rahmabhedin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koṭisamanvit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hi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ātaṅganām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rūpas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ñc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rūpadhar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śokeśvaraliṅg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śokeśvara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hedin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hāliṅgaścaturliṅga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ñcaliṅgasamarcanā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amahāliṅgaṃ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ūjay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pūjanai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rūpadhar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hīnaḥ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ñcaliṅgamahimānuvarṇa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balā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ṅgamājñayā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ddhaliṅgasy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treliṅga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ṣaṇātpudgagalācchikṣāskandhaniṣpattiliṅgata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SUM([.B1:.B4899])" office:value-type="float" office:value="320" calcext:value-type="float">
            <text:p>320</text:p>
          </table:table-cell>
          <table:table-cell table:formula="of:=SUM([.C1:.C4899])" office:value-type="float" office:value="46" calcext:value-type="float">
            <text:p>46</text:p>
          </table:table-cell>
          <table:table-cell table:formula="of:=SUM([.D1:.D4899])" office:value-type="float" office:value="768" calcext:value-type="float">
            <text:p>768</text:p>
          </table:table-cell>
          <table:table-cell table:formula="of:=SUM([.E1:.E4899])" office:value-type="float" office:value="35" calcext:value-type="float">
            <text:p>35</text:p>
          </table:table-cell>
          <table:table-cell table:formula="of:=SUM([.F1:.F4899])" office:value-type="float" office:value="315" calcext:value-type="float">
            <text:p>315</text:p>
          </table:table-cell>
          <table:table-cell table:formula="of:=SUM([.G1:.G4899])" office:value-type="float" office:value="288" calcext:value-type="float">
            <text:p>288</text:p>
          </table:table-cell>
          <table:table-cell table:formula="of:=SUM([.H1:.H4899])" office:value-type="float" office:value="1323" calcext:value-type="float">
            <text:p>1323</text:p>
          </table:table-cell>
          <table:table-cell table:formula="of:=SUM([.I1:.I4899])" office:value-type="float" office:value="421" calcext:value-type="float">
            <text:p>421</text:p>
          </table:table-cell>
          <table:table-cell table:formula="of:=SUM([.J1:.J4899])" office:value-type="float" office:value="1126" calcext:value-type="float">
            <text:p>1126</text:p>
          </table:table-cell>
          <table:table-cell table:formula="of:=SUM([.K1:.K4899])" office:value-type="float" office:value="5515" calcext:value-type="float">
            <text:p>5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7:15:32.300844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1-10T17:17:13.056242179</dc:date>
    <meta:editing-duration>PT2H14M21S</meta:editing-duration>
    <meta:editing-cycles>17</meta:editing-cycles>
    <meta:document-statistic meta:table-count="7" meta:cell-count="6082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bar" chart:style-name="ch1">
        <chart:legend chart:legend-position="end" svg:x="12.781cm" svg:y="3.456cm" style:legend-expansion="high" chart:style-name="ch2"/>
        <chart:plot-area chart:style-name="ch3" table:cell-range-address="totals.B1:totals.K5 totals.A2:totals.A5" chart:data-source-has-labels="both" svg:x="0.32cm" svg:y="0.18cm" svg:width="12.141cm" svg:height="8.645cm">
          <chartooo:coordinate-region svg:x="1.127cm" svg:y="0.18cm" svg:width="11.334cm" svg:height="6.287cm"/>
          <chart:axis chart:dimension="x" chart:name="primary-x" chart:style-name="ch4" chartooo:axis-type="auto">
            <chartooo:date-scale/>
            <chart:categories table:cell-range-address="totals.B1:totals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s.B2:totals.K2" chart:label-cell-address="totals.A2:totals.A2" chart:class="chart:bar">
            <chart:data-point chart:repeated="10"/>
          </chart:series>
          <chart:series chart:style-name="ch8" chart:values-cell-range-address="totals.B3:totals.K3" chart:label-cell-address="totals.A3:totals.A3" chart:class="chart:bar">
            <chart:data-point chart:repeated="10"/>
          </chart:series>
          <chart:series chart:style-name="ch9" chart:values-cell-range-address="totals.B4:totals.K4" chart:label-cell-address="totals.A4:totals.A4" chart:class="chart:bar">
            <chart:data-point chart:repeated="10"/>
          </chart:series>
          <chart:series chart:style-name="ch10" chart:values-cell-range-address="totals.B5:totals.K5" chart:label-cell-address="totals.A5:totals.A5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tra</text:p>
                <draw:g>
                  <svg:desc>totals.B1:totals.K1</svg:desc>
                </draw:g>
              </table:table-cell>
              <table:table-cell office:value-type="string">
                <text:p>Vinaya</text:p>
              </table:table-cell>
              <table:table-cell office:value-type="string">
                <text:p>Sastrapitaka</text:p>
              </table:table-cell>
              <table:table-cell office:value-type="string">
                <text:p>Buddhist misc.</text:p>
              </table:table-cell>
              <table:table-cell office:value-type="string">
                <text:p>Veda</text:p>
              </table:table-cell>
              <table:table-cell office:value-type="string">
                <text:p>Epic</text:p>
              </table:table-cell>
              <table:table-cell office:value-type="string">
                <text:p>Purana</text:p>
              </table:table-cell>
              <table:table-cell office:value-type="string">
                <text:p>Rellit</text:p>
              </table:table-cell>
              <table:table-cell office:value-type="string">
                <text:p>Poetry</text:p>
              </table:table-cell>
              <table:table-cell office:value-type="string">
                <text:p>Sastra</text:p>
              </table:table-cell>
            </table:table-row>
          </table:table-header-rows>
          <table:table-rows>
            <table:table-row>
              <table:table-cell office:value-type="string">
                <text:p>ubhayavyañjana</text:p>
                <draw:g>
                  <svg:desc>totals.A2:totals.A2</svg:desc>
                </draw:g>
              </table:table-cell>
              <table:table-cell office:value-type="float" office:value="0">
                <text:p>0</text:p>
                <draw:g>
                  <svg:desc>totals.B2:totals.K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ṇḍaka</text:p>
                <draw:g>
                  <svg:desc>totals.A3:totals.A3</svg:desc>
                </draw:g>
              </table:table-cell>
              <table:table-cell office:value-type="float" office:value="12">
                <text:p>12</text:p>
                <draw:g>
                  <svg:desc>totals.B3:totals.K3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napuṃsaka</text:p>
                <draw:g>
                  <svg:desc>totals.A4:totals.A4</svg:desc>
                </draw:g>
              </table:table-cell>
              <table:table-cell office:value-type="float" office:value="16">
                <text:p>16</text:p>
                <draw:g>
                  <svg:desc>totals.B4:totals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21">
                <text:p>21</text:p>
              </table:table-cell>
              <table:table-cell office:value-type="float" office:value="52">
                <text:p>5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klība</text:p>
                <draw:g>
                  <svg:desc>totals.A5:totals.A5</svg:desc>
                </draw:g>
              </table:table-cell>
              <table:table-cell office:value-type="float" office:value="0">
                <text:p>0</text:p>
                <draw:g>
                  <svg:desc>totals.B5:totals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91">
                <text:p>91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173">
                <text:p>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bar" chart:style-name="ch1">
        <chart:legend chart:legend-position="end" svg:x="10.541cm" svg:y="3.756cm" style:legend-expansion="high" chart:style-name="ch2"/>
        <chart:plot-area chart:style-name="ch3" table:cell-range-address="tibetan.B3:tibetan.F5 tibetan.A4:tibetan.A5" chart:data-source-has-labels="both" svg:x="0.32cm" svg:y="0.18cm" svg:width="9.901cm" svg:height="8.646cm">
          <chartooo:coordinate-region svg:x="1.312cm" svg:y="0.18cm" svg:width="8.909cm" svg:height="6.344cm"/>
          <chart:axis chart:dimension="x" chart:name="primary-x" chart:style-name="ch4" chartooo:axis-type="auto">
            <chartooo:date-scale/>
            <chart:categories table:cell-range-address="tibetan.B3:tibetan.F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betan.B4:tibetan.F4" chart:label-cell-address="tibetan.A4:tibetan.A4" chart:class="chart:bar">
            <chart:data-point chart:repeated="5"/>
          </chart:series>
          <chart:series chart:style-name="ch8" chart:values-cell-range-address="tibetan.B5:tibetan.F5" chart:label-cell-address="tibetan.A5:tibetan.A5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ngyur 01-06</text:p>
                <draw:g>
                  <svg:desc>tibetan.B3:tibetan.F3</svg:desc>
                </draw:g>
              </table:table-cell>
              <table:table-cell office:value-type="string">
                <text:p>Kangyur 07-13</text:p>
              </table:table-cell>
              <table:table-cell office:value-type="string">
                <text:p>Tengyur 01-05</text:p>
              </table:table-cell>
              <table:table-cell office:value-type="string">
                <text:p>Tengyur 06-10</text:p>
              </table:table-cell>
              <table:table-cell office:value-type="string">
                <text:p>Tengyur 11-16</text:p>
              </table:table-cell>
            </table:table-row>
          </table:table-header-rows>
          <table:table-rows>
            <table:table-row>
              <table:table-cell office:value-type="string">
                <text:p>mtshan gnyis pa (ubhayavyañjana)</text:p>
                <draw:g>
                  <svg:desc>tibetan.A4:tibetan.A4</svg:desc>
                </draw:g>
              </table:table-cell>
              <table:table-cell office:value-type="float" office:value="45">
                <text:p>45</text:p>
                <draw:g>
                  <svg:desc>tibetan.B4:tibetan.F4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67">
                <text:p>1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ma ning or ’dod ’gro (paṇḍaka)</text:p>
                <draw:g>
                  <svg:desc>tibetan.A5:tibetan.A5</svg:desc>
                </draw:g>
              </table:table-cell>
              <table:table-cell office:value-type="float" office:value="455">
                <text:p>455</text:p>
                <draw:g>
                  <svg:desc>tibetan.B5:tibetan.F5</svg:desc>
                </draw:g>
              </table:table-cell>
              <table:table-cell office:value-type="float" office:value="177">
                <text:p>177</text:p>
              </table:table-cell>
              <table:table-cell office:value-type="float" office:value="643">
                <text:p>643</text:p>
              </table:table-cell>
              <table:table-cell office:value-type="float" office:value="562">
                <text:p>562</text:p>
              </table:table-cell>
              <table:table-cell office:value-type="float" office:value="984">
                <text:p>9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bar" chart:style-name="ch1">
        <chart:legend chart:legend-position="end" svg:x="10.513cm" svg:y="3.755cm" style:legend-expansion="high" chart:style-name="ch2"/>
        <chart:plot-area chart:style-name="ch3" table:cell-range-address="tibetan.B29:tibetan.N31 tibetan.A30:tibetan.A31" chart:data-source-has-labels="both" svg:x="0.319cm" svg:y="0.18cm" svg:width="9.875cm" svg:height="8.645cm">
          <chartooo:coordinate-region svg:x="1.126cm" svg:y="0.379cm" svg:width="9.068cm" svg:height="7.799cm"/>
          <chart:axis chart:dimension="x" chart:name="primary-x" chart:style-name="ch4" chartooo:axis-type="auto">
            <chartooo:date-scale/>
            <chart:categories table:cell-range-address="tibetan.B29:tibetan.N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betan.B30:tibetan.N30" chart:label-cell-address="tibetan.A30:tibetan.A30" chart:class="chart:bar">
            <chart:data-point chart:repeated="13"/>
          </chart:series>
          <chart:series chart:style-name="ch8" chart:values-cell-range-address="tibetan.B31:tibetan.N31" chart:label-cell-address="tibetan.A31:tibetan.A3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01</text:p>
                <draw:g>
                  <svg:desc>tibetan.B29:tibetan.N29</svg:desc>
                </draw:g>
              </table:table-cell>
              <table:table-cell office:value-type="string">
                <text:p>K02</text:p>
              </table:table-cell>
              <table:table-cell office:value-type="string">
                <text:p>K03</text:p>
              </table:table-cell>
              <table:table-cell office:value-type="string">
                <text:p>K04</text:p>
              </table:table-cell>
              <table:table-cell office:value-type="string">
                <text:p>K05</text:p>
              </table:table-cell>
              <table:table-cell office:value-type="string">
                <text:p>K06</text:p>
              </table:table-cell>
              <table:table-cell office:value-type="string">
                <text:p>K07</text:p>
              </table:table-cell>
              <table:table-cell office:value-type="string">
                <text:p>K08</text:p>
              </table:table-cell>
              <table:table-cell office:value-type="string">
                <text:p>K09</text:p>
              </table:table-cell>
              <table:table-cell office:value-type="string">
                <text:p>K10</text:p>
              </table:table-cell>
              <table:table-cell office:value-type="string">
                <text:p>K11</text:p>
              </table:table-cell>
              <table:table-cell office:value-type="string">
                <text:p>K12</text:p>
              </table:table-cell>
              <table:table-cell office:value-type="string">
                <text:p>K13</text:p>
              </table:table-cell>
            </table:table-row>
          </table:table-header-rows>
          <table:table-rows>
            <table:table-row>
              <table:table-cell office:value-type="string">
                <text:p>mtshan gnyis pa (ubhayavyañjana)</text:p>
                <draw:g>
                  <svg:desc>tibetan.A30:tibetan.A30</svg:desc>
                </draw:g>
              </table:table-cell>
              <table:table-cell office:value-type="float" office:value="44">
                <text:p>44</text:p>
                <draw:g>
                  <svg:desc>tibetan.B30:tibetan.N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 ning or ’dod ’gro (paṇḍaka)</text:p>
                <draw:g>
                  <svg:desc>tibetan.A31:tibetan.A31</svg:desc>
                </draw:g>
              </table:table-cell>
              <table:table-cell office:value-type="float" office:value="447">
                <text:p>447</text:p>
                <draw:g>
                  <svg:desc>tibetan.B31:tibetan.N3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